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>
      <style:text-properties fo:font-weight="bold" style:font-weight-asian="bold" style:font-weight-complex="bold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P81" style:parent-style-name="Standard" style:family="paragraph">
      <style:text-properties fo:font-weight="bold" style:font-weight-asian="bold" style:font-weight-complex="bold"/>
    </style:style>
    <style:style style:name="P82" style:parent-style-name="Standard" style:family="paragraph">
      <style:text-properties fo:font-weight="bold" style:font-weight-asian="bold" style:font-weight-complex="bold"/>
    </style:style>
    <style:style style:name="P83" style:parent-style-name="Standard" style:family="paragraph">
      <style:text-properties fo:font-weight="bold" style:font-weight-asian="bold" style:font-weight-complex="bold"/>
    </style:style>
    <style:style style:name="P84" style:parent-style-name="Standard" style:family="paragraph">
      <style:text-properties fo:font-weight="bold" style:font-weight-asian="bold" style:font-weight-complex="bold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family="paragraph">
      <style:text-properties fo:font-weight="bold" style:font-weight-asian="bold" style:font-weight-complex="bold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P90" style:parent-style-name="Standard" style:family="paragraph">
      <style:text-properties fo:font-weight="bold" style:font-weight-asian="bold" style:font-weight-complex="bold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P92" style:parent-style-name="Standard" style:family="paragraph">
      <style:text-properties fo:font-weight="bold" style:font-weight-asian="bold" style:font-weight-complex="bold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P94" style:parent-style-name="Standard" style:family="paragraph">
      <style:text-properties fo:font-weight="bold" style:font-weight-asian="bold" style:font-weight-complex="bold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font-weight="bold" style:font-weight-asian="bold" style:font-weight-complex="bold"/>
    </style:style>
    <style:style style:name="P99" style:parent-style-name="Standard" style:family="paragraph">
      <style:text-properties fo:font-weight="bold" style:font-weight-asian="bold" style:font-weight-complex="bold"/>
    </style:style>
    <style:style style:name="P100" style:parent-style-name="Standard" style:family="paragraph">
      <style:text-properties fo:font-weight="bold" style:font-weight-asian="bold" style:font-weight-complex="bold"/>
    </style:style>
    <style:style style:name="P101" style:parent-style-name="Standard" style:family="paragraph">
      <style:text-properties fo:font-weight="bold" style:font-weight-asian="bold" style:font-weight-complex="bold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fo:font-weight="bold" style:font-weight-asian="bold" style:font-weight-complex="bold"/>
    </style:style>
    <style:style style:name="P104" style:parent-style-name="Standard" style:family="paragraph">
      <style:text-properties fo:font-weight="bold" style:font-weight-asian="bold" style:font-weight-complex="bold"/>
    </style:style>
    <style:style style:name="P105" style:parent-style-name="Standard" style:family="paragraph">
      <style:text-properties fo:font-weight="bold" style:font-weight-asian="bold" style:font-weight-complex="bold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P109" style:parent-style-name="Standard" style:family="paragraph">
      <style:text-properties fo:font-weight="bold" style:font-weight-asian="bold" style:font-weight-complex="bold"/>
    </style:style>
    <style:style style:name="P110" style:parent-style-name="Standard" style:family="paragraph">
      <style:text-properties fo:font-weight="bold" style:font-weight-asian="bold" style:font-weight-complex="bold"/>
    </style:style>
    <style:style style:name="P111" style:parent-style-name="Standard" style:family="paragraph">
      <style:text-properties fo:font-weight="bold" style:font-weight-asian="bold" style:font-weight-complex="bold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family="paragraph">
      <style:text-properties fo:font-weight="bold" style:font-weight-asian="bold" style:font-weight-complex="bold"/>
    </style:style>
    <style:style style:name="P115" style:parent-style-name="Standard" style:family="paragraph">
      <style:text-properties fo:font-weight="bold" style:font-weight-asian="bold" style:font-weight-complex="bold"/>
    </style:style>
    <style:style style:name="P116" style:parent-style-name="Standard" style:family="paragraph">
      <style:text-properties fo:font-weight="bold" style:font-weight-asian="bold" style:font-weight-complex="bold"/>
    </style:style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family="paragraph">
      <style:text-properties fo:font-weight="bold" style:font-weight-asian="bold" style:font-weight-complex="bold"/>
    </style:style>
    <style:style style:name="P119" style:parent-style-name="Standard" style:family="paragraph">
      <style:text-properties fo:font-weight="bold" style:font-weight-asian="bold" style:font-weight-complex="bold"/>
    </style:style>
    <style:style style:name="P120" style:parent-style-name="Standard" style:family="paragraph">
      <style:text-properties fo:font-weight="bold" style:font-weight-asian="bold" style:font-weight-complex="bold"/>
    </style:style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family="paragraph">
      <style:text-properties fo:font-weight="bold" style:font-weight-asian="bold" style:font-weight-complex="bold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family="paragraph">
      <style:text-properties fo:font-weight="bold" style:font-weight-asian="bold" style:font-weight-complex="bold"/>
    </style:style>
    <style:style style:name="P135" style:parent-style-name="Standard" style:family="paragraph">
      <style:text-properties fo:font-weight="bold" style:font-weight-asian="bold" style:font-weight-complex="bold"/>
    </style:style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family="paragraph">
      <style:text-properties fo:font-weight="bold" style:font-weight-asian="bold" style:font-weight-complex="bold"/>
    </style:style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family="paragraph">
      <style:text-properties fo:font-weight="bold" style:font-weight-asian="bold" style:font-weight-complex="bold"/>
    </style:style>
    <style:style style:name="P142" style:parent-style-name="Standard" style:family="paragraph">
      <style:text-properties fo:font-weight="bold" style:font-weight-asian="bold" style:font-weight-complex="bold"/>
    </style:style>
    <style:style style:name="P143" style:parent-style-name="Standard" style:family="paragraph">
      <style:text-properties fo:font-weight="bold" style:font-weight-asian="bold" style:font-weight-complex="bold"/>
    </style:style>
    <style:style style:name="P144" style:parent-style-name="Standard" style:family="paragraph">
      <style:text-properties fo:font-weight="bold" style:font-weight-asian="bold"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fo:font-weight="bold" style:font-weight-asian="bold" style:font-weight-complex="bold"/>
    </style:style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family="paragraph">
      <style:text-properties fo:font-weight="bold" style:font-weight-asian="bold" style:font-weight-complex="bold"/>
    </style:style>
    <style:style style:name="P149" style:parent-style-name="Standard" style:family="paragraph">
      <style:text-properties fo:font-weight="bold" style:font-weight-asian="bold" style:font-weight-complex="bold"/>
    </style:style>
    <style:style style:name="P150" style:parent-style-name="Standard" style:family="paragraph">
      <style:text-properties fo:font-weight="bold" style:font-weight-asian="bold" style:font-weight-complex="bold"/>
    </style:style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text-properties fo:font-weight="bold" style:font-weight-asian="bold" style:font-weight-complex="bold"/>
    </style:style>
    <style:style style:name="P162" style:parent-style-name="Standard" style:family="paragraph">
      <style:text-properties fo:font-weight="bold" style:font-weight-asian="bold" style:font-weight-complex="bold"/>
    </style:style>
    <style:style style:name="P163" style:parent-style-name="Standard" style:family="paragraph">
      <style:text-properties fo:font-weight="bold" style:font-weight-asian="bold" style:font-weight-complex="bold"/>
    </style:style>
    <style:style style:name="P164" style:parent-style-name="Standard" style:family="paragraph">
      <style:text-properties fo:font-weight="bold" style:font-weight-asian="bold" style:font-weight-complex="bold"/>
    </style:style>
    <style:style style:name="P165" style:parent-style-name="Standard" style:family="paragraph">
      <style:text-properties fo:font-weight="bold" style:font-weight-asian="bold" style:font-weight-complex="bold"/>
    </style:style>
    <style:style style:name="P166" style:parent-style-name="Standard" style:family="paragraph">
      <style:text-properties fo:font-weight="bold" style:font-weight-asian="bold" style:font-weight-complex="bold"/>
    </style:style>
    <style:style style:name="P167" style:parent-style-name="Standard" style:family="paragraph">
      <style:text-properties fo:font-weight="bold" style:font-weight-asian="bold" style:font-weight-complex="bold"/>
    </style:style>
    <style:style style:name="P168" style:parent-style-name="Standard" style:family="paragraph">
      <style:text-properties fo:font-weight="bold" style:font-weight-asian="bold" style:font-weight-complex="bold"/>
    </style:style>
    <style:style style:name="P169" style:parent-style-name="Standard" style:family="paragraph">
      <style:text-properties fo:font-weight="bold" style:font-weight-asian="bold" style:font-weight-complex="bold"/>
    </style:style>
    <style:style style:name="P170" style:parent-style-name="Standard" style:family="paragraph">
      <style:text-properties fo:font-weight="bold" style:font-weight-asian="bold" style:font-weight-complex="bold"/>
    </style:style>
    <style:style style:name="P171" style:parent-style-name="Standard" style:family="paragraph">
      <style:text-properties fo:font-weight="bold" style:font-weight-asian="bold" style:font-weight-complex="bold"/>
    </style:style>
    <style:style style:name="P172" style:parent-style-name="Standard" style:family="paragraph">
      <style:text-properties fo:font-weight="bold" style:font-weight-asian="bold" style:font-weight-complex="bold"/>
    </style:style>
    <style:style style:name="P173" style:parent-style-name="Standard" style:family="paragraph">
      <style:text-properties fo:font-weight="bold" style:font-weight-asian="bold" style:font-weight-complex="bold"/>
    </style:style>
    <style:style style:name="P174" style:parent-style-name="Standard" style:family="paragraph">
      <style:text-properties fo:font-weight="bold" style:font-weight-asian="bold" style:font-weight-complex="bold"/>
    </style:style>
    <style:style style:name="P175" style:parent-style-name="Standard" style:family="paragraph">
      <style:text-properties fo:font-weight="bold" style:font-weight-asian="bold" style:font-weight-complex="bold"/>
    </style:style>
    <style:style style:name="P176" style:parent-style-name="Standard" style:family="paragraph">
      <style:text-properties fo:font-weight="bold" style:font-weight-asian="bold" style:font-weight-complex="bold"/>
    </style:style>
    <style:style style:name="P177" style:parent-style-name="Standard" style:family="paragraph">
      <style:text-properties fo:font-weight="bold" style:font-weight-asian="bold" style:font-weight-complex="bold"/>
    </style:style>
    <style:style style:name="P178" style:parent-style-name="Standard" style:family="paragraph">
      <style:text-properties fo:font-weight="bold" style:font-weight-asian="bold" style:font-weight-complex="bold"/>
    </style:style>
    <style:style style:name="P179" style:parent-style-name="Standard" style:family="paragraph">
      <style:text-properties fo:font-weight="bold" style:font-weight-asian="bold" style:font-weight-complex="bold"/>
    </style:style>
    <style:style style:name="P180" style:parent-style-name="Standard" style:family="paragraph">
      <style:text-properties fo:font-weight="bold" style:font-weight-asian="bold" style:font-weight-complex="bold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P182" style:parent-style-name="Standard" style:family="paragraph">
      <style:text-properties fo:font-weight="bold" style:font-weight-asian="bold" style:font-weight-complex="bold"/>
    </style:style>
    <style:style style:name="P183" style:parent-style-name="Standard" style:family="paragraph">
      <style:text-properties fo:font-weight="bold" style:font-weight-asian="bold" style:font-weight-complex="bold"/>
    </style:style>
    <style:style style:name="P184" style:parent-style-name="Standard" style:family="paragraph">
      <style:text-properties fo:font-weight="bold" style:font-weight-asian="bold" style:font-weight-complex="bold"/>
    </style:style>
    <style:style style:name="P185" style:parent-style-name="Standard" style:family="paragraph">
      <style:text-properties fo:font-weight="bold" style:font-weight-asian="bold" style:font-weight-complex="bold"/>
    </style:style>
    <style:style style:name="P186" style:parent-style-name="Standard" style:family="paragraph">
      <style:text-properties fo:font-weight="bold" style:font-weight-asian="bold" style:font-weight-complex="bold"/>
    </style:style>
    <style:style style:name="P187" style:parent-style-name="Standard" style:family="paragraph">
      <style:text-properties fo:font-weight="bold" style:font-weight-asian="bold" style:font-weight-complex="bold"/>
    </style:style>
    <style:style style:name="P188" style:parent-style-name="Standard" style:family="paragraph">
      <style:text-properties fo:font-weight="bold" style:font-weight-asian="bold" style:font-weight-complex="bold"/>
    </style:style>
    <style:style style:name="P189" style:parent-style-name="Standard" style:family="paragraph">
      <style:text-properties fo:font-weight="bold" style:font-weight-asian="bold" style:font-weight-complex="bold"/>
    </style:style>
    <style:style style:name="P190" style:parent-style-name="Standard" style:family="paragraph">
      <style:text-properties fo:font-weight="bold" style:font-weight-asian="bold" style:font-weight-complex="bold"/>
    </style:style>
    <style:style style:name="P191" style:parent-style-name="Standard" style:family="paragraph">
      <style:text-properties fo:font-weight="bold" style:font-weight-asian="bold" style:font-weight-complex="bold"/>
    </style:style>
    <style:style style:name="P192" style:parent-style-name="Standard" style:family="paragraph">
      <style:text-properties fo:font-weight="bold" style:font-weight-asian="bold" style:font-weight-complex="bold"/>
    </style:style>
    <style:style style:name="P193" style:parent-style-name="Standard" style:family="paragraph">
      <style:text-properties fo:font-weight="bold" style:font-weight-asian="bold" style:font-weight-complex="bold"/>
    </style:style>
    <style:style style:name="P194" style:parent-style-name="Standard" style:family="paragraph">
      <style:text-properties fo:font-weight="bold" style:font-weight-asian="bold" style:font-weight-complex="bold"/>
    </style:style>
    <style:style style:name="P195" style:parent-style-name="Standard" style:family="paragraph">
      <style:text-properties fo:font-weight="bold" style:font-weight-asian="bold" style:font-weight-complex="bold"/>
    </style:style>
    <style:style style:name="P196" style:parent-style-name="Standard" style:family="paragraph">
      <style:text-properties fo:font-weight="bold" style:font-weight-asian="bold" style:font-weight-complex="bold"/>
    </style:style>
    <style:style style:name="P197" style:parent-style-name="Standard" style:family="paragraph">
      <style:text-properties fo:font-weight="bold" style:font-weight-asian="bold" style:font-weight-complex="bold"/>
    </style:style>
    <style:style style:name="P198" style:parent-style-name="Standard" style:family="paragraph">
      <style:text-properties fo:font-weight="bold" style:font-weight-asian="bold" style:font-weight-complex="bold"/>
    </style:style>
    <style:style style:name="P199" style:parent-style-name="Standard" style:family="paragraph">
      <style:text-properties fo:font-weight="bold" style:font-weight-asian="bold" style:font-weight-complex="bold"/>
    </style:style>
    <style:style style:name="P200" style:parent-style-name="Standard" style:family="paragraph">
      <style:text-properties fo:font-weight="bold" style:font-weight-asian="bold" style:font-weight-complex="bold"/>
    </style:style>
    <style:style style:name="P201" style:parent-style-name="Standard" style:family="paragraph">
      <style:text-properties fo:font-weight="bold" style:font-weight-asian="bold" style:font-weight-complex="bold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fo:font-weight="bold" style:font-weight-asian="bold" style:font-weight-complex="bold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>
      <style:text-properties fo:font-weight="bold" style:font-weight-asian="bold" style:font-weight-complex="bold"/>
    </style:style>
    <style:style style:name="P206" style:parent-style-name="Standard" style:family="paragraph">
      <style:text-properties fo:font-weight="bold" style:font-weight-asian="bold" style:font-weight-complex="bold"/>
    </style:style>
    <style:style style:name="P207" style:parent-style-name="Standard" style:family="paragraph">
      <style:text-properties fo:font-weight="bold" style:font-weight-asian="bold" style:font-weight-complex="bold"/>
    </style:style>
    <style:style style:name="P208" style:parent-style-name="Standard" style:family="paragraph">
      <style:text-properties fo:font-weight="bold" style:font-weight-asian="bold" style:font-weight-complex="bold"/>
    </style:style>
    <style:style style:name="P209" style:parent-style-name="Standard" style:family="paragraph">
      <style:text-properties fo:font-weight="bold" style:font-weight-asian="bold" style:font-weight-complex="bold"/>
    </style:style>
    <style:style style:name="P210" style:parent-style-name="Standard" style:family="paragraph">
      <style:text-properties fo:font-weight="bold" style:font-weight-asian="bold" style:font-weight-complex="bold"/>
    </style:style>
    <style:style style:name="P211" style:parent-style-name="Standard" style:family="paragraph">
      <style:text-properties fo:font-weight="bold" style:font-weight-asian="bold" style:font-weight-complex="bold"/>
    </style:style>
    <style:style style:name="P212" style:parent-style-name="Standard" style:family="paragraph">
      <style:text-properties fo:font-weight="bold" style:font-weight-asian="bold" style:font-weight-complex="bold"/>
    </style:style>
    <style:style style:name="P213" style:parent-style-name="Standard" style:family="paragraph">
      <style:text-properties fo:font-weight="bold" style:font-weight-asian="bold" style:font-weight-complex="bold"/>
    </style:style>
    <style:style style:name="P214" style:parent-style-name="Standard" style:family="paragraph">
      <style:text-properties fo:font-weight="bold" style:font-weight-asian="bold" style:font-weight-complex="bold"/>
    </style:style>
    <style:style style:name="P215" style:parent-style-name="Standard" style:family="paragraph">
      <style:text-properties fo:font-weight="bold" style:font-weight-asian="bold" style:font-weight-complex="bold"/>
    </style:style>
    <style:style style:name="P216" style:parent-style-name="Standard" style:family="paragraph">
      <style:text-properties fo:font-weight="bold" style:font-weight-asian="bold" style:font-weight-complex="bold"/>
    </style:style>
    <style:style style:name="P217" style:parent-style-name="Standard" style:family="paragraph">
      <style:text-properties fo:font-weight="bold" style:font-weight-asian="bold" style:font-weight-complex="bold"/>
    </style:style>
    <style:style style:name="P218" style:parent-style-name="Standard" style:family="paragraph">
      <style:text-properties fo:font-weight="bold" style:font-weight-asian="bold" style:font-weight-complex="bold"/>
    </style:style>
    <style:style style:name="P219" style:parent-style-name="Standard" style:family="paragraph">
      <style:text-properties fo:font-weight="bold" style:font-weight-asian="bold" style:font-weight-complex="bold"/>
    </style:style>
    <style:style style:name="P220" style:parent-style-name="Standard" style:family="paragraph">
      <style:text-properties fo:font-weight="bold" style:font-weight-asian="bold" style:font-weight-complex="bold"/>
    </style:style>
    <style:style style:name="P221" style:parent-style-name="Standard" style:family="paragraph">
      <style:text-properties fo:font-weight="bold" style:font-weight-asian="bold" style:font-weight-complex="bold"/>
    </style:style>
    <style:style style:name="P222" style:parent-style-name="Standard" style:family="paragraph">
      <style:text-properties fo:font-weight="bold" style:font-weight-asian="bold" style:font-weight-complex="bold"/>
    </style:style>
    <style:style style:name="P223" style:parent-style-name="Standard" style:family="paragraph">
      <style:text-properties fo:font-weight="bold" style:font-weight-asian="bold" style:font-weight-complex="bold"/>
    </style:style>
    <style:style style:name="P224" style:parent-style-name="Standard" style:family="paragraph">
      <style:text-properties fo:font-weight="bold" style:font-weight-asian="bold" style:font-weight-complex="bold"/>
    </style:style>
    <style:style style:name="P225" style:parent-style-name="Standard" style:family="paragraph">
      <style:text-properties fo:font-weight="bold" style:font-weight-asian="bold" style:font-weight-complex="bold"/>
    </style:style>
    <style:style style:name="P226" style:parent-style-name="Standard" style:family="paragraph">
      <style:text-properties fo:font-weight="bold" style:font-weight-asian="bold" style:font-weight-complex="bold"/>
    </style:style>
    <style:style style:name="P227" style:parent-style-name="Standard" style:family="paragraph">
      <style:text-properties fo:font-weight="bold" style:font-weight-asian="bold" style:font-weight-complex="bold"/>
    </style:style>
    <style:style style:name="P228" style:parent-style-name="Standard" style:family="paragraph">
      <style:text-properties fo:font-weight="bold" style:font-weight-asian="bold" style:font-weight-complex="bold"/>
    </style:style>
    <style:style style:name="P229" style:parent-style-name="Standard" style:family="paragraph">
      <style:text-properties fo:font-weight="bold" style:font-weight-asian="bold" style:font-weight-complex="bold"/>
    </style:style>
    <style:style style:name="P230" style:parent-style-name="Standard" style:family="paragraph">
      <style:text-properties fo:font-weight="bold" style:font-weight-asian="bold" style:font-weight-complex="bold"/>
    </style:style>
    <style:style style:name="P231" style:parent-style-name="Standard" style:family="paragraph">
      <style:text-properties fo:font-weight="bold" style:font-weight-asian="bold" style:font-weight-complex="bold"/>
    </style:style>
    <style:style style:name="P232" style:parent-style-name="Standard" style:family="paragraph">
      <style:text-properties fo:font-weight="bold" style:font-weight-asian="bold" style:font-weight-complex="bold"/>
    </style:style>
    <style:style style:name="P233" style:parent-style-name="Standard" style:family="paragraph">
      <style:text-properties fo:font-weight="bold" style:font-weight-asian="bold" style:font-weight-complex="bold"/>
    </style:style>
    <style:style style:name="P234" style:parent-style-name="Standard" style:family="paragraph">
      <style:text-properties fo:font-weight="bold" style:font-weight-asian="bold" style:font-weight-complex="bold"/>
    </style:style>
    <style:style style:name="P235" style:parent-style-name="Standard" style:family="paragraph">
      <style:text-properties fo:font-weight="bold" style:font-weight-asian="bold" style:font-weight-complex="bold"/>
    </style:style>
    <style:style style:name="P236" style:parent-style-name="Standard" style:family="paragraph">
      <style:text-properties fo:font-weight="bold" style:font-weight-asian="bold" style:font-weight-complex="bold"/>
    </style:style>
    <style:style style:name="P237" style:parent-style-name="Standard" style:family="paragraph">
      <style:text-properties fo:font-weight="bold" style:font-weight-asian="bold" style:font-weight-complex="bold"/>
    </style:style>
    <style:style style:name="P238" style:parent-style-name="Standard" style:family="paragraph">
      <style:text-properties fo:font-weight="bold" style:font-weight-asian="bold" style:font-weight-complex="bold"/>
    </style:style>
    <style:style style:name="P239" style:parent-style-name="Standard" style:family="paragraph">
      <style:text-properties fo:font-weight="bold" style:font-weight-asian="bold" style:font-weight-complex="bold"/>
    </style:style>
    <style:style style:name="P240" style:parent-style-name="Standard" style:family="paragraph">
      <style:text-properties fo:font-weight="bold" style:font-weight-asian="bold" style:font-weight-complex="bold"/>
    </style:style>
    <style:style style:name="P241" style:parent-style-name="Standard" style:family="paragraph">
      <style:text-properties fo:font-weight="bold" style:font-weight-asian="bold" style:font-weight-complex="bold"/>
    </style:style>
    <style:style style:name="P242" style:parent-style-name="Standard" style:family="paragraph">
      <style:text-properties fo:font-weight="bold" style:font-weight-asian="bold" style:font-weight-complex="bold"/>
    </style:style>
    <style:style style:name="P243" style:parent-style-name="Standard" style:family="paragraph">
      <style:text-properties fo:font-weight="bold" style:font-weight-asian="bold" style:font-weight-complex="bold"/>
    </style:style>
    <style:style style:name="P244" style:parent-style-name="Standard" style:family="paragraph">
      <style:text-properties fo:font-weight="bold" style:font-weight-asian="bold" style:font-weight-complex="bold"/>
    </style:style>
    <style:style style:name="P245" style:parent-style-name="Standard" style:family="paragraph">
      <style:text-properties fo:font-weight="bold" style:font-weight-asian="bold" style:font-weight-complex="bold"/>
    </style:style>
    <style:style style:name="P246" style:parent-style-name="Standard" style:family="paragraph">
      <style:text-properties fo:font-weight="bold" style:font-weight-asian="bold" style:font-weight-complex="bold"/>
    </style:style>
    <style:style style:name="P247" style:parent-style-name="Standard" style:family="paragraph">
      <style:text-properties fo:font-weight="bold" style:font-weight-asian="bold" style:font-weight-complex="bold"/>
    </style:style>
    <style:style style:name="P248" style:parent-style-name="Standard" style:family="paragraph">
      <style:text-properties fo:font-weight="bold" style:font-weight-asian="bold" style:font-weight-complex="bold"/>
    </style:style>
    <style:style style:name="P249" style:parent-style-name="Standard" style:family="paragraph">
      <style:text-properties fo:font-weight="bold" style:font-weight-asian="bold" style:font-weight-complex="bold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text-properties fo:font-weight="bold" style:font-weight-asian="bold" style:font-weight-complex="bold"/>
    </style:style>
    <style:style style:name="P253" style:parent-style-name="Standard" style:family="paragraph">
      <style:text-properties fo:font-weight="bold" style:font-weight-asian="bold" style:font-weight-complex="bold"/>
    </style:style>
    <style:style style:name="P254" style:parent-style-name="Standard" style:family="paragraph">
      <style:text-properties fo:font-weight="bold" style:font-weight-asian="bold" style:font-weight-complex="bold"/>
    </style:style>
    <style:style style:name="P255" style:parent-style-name="Standard" style:family="paragraph"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text-properties fo:font-weight="bold" style:font-weight-asian="bold" style:font-weight-complex="bold"/>
    </style:style>
    <style:style style:name="P266" style:parent-style-name="Standard" style:family="paragraph">
      <style:text-properties fo:font-weight="bold" style:font-weight-asian="bold" style:font-weight-complex="bold"/>
    </style:style>
    <style:style style:name="P267" style:parent-style-name="Standard" style:family="paragraph">
      <style:text-properties fo:font-weight="bold" style:font-weight-asian="bold" style:font-weight-complex="bold"/>
    </style:style>
    <style:style style:name="P268" style:parent-style-name="Standard" style:family="paragraph">
      <style:text-properties fo:font-weight="bold" style:font-weight-asian="bold" style:font-weight-complex="bold"/>
    </style:style>
    <style:style style:name="P269" style:parent-style-name="Standard" style:family="paragraph">
      <style:text-properties fo:font-weight="bold" style:font-weight-asian="bold" style:font-weight-complex="bold"/>
    </style:style>
    <style:style style:name="P270" style:parent-style-name="Standard" style:family="paragraph">
      <style:text-properties fo:font-weight="bold" style:font-weight-asian="bold" style:font-weight-complex="bold"/>
    </style:style>
    <style:style style:name="P271" style:parent-style-name="Standard" style:family="paragraph">
      <style:text-properties fo:font-weight="bold" style:font-weight-asian="bold" style:font-weight-complex="bold"/>
    </style:style>
    <style:style style:name="P272" style:parent-style-name="Standard" style:family="paragraph">
      <style:text-properties fo:font-weight="bold" style:font-weight-asian="bold" style:font-weight-complex="bold"/>
    </style:style>
    <style:style style:name="P273" style:parent-style-name="Standard" style:family="paragraph">
      <style:text-properties fo:font-weight="bold" style:font-weight-asian="bold" style:font-weight-complex="bold"/>
    </style:style>
    <style:style style:name="P274" style:parent-style-name="Standard" style:family="paragraph">
      <style:text-properties fo:font-weight="bold" style:font-weight-asian="bold" style:font-weight-complex="bold"/>
    </style:style>
    <style:style style:name="P275" style:parent-style-name="Standard" style:family="paragraph">
      <style:text-properties fo:font-weight="bold" style:font-weight-asian="bold" style:font-weight-complex="bold"/>
    </style:style>
    <style:style style:name="P276" style:parent-style-name="Standard" style:family="paragraph">
      <style:text-properties fo:font-weight="bold" style:font-weight-asian="bold" style:font-weight-complex="bold"/>
    </style:style>
    <style:style style:name="P277" style:parent-style-name="Standard" style:family="paragraph">
      <style:text-properties fo:font-weight="bold" style:font-weight-asian="bold" style:font-weight-complex="bold"/>
    </style:style>
    <style:style style:name="P278" style:parent-style-name="Standard" style:family="paragraph">
      <style:text-properties fo:font-weight="bold" style:font-weight-asian="bold" style:font-weight-complex="bold"/>
    </style:style>
    <style:style style:name="P279" style:parent-style-name="Standard" style:family="paragraph">
      <style:text-properties fo:font-weight="bold" style:font-weight-asian="bold" style:font-weight-complex="bold"/>
    </style:style>
    <style:style style:name="P280" style:parent-style-name="Standard" style:family="paragraph">
      <style:text-properties fo:font-weight="bold" style:font-weight-asian="bold" style:font-weight-complex="bold"/>
    </style:style>
    <style:style style:name="P281" style:parent-style-name="Standard" style:family="paragraph">
      <style:text-properties fo:font-weight="bold" style:font-weight-asian="bold" style:font-weight-complex="bold"/>
    </style:style>
    <style:style style:name="P282" style:parent-style-name="Standard" style:family="paragraph">
      <style:text-properties fo:font-weight="bold" style:font-weight-asian="bold" style:font-weight-complex="bold"/>
    </style:style>
    <style:style style:name="P283" style:parent-style-name="Standard" style:family="paragraph">
      <style:text-properties fo:font-weight="bold" style:font-weight-asian="bold" style:font-weight-complex="bold"/>
    </style:style>
    <style:style style:name="P284" style:parent-style-name="Standard" style:family="paragraph">
      <style:text-properties fo:font-weight="bold" style:font-weight-asian="bold" style:font-weight-complex="bold"/>
    </style:style>
    <style:style style:name="P285" style:parent-style-name="Standard" style:family="paragraph">
      <style:text-properties fo:font-weight="bold" style:font-weight-asian="bold" style:font-weight-complex="bold"/>
    </style:style>
    <style:style style:name="P286" style:parent-style-name="Standard" style:family="paragraph">
      <style:text-properties fo:font-weight="bold" style:font-weight-asian="bold" style:font-weight-complex="bold"/>
    </style:style>
    <style:style style:name="P287" style:parent-style-name="Standard" style:family="paragraph">
      <style:text-properties fo:font-weight="bold" style:font-weight-asian="bold" style:font-weight-complex="bold"/>
    </style:style>
    <style:style style:name="P288" style:parent-style-name="Standard" style:family="paragraph">
      <style:text-properties fo:font-weight="bold" style:font-weight-asian="bold" style:font-weight-complex="bold"/>
    </style:style>
    <style:style style:name="P289" style:parent-style-name="Standard" style:family="paragraph">
      <style:text-properties fo:font-weight="bold" style:font-weight-asian="bold" style:font-weight-complex="bold"/>
    </style:style>
    <style:style style:name="P290" style:parent-style-name="Standard" style:family="paragraph">
      <style:text-properties fo:font-weight="bold" style:font-weight-asian="bold" style:font-weight-complex="bold"/>
    </style:style>
    <style:style style:name="P291" style:parent-style-name="Standard" style:family="paragraph">
      <style:text-properties fo:font-weight="bold" style:font-weight-asian="bold" style:font-weight-complex="bold"/>
    </style:style>
    <style:style style:name="P292" style:parent-style-name="Standard" style:family="paragraph">
      <style:text-properties fo:font-weight="bold" style:font-weight-asian="bold" style:font-weight-complex="bold"/>
    </style:style>
    <style:style style:name="P293" style:parent-style-name="Standard" style:family="paragraph">
      <style:text-properties fo:font-weight="bold" style:font-weight-asian="bold" style:font-weight-complex="bold"/>
    </style:style>
    <style:style style:name="P294" style:parent-style-name="Standard" style:family="paragraph">
      <style:text-properties fo:font-weight="bold" style:font-weight-asian="bold" style:font-weight-complex="bold"/>
    </style:style>
    <style:style style:name="P295" style:parent-style-name="Standard" style:family="paragraph">
      <style:text-properties fo:font-weight="bold" style:font-weight-asian="bold" style:font-weight-complex="bold"/>
    </style:style>
    <style:style style:name="P296" style:parent-style-name="Standard" style:family="paragraph">
      <style:text-properties fo:font-weight="bold" style:font-weight-asian="bold" style:font-weight-complex="bold"/>
    </style:style>
    <style:style style:name="P297" style:parent-style-name="Standard" style:family="paragraph">
      <style:text-properties fo:font-weight="bold" style:font-weight-asian="bold" style:font-weight-complex="bold"/>
    </style:style>
    <style:style style:name="P298" style:parent-style-name="Standard" style:family="paragraph">
      <style:text-properties fo:font-weight="bold" style:font-weight-asian="bold" style:font-weight-complex="bold"/>
    </style:style>
    <style:style style:name="P299" style:parent-style-name="Standard" style:family="paragraph">
      <style:text-properties fo:font-weight="bold" style:font-weight-asian="bold" style:font-weight-complex="bold"/>
    </style:style>
    <style:style style:name="P300" style:parent-style-name="Standard" style:family="paragraph">
      <style:text-properties fo:font-weight="bold" style:font-weight-asian="bold" style:font-weight-complex="bold"/>
    </style:style>
    <style:style style:name="P301" style:parent-style-name="Standard" style:family="paragraph">
      <style:text-properties fo:font-weight="bold" style:font-weight-asian="bold" style:font-weight-complex="bold"/>
    </style:style>
    <style:style style:name="P302" style:parent-style-name="Standard" style:family="paragraph">
      <style:text-properties fo:font-weight="bold" style:font-weight-asian="bold" style:font-weight-complex="bold"/>
    </style:style>
    <style:style style:name="P303" style:parent-style-name="Standard" style:family="paragraph">
      <style:text-properties fo:font-weight="bold" style:font-weight-asian="bold" style:font-weight-complex="bold"/>
    </style:style>
    <style:style style:name="P304" style:parent-style-name="Standard" style:family="paragraph">
      <style:text-properties fo:font-weight="bold" style:font-weight-asian="bold" style:font-weight-complex="bold"/>
    </style:style>
    <style:style style:name="P305" style:parent-style-name="Standard" style:family="paragraph">
      <style:text-properties fo:font-weight="bold" style:font-weight-asian="bold" style:font-weight-complex="bold"/>
    </style:style>
    <style:style style:name="P306" style:parent-style-name="Standard" style:family="paragraph">
      <style:text-properties fo:font-weight="bold" style:font-weight-asian="bold" style:font-weight-complex="bold"/>
    </style:style>
    <style:style style:name="P307" style:parent-style-name="Standard" style:family="paragraph">
      <style:text-properties fo:font-weight="bold" style:font-weight-asian="bold" style:font-weight-complex="bold"/>
    </style:style>
    <style:style style:name="P308" style:parent-style-name="Standard" style:family="paragraph">
      <style:text-properties fo:font-weight="bold" style:font-weight-asian="bold" style:font-weight-complex="bold"/>
    </style:style>
    <style:style style:name="P309" style:parent-style-name="Standard" style:family="paragraph">
      <style:text-properties fo:font-weight="bold" style:font-weight-asian="bold" style:font-weight-complex="bold"/>
    </style:style>
    <style:style style:name="P310" style:parent-style-name="Standard" style:family="paragraph">
      <style:text-properties fo:font-weight="bold" style:font-weight-asian="bold" style:font-weight-complex="bold"/>
    </style:style>
    <style:style style:name="P311" style:parent-style-name="Standard" style:family="paragraph">
      <style:text-properties fo:font-weight="bold" style:font-weight-asian="bold" style:font-weight-complex="bold"/>
    </style:style>
    <style:style style:name="P312" style:parent-style-name="Standard" style:family="paragraph">
      <style:text-properties fo:font-weight="bold" style:font-weight-asian="bold" style:font-weight-complex="bold"/>
    </style:style>
    <style:style style:name="P313" style:parent-style-name="Standard" style:family="paragraph">
      <style:text-properties fo:font-weight="bold" style:font-weight-asian="bold" style:font-weight-complex="bold"/>
    </style:style>
    <style:style style:name="P314" style:parent-style-name="Standard" style:family="paragraph">
      <style:text-properties fo:font-weight="bold" style:font-weight-asian="bold" style:font-weight-complex="bold"/>
    </style:style>
    <style:style style:name="P315" style:parent-style-name="Standard" style:family="paragraph">
      <style:text-properties fo:font-weight="bold" style:font-weight-asian="bold" style:font-weight-complex="bold"/>
    </style:style>
    <style:style style:name="P316" style:parent-style-name="Standard" style:family="paragraph">
      <style:text-properties fo:font-weight="bold" style:font-weight-asian="bold" style:font-weight-complex="bold"/>
    </style:style>
    <style:style style:name="P317" style:parent-style-name="Standard" style:family="paragraph">
      <style:text-properties fo:font-weight="bold" style:font-weight-asian="bold" style:font-weight-complex="bold"/>
    </style:style>
    <style:style style:name="P318" style:parent-style-name="Standard" style:family="paragraph">
      <style:text-properties fo:font-weight="bold" style:font-weight-asian="bold" style:font-weight-complex="bold"/>
    </style:style>
    <style:style style:name="P319" style:parent-style-name="Standard" style:family="paragraph">
      <style:text-properties fo:font-weight="bold" style:font-weight-asian="bold" style:font-weight-complex="bold"/>
    </style:style>
    <style:style style:name="P320" style:parent-style-name="Standard" style:family="paragraph">
      <style:text-properties fo:font-weight="bold" style:font-weight-asian="bold" style:font-weight-complex="bold"/>
    </style:style>
    <style:style style:name="P321" style:parent-style-name="Standard" style:family="paragraph">
      <style:text-properties fo:font-weight="bold" style:font-weight-asian="bold" style:font-weight-complex="bold"/>
    </style:style>
    <style:style style:name="P322" style:parent-style-name="Standard" style:family="paragraph">
      <style:text-properties fo:font-weight="bold" style:font-weight-asian="bold" style:font-weight-complex="bold"/>
    </style:style>
    <style:style style:name="P323" style:parent-style-name="Standard" style:family="paragraph">
      <style:text-properties fo:font-weight="bold" style:font-weight-asian="bold" style:font-weight-complex="bold"/>
    </style:style>
    <style:style style:name="P324" style:parent-style-name="Standard" style:family="paragraph">
      <style:text-properties fo:font-weight="bold" style:font-weight-asian="bold" style:font-weight-complex="bold"/>
    </style:style>
    <style:style style:name="P325" style:parent-style-name="Standard" style:family="paragraph">
      <style:text-properties fo:font-weight="bold" style:font-weight-asian="bold" style:font-weight-complex="bold"/>
    </style:style>
    <style:style style:name="P326" style:parent-style-name="Standard" style:family="paragraph">
      <style:text-properties fo:font-weight="bold" style:font-weight-asian="bold" style:font-weight-complex="bold"/>
    </style:style>
    <style:style style:name="P327" style:parent-style-name="Standard" style:family="paragraph">
      <style:text-properties fo:font-weight="bold" style:font-weight-asian="bold" style:font-weight-complex="bold"/>
    </style:style>
    <style:style style:name="P328" style:parent-style-name="Standard" style:family="paragraph">
      <style:text-properties fo:font-weight="bold" style:font-weight-asian="bold" style:font-weight-complex="bold"/>
    </style:style>
    <style:style style:name="P329" style:parent-style-name="Standard" style:family="paragraph">
      <style:text-properties fo:font-weight="bold" style:font-weight-asian="bold" style:font-weight-complex="bold"/>
    </style:style>
    <style:style style:name="P330" style:parent-style-name="Standard" style:family="paragraph">
      <style:text-properties fo:font-weight="bold" style:font-weight-asian="bold" style:font-weight-complex="bold"/>
    </style:style>
    <style:style style:name="P331" style:parent-style-name="Standard" style:family="paragraph">
      <style:text-properties fo:font-weight="bold" style:font-weight-asian="bold" style:font-weight-complex="bold"/>
    </style:style>
    <style:style style:name="P332" style:parent-style-name="Standard" style:family="paragraph">
      <style:text-properties fo:font-weight="bold" style:font-weight-asian="bold" style:font-weight-complex="bold"/>
    </style:style>
    <style:style style:name="P333" style:parent-style-name="Standard" style:family="paragraph">
      <style:text-properties fo:font-weight="bold" style:font-weight-asian="bold" style:font-weight-complex="bold"/>
    </style:style>
    <style:style style:name="P334" style:parent-style-name="Standard" style:family="paragraph">
      <style:text-properties fo:font-weight="bold" style:font-weight-asian="bold" style:font-weight-complex="bold"/>
    </style:style>
    <style:style style:name="P335" style:parent-style-name="Standard" style:family="paragraph">
      <style:text-properties fo:font-weight="bold" style:font-weight-asian="bold" style:font-weight-complex="bold"/>
    </style:style>
    <style:style style:name="P336" style:parent-style-name="Standard" style:family="paragraph">
      <style:text-properties fo:font-weight="bold" style:font-weight-asian="bold" style:font-weight-complex="bold"/>
    </style:style>
    <style:style style:name="P337" style:parent-style-name="Standard" style:family="paragraph">
      <style:text-properties fo:font-weight="bold" style:font-weight-asian="bold" style:font-weight-complex="bold"/>
    </style:style>
    <style:style style:name="P338" style:parent-style-name="Standard" style:family="paragraph">
      <style:text-properties fo:font-weight="bold" style:font-weight-asian="bold" style:font-weight-complex="bold"/>
    </style:style>
    <style:style style:name="P339" style:parent-style-name="Standard" style:family="paragraph">
      <style:text-properties fo:font-weight="bold" style:font-weight-asian="bold" style:font-weight-complex="bold"/>
    </style:style>
    <style:style style:name="P340" style:parent-style-name="Standard" style:family="paragraph">
      <style:text-properties fo:font-weight="bold" style:font-weight-asian="bold" style:font-weight-complex="bold"/>
    </style:style>
    <style:style style:name="P341" style:parent-style-name="Standard" style:family="paragraph">
      <style:text-properties fo:font-weight="bold" style:font-weight-asian="bold" style:font-weight-complex="bold"/>
    </style:style>
    <style:style style:name="P342" style:parent-style-name="Standard" style:family="paragraph">
      <style:text-properties fo:font-weight="bold" style:font-weight-asian="bold" style:font-weight-complex="bold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P345" style:parent-style-name="Standard" style:family="paragraph">
      <style:text-properties fo:font-weight="bold" style:font-weight-asian="bold" style:font-weight-complex="bold"/>
    </style:style>
    <style:style style:name="P346" style:parent-style-name="Standard" style:family="paragraph">
      <style:text-properties fo:font-weight="bold" style:font-weight-asian="bold" style:font-weight-complex="bold"/>
    </style:style>
    <style:style style:name="P347" style:parent-style-name="Standard" style:family="paragraph">
      <style:text-properties fo:font-weight="bold" style:font-weight-asian="bold" style:font-weight-complex="bold"/>
    </style:style>
    <style:style style:name="P348" style:parent-style-name="Standard" style:family="paragraph">
      <style:text-properties fo:font-weight="bold" style:font-weight-asian="bold" style:font-weight-complex="bold"/>
    </style:style>
    <style:style style:name="P349" style:parent-style-name="Standard" style:family="paragraph">
      <style:text-properties fo:font-weight="bold" style:font-weight-asian="bold" style:font-weight-complex="bold"/>
    </style:style>
    <style:style style:name="P350" style:parent-style-name="Standard" style:family="paragraph">
      <style:text-properties fo:font-weight="bold" style:font-weight-asian="bold" style:font-weight-complex="bold"/>
    </style:style>
    <style:style style:name="P351" style:parent-style-name="Standard" style:family="paragraph">
      <style:text-properties fo:font-weight="bold" style:font-weight-asian="bold" style:font-weight-complex="bold"/>
    </style:style>
    <style:style style:name="P352" style:parent-style-name="Standard" style:family="paragraph">
      <style:text-properties fo:font-weight="bold" style:font-weight-asian="bold" style:font-weight-complex="bold"/>
    </style:style>
    <style:style style:name="P353" style:parent-style-name="Standard" style:family="paragraph">
      <style:text-properties fo:font-weight="bold" style:font-weight-asian="bold" style:font-weight-complex="bold"/>
    </style:style>
    <style:style style:name="P354" style:parent-style-name="Standard" style:family="paragraph">
      <style:text-properties fo:font-weight="bold" style:font-weight-asian="bold" style:font-weight-complex="bold"/>
    </style:style>
    <style:style style:name="P355" style:parent-style-name="Standard" style:family="paragraph">
      <style:text-properties fo:font-weight="bold" style:font-weight-asian="bold" style:font-weight-complex="bold"/>
    </style:style>
    <style:style style:name="P356" style:parent-style-name="Standard" style:family="paragraph">
      <style:text-properties fo:font-weight="bold" style:font-weight-asian="bold" style:font-weight-complex="bold"/>
    </style:style>
    <style:style style:name="P357" style:parent-style-name="Standard" style:family="paragraph">
      <style:text-properties fo:font-weight="bold" style:font-weight-asian="bold" style:font-weight-complex="bold"/>
    </style:style>
    <style:style style:name="P358" style:parent-style-name="Standard" style:family="paragraph">
      <style:text-properties fo:font-weight="bold" style:font-weight-asian="bold" style:font-weight-complex="bold"/>
    </style:style>
    <style:style style:name="P359" style:parent-style-name="Standard" style:family="paragraph">
      <style:text-properties fo:font-weight="bold" style:font-weight-asian="bold" style:font-weight-complex="bold"/>
    </style:style>
    <style:style style:name="P360" style:parent-style-name="Standard" style:family="paragraph">
      <style:text-properties fo:font-weight="bold" style:font-weight-asian="bold" style:font-weight-complex="bold"/>
    </style:style>
    <style:style style:name="P361" style:parent-style-name="Standard" style:family="paragraph">
      <style:text-properties fo:font-weight="bold" style:font-weight-asian="bold" style:font-weight-complex="bold"/>
    </style:style>
    <style:style style:name="P362" style:parent-style-name="Standard" style:family="paragraph">
      <style:text-properties fo:font-weight="bold" style:font-weight-asian="bold" style:font-weight-complex="bold"/>
    </style:style>
    <style:style style:name="P363" style:parent-style-name="Standard" style:family="paragraph">
      <style:text-properties fo:font-weight="bold" style:font-weight-asian="bold" style:font-weight-complex="bold"/>
    </style:style>
    <style:style style:name="P364" style:parent-style-name="Standard" style:family="paragraph">
      <style:text-properties fo:font-weight="bold" style:font-weight-asian="bold" style:font-weight-complex="bold"/>
    </style:style>
    <style:style style:name="P365" style:parent-style-name="Standard" style:family="paragraph">
      <style:text-properties fo:font-weight="bold" style:font-weight-asian="bold" style:font-weight-complex="bold"/>
    </style:style>
    <style:style style:name="P366" style:parent-style-name="Standard" style:family="paragraph">
      <style:text-properties fo:font-weight="bold" style:font-weight-asian="bold" style:font-weight-complex="bold"/>
    </style:style>
    <style:style style:name="P367" style:parent-style-name="Standard" style:family="paragraph">
      <style:text-properties fo:font-weight="bold" style:font-weight-asian="bold" style:font-weight-complex="bold"/>
    </style:style>
    <style:style style:name="P368" style:parent-style-name="Standard" style:family="paragraph">
      <style:text-properties fo:font-weight="bold" style:font-weight-asian="bold" style:font-weight-complex="bold"/>
    </style:style>
    <style:style style:name="P369" style:parent-style-name="Standard" style:family="paragraph">
      <style:text-properties fo:font-weight="bold" style:font-weight-asian="bold" style:font-weight-complex="bold"/>
    </style:style>
    <style:style style:name="P370" style:parent-style-name="Standard" style:family="paragraph">
      <style:text-properties fo:font-weight="bold" style:font-weight-asian="bold" style:font-weight-complex="bold"/>
    </style:style>
    <style:style style:name="P371" style:parent-style-name="Standard" style:family="paragraph">
      <style:text-properties fo:font-weight="bold" style:font-weight-asian="bold" style:font-weight-complex="bold"/>
    </style:style>
    <style:style style:name="P372" style:parent-style-name="Standard" style:family="paragraph">
      <style:text-properties fo:font-weight="bold" style:font-weight-asian="bold" style:font-weight-complex="bold"/>
    </style:style>
    <style:style style:name="P373" style:parent-style-name="Standard" style:family="paragraph">
      <style:text-properties fo:font-weight="bold" style:font-weight-asian="bold" style:font-weight-complex="bold"/>
    </style:style>
    <style:style style:name="P374" style:parent-style-name="Standard" style:family="paragraph">
      <style:text-properties fo:font-weight="bold" style:font-weight-asian="bold" style:font-weight-complex="bold"/>
    </style:style>
    <style:style style:name="P375" style:parent-style-name="Standard" style:family="paragraph">
      <style:text-properties fo:font-weight="bold" style:font-weight-asian="bold" style:font-weight-complex="bold"/>
    </style:style>
    <style:style style:name="P376" style:parent-style-name="Standard" style:family="paragraph">
      <style:text-properties fo:font-weight="bold" style:font-weight-asian="bold" style:font-weight-complex="bold"/>
    </style:style>
    <style:style style:name="P377" style:parent-style-name="Standard" style:family="paragraph">
      <style:text-properties fo:font-weight="bold" style:font-weight-asian="bold" style:font-weight-complex="bold"/>
    </style:style>
    <style:style style:name="P378" style:parent-style-name="Standard" style:family="paragraph">
      <style:text-properties fo:font-weight="bold" style:font-weight-asian="bold" style:font-weight-complex="bold"/>
    </style:style>
    <style:style style:name="P379" style:parent-style-name="Standard" style:family="paragraph">
      <style:text-properties fo:font-weight="bold" style:font-weight-asian="bold" style:font-weight-complex="bold"/>
    </style:style>
    <style:style style:name="P380" style:parent-style-name="Standard" style:family="paragraph">
      <style:text-properties fo:font-weight="bold" style:font-weight-asian="bold" style:font-weight-complex="bold"/>
    </style:style>
    <style:style style:name="P381" style:parent-style-name="Standard" style:family="paragraph">
      <style:text-properties fo:font-weight="bold" style:font-weight-asian="bold" style:font-weight-complex="bold"/>
    </style:style>
    <style:style style:name="P382" style:parent-style-name="Standard" style:family="paragraph">
      <style:text-properties fo:font-weight="bold" style:font-weight-asian="bold" style:font-weight-complex="bold"/>
    </style:style>
    <style:style style:name="P383" style:parent-style-name="Standard" style:family="paragraph">
      <style:text-properties fo:font-weight="bold" style:font-weight-asian="bold" style:font-weight-complex="bold"/>
    </style:style>
    <style:style style:name="P384" style:parent-style-name="Standard" style:family="paragraph">
      <style:text-properties fo:font-weight="bold" style:font-weight-asian="bold" style:font-weight-complex="bold"/>
    </style:style>
    <style:style style:name="P385" style:parent-style-name="Standard" style:family="paragraph">
      <style:text-properties fo:font-weight="bold" style:font-weight-asian="bold" style:font-weight-complex="bold"/>
    </style:style>
    <style:style style:name="P386" style:parent-style-name="Standard" style:family="paragraph">
      <style:text-properties fo:font-weight="bold" style:font-weight-asian="bold" style:font-weight-complex="bold"/>
    </style:style>
    <style:style style:name="P387" style:parent-style-name="Standard" style:family="paragraph">
      <style:text-properties fo:font-weight="bold" style:font-weight-asian="bold" style:font-weight-complex="bold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P399" style:parent-style-name="Standard" style:family="paragraph">
      <style:text-properties fo:font-weight="bold" style:font-weight-asian="bold" style:font-weight-complex="bold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P401" style:parent-style-name="Standard" style:family="paragraph">
      <style:text-properties fo:font-weight="bold" style:font-weight-asian="bold" style:font-weight-complex="bold"/>
    </style:style>
    <style:style style:name="P402" style:parent-style-name="Standard" style:family="paragraph">
      <style:text-properties fo:font-weight="bold" style:font-weight-asian="bold" style:font-weight-complex="bold"/>
    </style:style>
    <style:style style:name="P403" style:parent-style-name="Standard" style:family="paragraph">
      <style:text-properties fo:font-weight="bold" style:font-weight-asian="bold" style:font-weight-complex="bold"/>
    </style:style>
    <style:style style:name="P404" style:parent-style-name="Standard" style:family="paragraph">
      <style:text-properties fo:font-weight="bold" style:font-weight-asian="bold" style:font-weight-complex="bold"/>
    </style:style>
    <style:style style:name="P405" style:parent-style-name="Standard" style:family="paragraph">
      <style:text-properties fo:font-weight="bold" style:font-weight-asian="bold" style:font-weight-complex="bold"/>
    </style:style>
    <style:style style:name="P406" style:parent-style-name="Standard" style:family="paragraph">
      <style:text-properties fo:font-weight="bold" style:font-weight-asian="bold" style:font-weight-complex="bold"/>
    </style:style>
    <style:style style:name="P407" style:parent-style-name="Standard" style:family="paragraph">
      <style:text-properties fo:font-weight="bold" style:font-weight-asian="bold" style:font-weight-complex="bold"/>
    </style:style>
    <style:style style:name="P408" style:parent-style-name="Standard" style:family="paragraph">
      <style:text-properties fo:font-weight="bold" style:font-weight-asian="bold" style:font-weight-complex="bold"/>
    </style:style>
    <style:style style:name="P409" style:parent-style-name="Standard" style:family="paragraph"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font-weight-complex="bold"/>
    </style:style>
    <style:style style:name="P411" style:parent-style-name="Standard" style:family="paragraph">
      <style:text-properties fo:font-weight="bold" style:font-weight-asian="bold" style:font-weight-complex="bold"/>
    </style:style>
    <style:style style:name="P412" style:parent-style-name="Standard" style:family="paragraph">
      <style:text-properties fo:font-weight="bold" style:font-weight-asian="bold" style:font-weight-complex="bold"/>
    </style:style>
    <style:style style:name="P413" style:parent-style-name="Standard" style:family="paragraph">
      <style:text-properties fo:font-weight="bold" style:font-weight-asian="bold" style:font-weight-complex="bold"/>
    </style:style>
    <style:style style:name="P414" style:parent-style-name="Standard" style:family="paragraph">
      <style:text-properties fo:font-weight="bold" style:font-weight-asian="bold" style:font-weight-complex="bold"/>
    </style:style>
    <style:style style:name="P415" style:parent-style-name="Standard" style:family="paragraph">
      <style:text-properties fo:font-weight="bold" style:font-weight-asian="bold" style:font-weight-complex="bold"/>
    </style:style>
    <style:style style:name="P416" style:parent-style-name="Standard" style:family="paragraph">
      <style:text-properties fo:font-weight="bold" style:font-weight-asian="bold" style:font-weight-complex="bold"/>
    </style:style>
    <style:style style:name="P417" style:parent-style-name="Standard" style:family="paragraph">
      <style:text-properties fo:font-weight="bold" style:font-weight-asian="bold" style:font-weight-complex="bold"/>
    </style:style>
    <style:style style:name="P418" style:parent-style-name="Standard" style:family="paragraph">
      <style:text-properties fo:font-weight="bold" style:font-weight-asian="bold" style:font-weight-complex="bold"/>
    </style:style>
    <style:style style:name="P419" style:parent-style-name="Standard" style:family="paragraph">
      <style:text-properties fo:font-weight="bold" style:font-weight-asian="bold" style:font-weight-complex="bold"/>
    </style:style>
    <style:style style:name="P420" style:parent-style-name="Standard" style:family="paragraph">
      <style:text-properties fo:font-weight="bold" style:font-weight-asian="bold" style:font-weight-complex="bold"/>
    </style:style>
    <style:style style:name="P421" style:parent-style-name="Standard" style:family="paragraph">
      <style:text-properties fo:font-weight="bold" style:font-weight-asian="bold" style:font-weight-complex="bold"/>
    </style:style>
    <style:style style:name="P422" style:parent-style-name="Standard" style:family="paragraph">
      <style:text-properties fo:font-weight="bold" style:font-weight-asian="bold" style:font-weight-complex="bold"/>
    </style:style>
    <style:style style:name="P423" style:parent-style-name="Standard" style:family="paragraph">
      <style:text-properties fo:font-weight="bold" style:font-weight-asian="bold" style:font-weight-complex="bold"/>
    </style:style>
    <style:style style:name="P424" style:parent-style-name="Standard" style:family="paragraph">
      <style:text-properties fo:font-weight="bold" style:font-weight-asian="bold" style:font-weight-complex="bold"/>
    </style:style>
    <style:style style:name="P425" style:parent-style-name="Standard" style:family="paragraph">
      <style:text-properties fo:font-weight="bold" style:font-weight-asian="bold" style:font-weight-complex="bold"/>
    </style:style>
    <style:style style:name="P426" style:parent-style-name="Standard" style:family="paragraph">
      <style:text-properties fo:font-weight="bold" style:font-weight-asian="bold" style:font-weight-complex="bold"/>
    </style:style>
    <style:style style:name="P427" style:parent-style-name="Standard" style:family="paragraph">
      <style:text-properties fo:font-weight="bold" style:font-weight-asian="bold" style:font-weight-complex="bold"/>
    </style:style>
    <style:style style:name="P428" style:parent-style-name="Standard" style:family="paragraph">
      <style:text-properties fo:font-weight="bold" style:font-weight-asian="bold" style:font-weight-complex="bold"/>
    </style:style>
    <style:style style:name="P429" style:parent-style-name="Standard" style:family="paragraph">
      <style:text-properties fo:font-weight="bold" style:font-weight-asian="bold" style:font-weight-complex="bold"/>
    </style:style>
    <style:style style:name="P430" style:parent-style-name="Standard" style:family="paragraph">
      <style:text-properties fo:font-weight="bold" style:font-weight-asian="bold" style:font-weight-complex="bold"/>
    </style:style>
    <style:style style:name="P431" style:parent-style-name="Standard" style:family="paragraph">
      <style:text-properties fo:font-weight="bold" style:font-weight-asian="bold" style:font-weight-complex="bold"/>
    </style:style>
    <style:style style:name="P432" style:parent-style-name="Standard" style:family="paragraph">
      <style:text-properties fo:font-weight="bold" style:font-weight-asian="bold" style:font-weight-complex="bold"/>
    </style:style>
    <style:style style:name="P433" style:parent-style-name="Standard" style:family="paragraph">
      <style:text-properties fo:font-weight="bold" style:font-weight-asian="bold" style:font-weight-complex="bold"/>
    </style:style>
    <style:style style:name="P434" style:parent-style-name="Standard" style:family="paragraph">
      <style:text-properties fo:font-weight="bold" style:font-weight-asian="bold" style:font-weight-complex="bold"/>
    </style:style>
    <style:style style:name="P435" style:parent-style-name="Standard" style:family="paragraph">
      <style:text-properties fo:font-weight="bold" style:font-weight-asian="bold" style:font-weight-complex="bold"/>
    </style:style>
    <style:style style:name="P436" style:parent-style-name="Standard" style:family="paragraph">
      <style:text-properties fo:font-weight="bold" style:font-weight-asian="bold" style:font-weight-complex="bold"/>
    </style:style>
    <style:style style:name="P437" style:parent-style-name="Standard" style:family="paragraph">
      <style:text-properties fo:font-weight="bold" style:font-weight-asian="bold" style:font-weight-complex="bold"/>
    </style:style>
    <style:style style:name="P438" style:parent-style-name="Standard" style:family="paragraph">
      <style:text-properties fo:font-weight="bold" style:font-weight-asian="bold" style:font-weight-complex="bold"/>
    </style:style>
    <style:style style:name="P439" style:parent-style-name="Standard" style:family="paragraph">
      <style:text-properties fo:font-weight="bold" style:font-weight-asian="bold" style:font-weight-complex="bold"/>
    </style:style>
    <style:style style:name="P440" style:parent-style-name="Standard" style:family="paragraph">
      <style:text-properties fo:font-weight="bold" style:font-weight-asian="bold" style:font-weight-complex="bold"/>
    </style:style>
    <style:style style:name="P441" style:parent-style-name="Standard" style:family="paragraph">
      <style:text-properties fo:font-weight="bold" style:font-weight-asian="bold" style:font-weight-complex="bold"/>
    </style:style>
    <style:style style:name="P442" style:parent-style-name="Standard" style:family="paragraph">
      <style:text-properties fo:font-weight="bold" style:font-weight-asian="bold" style:font-weight-complex="bold"/>
    </style:style>
    <style:style style:name="P443" style:parent-style-name="Standard" style:family="paragraph">
      <style:text-properties fo:font-weight="bold" style:font-weight-asian="bold" style:font-weight-complex="bold"/>
    </style:style>
    <style:style style:name="P444" style:parent-style-name="Standard" style:family="paragraph">
      <style:text-properties fo:font-weight="bold" style:font-weight-asian="bold" style:font-weight-complex="bold"/>
    </style:style>
    <style:style style:name="P445" style:parent-style-name="Standard" style:family="paragraph">
      <style:text-properties fo:font-weight="bold" style:font-weight-asian="bold" style:font-weight-complex="bold"/>
    </style:style>
    <style:style style:name="P446" style:parent-style-name="Standard" style:family="paragraph">
      <style:text-properties fo:font-weight="bold" style:font-weight-asian="bold" style:font-weight-complex="bold"/>
    </style:style>
    <style:style style:name="P447" style:parent-style-name="Standard" style:family="paragraph">
      <style:text-properties fo:font-weight="bold" style:font-weight-asian="bold" style:font-weight-complex="bold"/>
    </style:style>
    <style:style style:name="P448" style:parent-style-name="Standard" style:family="paragraph">
      <style:text-properties fo:font-weight="bold" style:font-weight-asian="bold" style:font-weight-complex="bold"/>
    </style:style>
    <style:style style:name="P449" style:parent-style-name="Standard" style:family="paragraph">
      <style:text-properties fo:font-weight="bold" style:font-weight-asian="bold" style:font-weight-complex="bold"/>
    </style:style>
    <style:style style:name="P450" style:parent-style-name="Standard" style:family="paragraph">
      <style:text-properties fo:font-weight="bold" style:font-weight-asian="bold" style:font-weight-complex="bold"/>
    </style:style>
    <style:style style:name="P451" style:parent-style-name="Standard" style:family="paragraph">
      <style:text-properties fo:font-weight="bold" style:font-weight-asian="bold" style:font-weight-complex="bold"/>
    </style:style>
    <style:style style:name="P452" style:parent-style-name="Standard" style:family="paragraph">
      <style:text-properties fo:font-weight="bold" style:font-weight-asian="bold" style:font-weight-complex="bold"/>
    </style:style>
    <style:style style:name="P453" style:parent-style-name="Standard" style:family="paragraph">
      <style:text-properties fo:font-weight="bold" style:font-weight-asian="bold" style:font-weight-complex="bold"/>
    </style:style>
    <style:style style:name="P454" style:parent-style-name="Standard" style:family="paragraph">
      <style:text-properties fo:font-weight="bold" style:font-weight-asian="bold" style:font-weight-complex="bold"/>
    </style:style>
    <style:style style:name="P455" style:parent-style-name="Standard" style:family="paragraph">
      <style:text-properties fo:font-weight="bold" style:font-weight-asian="bold" style:font-weight-complex="bold"/>
    </style:style>
    <style:style style:name="P456" style:parent-style-name="Standard" style:family="paragraph">
      <style:text-properties fo:font-weight="bold" style:font-weight-asian="bold" style:font-weight-complex="bold"/>
    </style:style>
    <style:style style:name="P457" style:parent-style-name="Standard" style:family="paragraph">
      <style:text-properties fo:font-weight="bold" style:font-weight-asian="bold" style:font-weight-complex="bold"/>
    </style:style>
    <style:style style:name="P458" style:parent-style-name="Standard" style:family="paragraph">
      <style:text-properties fo:font-weight="bold" style:font-weight-asian="bold" style:font-weight-complex="bold"/>
    </style:style>
    <style:style style:name="P459" style:parent-style-name="Standard" style:family="paragraph">
      <style:text-properties fo:font-weight="bold" style:font-weight-asian="bold" style:font-weight-complex="bold"/>
    </style:style>
    <style:style style:name="P460" style:parent-style-name="Standard" style:family="paragraph">
      <style:text-properties fo:font-weight="bold" style:font-weight-asian="bold" style:font-weight-complex="bold"/>
    </style:style>
    <style:style style:name="P461" style:parent-style-name="Standard" style:family="paragraph">
      <style:text-properties fo:font-weight="bold" style:font-weight-asian="bold" style:font-weight-complex="bold"/>
    </style:style>
    <style:style style:name="P462" style:parent-style-name="Standard" style:family="paragraph">
      <style:text-properties fo:font-weight="bold" style:font-weight-asian="bold" style:font-weight-complex="bold"/>
    </style:style>
    <style:style style:name="P463" style:parent-style-name="Standard" style:family="paragraph">
      <style:text-properties fo:font-weight="bold" style:font-weight-asian="bold" style:font-weight-complex="bold"/>
    </style:style>
    <style:style style:name="P464" style:parent-style-name="Standard" style:family="paragraph">
      <style:text-properties fo:font-weight="bold" style:font-weight-asian="bold" style:font-weight-complex="bold"/>
    </style:style>
    <style:style style:name="P465" style:parent-style-name="Standard" style:family="paragraph">
      <style:text-properties fo:font-weight="bold" style:font-weight-asian="bold" style:font-weight-complex="bold"/>
    </style:style>
    <style:style style:name="P466" style:parent-style-name="Standard" style:family="paragraph">
      <style:text-properties fo:font-weight="bold" style:font-weight-asian="bold" style:font-weight-complex="bold"/>
    </style:style>
    <style:style style:name="P467" style:parent-style-name="Standard" style:family="paragraph">
      <style:text-properties fo:font-weight="bold" style:font-weight-asian="bold" style:font-weight-complex="bold"/>
    </style:style>
    <style:style style:name="P468" style:parent-style-name="Standard" style:family="paragraph">
      <style:text-properties fo:font-weight="bold" style:font-weight-asian="bold" style:font-weight-complex="bold"/>
    </style:style>
    <style:style style:name="P469" style:parent-style-name="Standard" style:family="paragraph">
      <style:text-properties fo:font-weight="bold" style:font-weight-asian="bold" style:font-weight-complex="bold"/>
    </style:style>
    <style:style style:name="P470" style:parent-style-name="Standard" style:family="paragraph">
      <style:text-properties fo:font-weight="bold" style:font-weight-asian="bold" style:font-weight-complex="bold"/>
    </style:style>
    <style:style style:name="P471" style:parent-style-name="Standard" style:family="paragraph">
      <style:text-properties fo:font-weight="bold" style:font-weight-asian="bold" style:font-weight-complex="bold"/>
    </style:style>
    <style:style style:name="P472" style:parent-style-name="Standard" style:family="paragraph">
      <style:text-properties fo:font-weight="bold" style:font-weight-asian="bold" style:font-weight-complex="bold"/>
    </style:style>
    <style:style style:name="P473" style:parent-style-name="Standard" style:family="paragraph">
      <style:text-properties fo:font-weight="bold" style:font-weight-asian="bold" style:font-weight-complex="bold"/>
    </style:style>
    <style:style style:name="P474" style:parent-style-name="Standard" style:family="paragraph">
      <style:text-properties fo:font-weight="bold" style:font-weight-asian="bold" style:font-weight-complex="bold"/>
    </style:style>
    <style:style style:name="P475" style:parent-style-name="Standard" style:family="paragraph">
      <style:text-properties fo:font-weight="bold" style:font-weight-asian="bold" style:font-weight-complex="bold"/>
    </style:style>
    <style:style style:name="P476" style:parent-style-name="Standard" style:family="paragraph">
      <style:text-properties fo:font-weight="bold" style:font-weight-asian="bold" style:font-weight-complex="bold"/>
    </style:style>
    <style:style style:name="P477" style:parent-style-name="Standard" style:family="paragraph">
      <style:text-properties fo:font-weight="bold" style:font-weight-asian="bold" style:font-weight-complex="bold"/>
    </style:style>
    <style:style style:name="P478" style:parent-style-name="Standard" style:family="paragraph">
      <style:text-properties fo:font-weight="bold" style:font-weight-asian="bold" style:font-weight-complex="bold"/>
    </style:style>
    <style:style style:name="P479" style:parent-style-name="Standard" style:family="paragraph">
      <style:text-properties fo:font-weight="bold" style:font-weight-asian="bold" style:font-weight-complex="bold"/>
    </style:style>
    <style:style style:name="P480" style:parent-style-name="Standard" style:family="paragraph">
      <style:text-properties fo:font-weight="bold" style:font-weight-asian="bold" style:font-weight-complex="bold"/>
    </style:style>
    <style:style style:name="P481" style:parent-style-name="Standard" style:family="paragraph">
      <style:text-properties fo:font-weight="bold" style:font-weight-asian="bold" style:font-weight-complex="bold"/>
    </style:style>
    <style:style style:name="P482" style:parent-style-name="Standard" style:family="paragraph">
      <style:text-properties fo:font-weight="bold" style:font-weight-asian="bold" style:font-weight-complex="bold"/>
    </style:style>
    <style:style style:name="P483" style:parent-style-name="Standard" style:family="paragraph">
      <style:text-properties fo:font-weight="bold" style:font-weight-asian="bold" style:font-weight-complex="bold"/>
    </style:style>
    <style:style style:name="P484" style:parent-style-name="Standard" style:family="paragraph">
      <style:text-properties fo:font-weight="bold" style:font-weight-asian="bold" style:font-weight-complex="bold"/>
    </style:style>
    <style:style style:name="P485" style:parent-style-name="Standard" style:family="paragraph">
      <style:text-properties fo:font-weight="bold" style:font-weight-asian="bold" style:font-weight-complex="bold"/>
    </style:style>
    <style:style style:name="P486" style:parent-style-name="Standard" style:family="paragraph">
      <style:text-properties fo:font-weight="bold" style:font-weight-asian="bold" style:font-weight-complex="bold"/>
    </style:style>
    <style:style style:name="P487" style:parent-style-name="Standard" style:family="paragraph">
      <style:text-properties fo:font-weight="bold" style:font-weight-asian="bold" style:font-weight-complex="bold"/>
    </style:style>
    <style:style style:name="P488" style:parent-style-name="Standard" style:family="paragraph">
      <style:text-properties fo:font-weight="bold" style:font-weight-asian="bold" style:font-weight-complex="bold"/>
    </style:style>
    <style:style style:name="P489" style:parent-style-name="Standard" style:family="paragraph">
      <style:text-properties fo:font-weight="bold" style:font-weight-asian="bold" style:font-weight-complex="bold"/>
    </style:style>
    <style:style style:name="P490" style:parent-style-name="Standard" style:family="paragraph">
      <style:text-properties fo:font-weight="bold" style:font-weight-asian="bold" style:font-weight-complex="bold"/>
    </style:style>
    <style:style style:name="P491" style:parent-style-name="Standard" style:family="paragraph">
      <style:text-properties fo:font-weight="bold" style:font-weight-asian="bold" style:font-weight-complex="bold"/>
    </style:style>
    <style:style style:name="P492" style:parent-style-name="Standard" style:family="paragraph">
      <style:text-properties fo:font-weight="bold" style:font-weight-asian="bold" style:font-weight-complex="bold"/>
    </style:style>
    <style:style style:name="P493" style:parent-style-name="Standard" style:family="paragraph">
      <style:text-properties fo:font-weight="bold" style:font-weight-asian="bold" style:font-weight-complex="bold"/>
    </style:style>
    <style:style style:name="P494" style:parent-style-name="Standard" style:family="paragraph">
      <style:text-properties fo:font-weight="bold" style:font-weight-asian="bold" style:font-weight-complex="bold"/>
    </style:style>
    <style:style style:name="P495" style:parent-style-name="Standard" style:family="paragraph">
      <style:text-properties fo:font-weight="bold" style:font-weight-asian="bold" style:font-weight-complex="bold"/>
    </style:style>
    <style:style style:name="P496" style:parent-style-name="Standard" style:family="paragraph">
      <style:text-properties fo:font-weight="bold" style:font-weight-asian="bold" style:font-weight-complex="bold"/>
    </style:style>
    <style:style style:name="P497" style:parent-style-name="Standard" style:family="paragraph">
      <style:text-properties fo:font-weight="bold" style:font-weight-asian="bold" style:font-weight-complex="bold"/>
    </style:style>
    <style:style style:name="P498" style:parent-style-name="Standard" style:family="paragraph">
      <style:text-properties fo:font-weight="bold" style:font-weight-asian="bold" style:font-weight-complex="bold"/>
    </style:style>
    <style:style style:name="P499" style:parent-style-name="Standard" style:family="paragraph">
      <style:text-properties fo:font-weight="bold" style:font-weight-asian="bold" style:font-weight-complex="bold"/>
    </style:style>
    <style:style style:name="P500" style:parent-style-name="Standard" style:family="paragraph">
      <style:text-properties fo:font-weight="bold" style:font-weight-asian="bold" style:font-weight-complex="bold"/>
    </style:style>
    <style:style style:name="P501" style:parent-style-name="Standard" style:family="paragraph">
      <style:text-properties fo:font-weight="bold" style:font-weight-asian="bold" style:font-weight-complex="bold"/>
    </style:style>
    <style:style style:name="P502" style:parent-style-name="Standard" style:family="paragraph">
      <style:text-properties fo:font-weight="bold" style:font-weight-asian="bold" style:font-weight-complex="bold"/>
    </style:style>
    <style:style style:name="P503" style:parent-style-name="Standard" style:family="paragraph">
      <style:text-properties fo:font-weight="bold" style:font-weight-asian="bold" style:font-weight-complex="bold"/>
    </style:style>
    <style:style style:name="P504" style:parent-style-name="Standard" style:family="paragraph">
      <style:text-properties fo:font-weight="bold" style:font-weight-asian="bold" style:font-weight-complex="bold"/>
    </style:style>
    <style:style style:name="P505" style:parent-style-name="Standard" style:family="paragraph">
      <style:text-properties fo:font-weight="bold" style:font-weight-asian="bold" style:font-weight-complex="bold"/>
    </style:style>
    <style:style style:name="P506" style:parent-style-name="Standard" style:family="paragraph">
      <style:text-properties fo:font-weight="bold" style:font-weight-asian="bold" style:font-weight-complex="bold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P508" style:parent-style-name="Standard" style:family="paragraph">
      <style:text-properties fo:font-weight="bold" style:font-weight-asian="bold" style:font-weight-complex="bold"/>
    </style:style>
    <style:style style:name="P509" style:parent-style-name="Standard" style:family="paragraph">
      <style:text-properties fo:font-weight="bold" style:font-weight-asian="bold" style:font-weight-complex="bold"/>
    </style:style>
    <style:style style:name="P510" style:parent-style-name="Standard" style:family="paragraph">
      <style:text-properties fo:font-weight="bold" style:font-weight-asian="bold" style:font-weight-complex="bold"/>
    </style:style>
    <style:style style:name="P511" style:parent-style-name="Standard" style:family="paragraph">
      <style:text-properties fo:font-weight="bold" style:font-weight-asian="bold" style:font-weight-complex="bold"/>
    </style:style>
    <style:style style:name="P512" style:parent-style-name="Standard" style:family="paragraph">
      <style:text-properties fo:font-weight="bold" style:font-weight-asian="bold" style:font-weight-complex="bold"/>
    </style:style>
    <style:style style:name="P513" style:parent-style-name="Standard" style:family="paragraph">
      <style:text-properties fo:font-weight="bold" style:font-weight-asian="bold" style:font-weight-complex="bold"/>
    </style:style>
    <style:style style:name="P514" style:parent-style-name="Standard" style:family="paragraph">
      <style:text-properties fo:font-weight="bold" style:font-weight-asian="bold" style:font-weight-complex="bold"/>
    </style:style>
    <style:style style:name="P515" style:parent-style-name="Standard" style:family="paragraph">
      <style:text-properties fo:font-weight="bold" style:font-weight-asian="bold" style:font-weight-complex="bold"/>
    </style:style>
    <style:style style:name="P516" style:parent-style-name="Standard" style:family="paragraph">
      <style:text-properties fo:font-weight="bold" style:font-weight-asian="bold" style:font-weight-complex="bold"/>
    </style:style>
    <style:style style:name="P517" style:parent-style-name="Standard" style:family="paragraph">
      <style:text-properties fo:font-weight="bold" style:font-weight-asian="bold" style:font-weight-complex="bold"/>
    </style:style>
    <style:style style:name="P518" style:parent-style-name="Standard" style:family="paragraph">
      <style:text-properties fo:font-weight="bold" style:font-weight-asian="bold" style:font-weight-complex="bold"/>
    </style:style>
    <style:style style:name="P519" style:parent-style-name="Standard" style:family="paragraph">
      <style:text-properties fo:font-weight="bold" style:font-weight-asian="bold" style:font-weight-complex="bold"/>
    </style:style>
    <style:style style:name="P520" style:parent-style-name="Standard" style:family="paragraph">
      <style:text-properties fo:font-weight="bold" style:font-weight-asian="bold" style:font-weight-complex="bold"/>
    </style:style>
    <style:style style:name="P521" style:parent-style-name="Standard" style:family="paragraph">
      <style:text-properties fo:font-weight="bold" style:font-weight-asian="bold" style:font-weight-complex="bold"/>
    </style:style>
    <style:style style:name="P522" style:parent-style-name="Standard" style:family="paragraph">
      <style:text-properties fo:font-weight="bold" style:font-weight-asian="bold" style:font-weight-complex="bold"/>
    </style:style>
    <style:style style:name="P523" style:parent-style-name="Standard" style:family="paragraph">
      <style:text-properties fo:font-weight="bold" style:font-weight-asian="bold" style:font-weight-complex="bold"/>
    </style:style>
    <style:style style:name="P524" style:parent-style-name="Standard" style:family="paragraph">
      <style:text-properties fo:font-weight="bold" style:font-weight-asian="bold" style:font-weight-complex="bold"/>
    </style:style>
    <style:style style:name="P525" style:parent-style-name="Standard" style:family="paragraph">
      <style:text-properties fo:font-weight="bold" style:font-weight-asian="bold" style:font-weight-complex="bold"/>
    </style:style>
    <style:style style:name="P526" style:parent-style-name="Standard" style:family="paragraph">
      <style:text-properties fo:font-weight="bold" style:font-weight-asian="bold" style:font-weight-complex="bold"/>
    </style:style>
    <style:style style:name="P527" style:parent-style-name="Standard" style:family="paragraph">
      <style:text-properties fo:font-weight="bold" style:font-weight-asian="bold" style:font-weight-complex="bold"/>
    </style:style>
    <style:style style:name="P528" style:parent-style-name="Standard" style:family="paragraph">
      <style:text-properties fo:font-weight="bold" style:font-weight-asian="bold" style:font-weight-complex="bold"/>
    </style:style>
    <style:style style:name="P529" style:parent-style-name="Standard" style:family="paragraph">
      <style:text-properties fo:font-weight="bold" style:font-weight-asian="bold" style:font-weight-complex="bold"/>
    </style:style>
    <style:style style:name="P530" style:parent-style-name="Standard" style:family="paragraph">
      <style:text-properties fo:font-weight="bold" style:font-weight-asian="bold" style:font-weight-complex="bold"/>
    </style:style>
    <style:style style:name="P531" style:parent-style-name="Standard" style:family="paragraph">
      <style:text-properties fo:font-weight="bold" style:font-weight-asian="bold" style:font-weight-complex="bold"/>
    </style:style>
    <style:style style:name="P532" style:parent-style-name="Standard" style:family="paragraph">
      <style:text-properties fo:font-weight="bold" style:font-weight-asian="bold" style:font-weight-complex="bold"/>
    </style:style>
    <style:style style:name="P533" style:parent-style-name="Standard" style:family="paragraph">
      <style:text-properties fo:font-weight="bold" style:font-weight-asian="bold" style:font-weight-complex="bold"/>
    </style:style>
    <style:style style:name="P534" style:parent-style-name="Standard" style:family="paragraph">
      <style:text-properties fo:font-weight="bold" style:font-weight-asian="bold" style:font-weight-complex="bold"/>
    </style:style>
    <style:style style:name="P535" style:parent-style-name="Standard" style:family="paragraph">
      <style:text-properties fo:font-weight="bold" style:font-weight-asian="bold" style:font-weight-complex="bold"/>
    </style:style>
    <style:style style:name="P536" style:parent-style-name="Standard" style:family="paragraph">
      <style:text-properties fo:font-weight="bold" style:font-weight-asian="bold" style:font-weight-complex="bold"/>
    </style:style>
    <style:style style:name="P537" style:parent-style-name="Standard" style:family="paragraph">
      <style:text-properties fo:font-weight="bold" style:font-weight-asian="bold" style:font-weight-complex="bold"/>
    </style:style>
    <style:style style:name="P538" style:parent-style-name="Standard" style:family="paragraph">
      <style:text-properties fo:font-weight="bold" style:font-weight-asian="bold" style:font-weight-complex="bold"/>
    </style:style>
    <style:style style:name="P539" style:parent-style-name="Standard" style:family="paragraph">
      <style:text-properties fo:font-weight="bold" style:font-weight-asian="bold" style:font-weight-complex="bold"/>
    </style:style>
    <style:style style:name="P540" style:parent-style-name="Standard" style:family="paragraph">
      <style:text-properties fo:font-weight="bold" style:font-weight-asian="bold" style:font-weight-complex="bold"/>
    </style:style>
    <style:style style:name="P541" style:parent-style-name="Standard" style:family="paragraph">
      <style:text-properties fo:font-weight="bold" style:font-weight-asian="bold" style:font-weight-complex="bold"/>
    </style:style>
    <style:style style:name="P542" style:parent-style-name="Standard" style:family="paragraph">
      <style:text-properties fo:font-weight="bold" style:font-weight-asian="bold" style:font-weight-complex="bold"/>
    </style:style>
    <style:style style:name="P543" style:parent-style-name="Standard" style:family="paragraph">
      <style:text-properties fo:font-weight="bold" style:font-weight-asian="bold" style:font-weight-complex="bold"/>
    </style:style>
    <style:style style:name="P544" style:parent-style-name="Standard" style:family="paragraph">
      <style:text-properties fo:font-weight="bold" style:font-weight-asian="bold" style:font-weight-complex="bold"/>
    </style:style>
    <style:style style:name="P545" style:parent-style-name="Standard" style:family="paragraph">
      <style:text-properties fo:font-weight="bold" style:font-weight-asian="bold" style:font-weight-complex="bold"/>
    </style:style>
    <style:style style:name="P546" style:parent-style-name="Standard" style:family="paragraph">
      <style:text-properties fo:font-weight="bold" style:font-weight-asian="bold" style:font-weight-complex="bold"/>
    </style:style>
    <style:style style:name="P547" style:parent-style-name="Standard" style:family="paragraph">
      <style:text-properties fo:font-weight="bold" style:font-weight-asian="bold" style:font-weight-complex="bold"/>
    </style:style>
    <style:style style:name="P548" style:parent-style-name="Standard" style:family="paragraph">
      <style:text-properties fo:font-weight="bold" style:font-weight-asian="bold" style:font-weight-complex="bold"/>
    </style:style>
    <style:style style:name="P549" style:parent-style-name="Standard" style:family="paragraph">
      <style:text-properties fo:font-weight="bold" style:font-weight-asian="bold" style:font-weight-complex="bold"/>
    </style:style>
    <style:style style:name="P550" style:parent-style-name="Standard" style:family="paragraph">
      <style:text-properties fo:font-weight="bold" style:font-weight-asian="bold" style:font-weight-complex="bold"/>
    </style:style>
    <style:style style:name="P551" style:parent-style-name="Standard" style:family="paragraph">
      <style:text-properties fo:font-weight="bold" style:font-weight-asian="bold" style:font-weight-complex="bold"/>
    </style:style>
    <style:style style:name="P552" style:parent-style-name="Standard" style:family="paragraph">
      <style:text-properties fo:font-weight="bold" style:font-weight-asian="bold" style:font-weight-complex="bold"/>
    </style:style>
    <style:style style:name="P553" style:parent-style-name="Standard" style:family="paragraph">
      <style:text-properties fo:font-weight="bold" style:font-weight-asian="bold" style:font-weight-complex="bold"/>
    </style:style>
    <style:style style:name="P554" style:parent-style-name="Standard" style:family="paragraph">
      <style:text-properties fo:font-weight="bold" style:font-weight-asian="bold" style:font-weight-complex="bold"/>
    </style:style>
    <style:style style:name="P555" style:parent-style-name="Standard" style:family="paragraph">
      <style:text-properties fo:font-weight="bold" style:font-weight-asian="bold" style:font-weight-complex="bold"/>
    </style:style>
    <style:style style:name="P556" style:parent-style-name="Standard" style:family="paragraph">
      <style:text-properties fo:font-weight="bold" style:font-weight-asian="bold" style:font-weight-complex="bold"/>
    </style:style>
    <style:style style:name="P557" style:parent-style-name="Standard" style:family="paragraph">
      <style:text-properties fo:font-weight="bold" style:font-weight-asian="bold" style:font-weight-complex="bold"/>
    </style:style>
    <style:style style:name="P558" style:parent-style-name="Standard" style:family="paragraph">
      <style:text-properties fo:font-weight="bold" style:font-weight-asian="bold" style:font-weight-complex="bold"/>
    </style:style>
    <style:style style:name="P559" style:parent-style-name="Standard" style:family="paragraph">
      <style:text-properties fo:font-weight="bold" style:font-weight-asian="bold" style:font-weight-complex="bold"/>
    </style:style>
    <style:style style:name="P560" style:parent-style-name="Standard" style:family="paragraph">
      <style:text-properties fo:font-weight="bold" style:font-weight-asian="bold" style:font-weight-complex="bold"/>
    </style:style>
    <style:style style:name="P561" style:parent-style-name="Standard" style:family="paragraph">
      <style:text-properties fo:font-weight="bold" style:font-weight-asian="bold" style:font-weight-complex="bold"/>
    </style:style>
    <style:style style:name="P562" style:parent-style-name="Standard" style:family="paragraph">
      <style:text-properties fo:font-weight="bold" style:font-weight-asian="bold" style:font-weight-complex="bold"/>
    </style:style>
    <style:style style:name="P563" style:parent-style-name="Standard" style:family="paragraph">
      <style:text-properties fo:font-weight="bold" style:font-weight-asian="bold" style:font-weight-complex="bold"/>
    </style:style>
    <style:style style:name="P564" style:parent-style-name="Standard" style:family="paragraph">
      <style:text-properties fo:font-weight="bold" style:font-weight-asian="bold" style:font-weight-complex="bold"/>
    </style:style>
    <style:style style:name="P565" style:parent-style-name="Standard" style:family="paragraph">
      <style:text-properties fo:font-weight="bold" style:font-weight-asian="bold" style:font-weight-complex="bold"/>
    </style:style>
    <style:style style:name="P566" style:parent-style-name="Standard" style:family="paragraph">
      <style:text-properties fo:font-weight="bold" style:font-weight-asian="bold" style:font-weight-complex="bold"/>
    </style:style>
    <style:style style:name="P567" style:parent-style-name="Standard" style:family="paragraph">
      <style:text-properties fo:font-weight="bold" style:font-weight-asian="bold" style:font-weight-complex="bold"/>
    </style:style>
    <style:style style:name="P568" style:parent-style-name="Standard" style:family="paragraph">
      <style:text-properties fo:font-weight="bold" style:font-weight-asian="bold" style:font-weight-complex="bold"/>
    </style:style>
    <style:style style:name="P569" style:parent-style-name="Standard" style:family="paragraph">
      <style:text-properties fo:font-weight="bold" style:font-weight-asian="bold" style:font-weight-complex="bold"/>
    </style:style>
    <style:style style:name="P570" style:parent-style-name="Standard" style:family="paragraph">
      <style:text-properties fo:font-weight="bold" style:font-weight-asian="bold" style:font-weight-complex="bold"/>
    </style:style>
    <style:style style:name="P571" style:parent-style-name="Standard" style:family="paragraph">
      <style:text-properties fo:font-weight="bold" style:font-weight-asian="bold" style:font-weight-complex="bold"/>
    </style:style>
    <style:style style:name="P572" style:parent-style-name="Standard" style:family="paragraph">
      <style:text-properties fo:font-weight="bold" style:font-weight-asian="bold" style:font-weight-complex="bold"/>
    </style:style>
    <style:style style:name="P573" style:parent-style-name="Standard" style:family="paragraph">
      <style:text-properties fo:font-weight="bold" style:font-weight-asian="bold" style:font-weight-complex="bold"/>
    </style:style>
    <style:style style:name="P574" style:parent-style-name="Standard" style:family="paragraph">
      <style:text-properties fo:font-weight="bold" style:font-weight-asian="bold" style:font-weight-complex="bold"/>
    </style:style>
    <style:style style:name="P575" style:parent-style-name="Standard" style:family="paragraph">
      <style:text-properties fo:font-weight="bold" style:font-weight-asian="bold" style:font-weight-complex="bold"/>
    </style:style>
    <style:style style:name="P576" style:parent-style-name="Standard" style:family="paragraph">
      <style:text-properties fo:font-weight="bold" style:font-weight-asian="bold" style:font-weight-complex="bold"/>
    </style:style>
    <style:style style:name="P577" style:parent-style-name="Standard" style:family="paragraph">
      <style:text-properties fo:font-weight="bold" style:font-weight-asian="bold" style:font-weight-complex="bold"/>
    </style:style>
    <style:style style:name="P578" style:parent-style-name="Standard" style:family="paragraph">
      <style:text-properties fo:font-weight="bold" style:font-weight-asian="bold" style:font-weight-complex="bold"/>
    </style:style>
    <style:style style:name="P579" style:parent-style-name="Standard" style:family="paragraph">
      <style:text-properties fo:font-weight="bold" style:font-weight-asian="bold" style:font-weight-complex="bold"/>
    </style:style>
    <style:style style:name="P580" style:parent-style-name="Standard" style:family="paragraph">
      <style:text-properties fo:font-weight="bold" style:font-weight-asian="bold" style:font-weight-complex="bold"/>
    </style:style>
    <style:style style:name="P581" style:parent-style-name="Standard" style:family="paragraph">
      <style:text-properties fo:font-weight="bold" style:font-weight-asian="bold" style:font-weight-complex="bold"/>
    </style:style>
    <style:style style:name="P582" style:parent-style-name="Standard" style:family="paragraph">
      <style:text-properties fo:font-weight="bold" style:font-weight-asian="bold" style:font-weight-complex="bold"/>
    </style:style>
    <style:style style:name="P583" style:parent-style-name="Standard" style:family="paragraph">
      <style:text-properties fo:font-weight="bold" style:font-weight-asian="bold" style:font-weight-complex="bold"/>
    </style:style>
    <style:style style:name="P584" style:parent-style-name="Standard" style:family="paragraph">
      <style:text-properties fo:font-weight="bold" style:font-weight-asian="bold" style:font-weight-complex="bold"/>
    </style:style>
    <style:style style:name="P585" style:parent-style-name="Standard" style:family="paragraph">
      <style:text-properties fo:font-weight="bold" style:font-weight-asian="bold" style:font-weight-complex="bold"/>
    </style:style>
    <style:style style:name="P586" style:parent-style-name="Standard" style:family="paragraph">
      <style:text-properties fo:font-weight="bold" style:font-weight-asian="bold" style:font-weight-complex="bold"/>
    </style:style>
    <style:style style:name="P587" style:parent-style-name="Standard" style:family="paragraph">
      <style:text-properties fo:font-weight="bold" style:font-weight-asian="bold" style:font-weight-complex="bold"/>
    </style:style>
    <style:style style:name="P588" style:parent-style-name="Standard" style:family="paragraph">
      <style:text-properties fo:font-weight="bold" style:font-weight-asian="bold" style:font-weight-complex="bold"/>
    </style:style>
    <style:style style:name="P589" style:parent-style-name="Standard" style:family="paragraph">
      <style:text-properties fo:font-weight="bold" style:font-weight-asian="bold" style:font-weight-complex="bold"/>
    </style:style>
    <style:style style:name="P590" style:parent-style-name="Standard" style:family="paragraph">
      <style:text-properties fo:font-weight="bold" style:font-weight-asian="bold" style:font-weight-complex="bold"/>
    </style:style>
    <style:style style:name="P591" style:parent-style-name="Standard" style:family="paragraph">
      <style:text-properties fo:font-weight="bold" style:font-weight-asian="bold" style:font-weight-complex="bold"/>
    </style:style>
    <style:style style:name="P592" style:parent-style-name="Standard" style:family="paragraph">
      <style:text-properties fo:font-weight="bold" style:font-weight-asian="bold" style:font-weight-complex="bold"/>
    </style:style>
    <style:style style:name="P593" style:parent-style-name="Standard" style:family="paragraph">
      <style:text-properties fo:font-weight="bold" style:font-weight-asian="bold" style:font-weight-complex="bold"/>
    </style:style>
    <style:style style:name="P594" style:parent-style-name="Standard" style:family="paragraph">
      <style:text-properties fo:font-weight="bold" style:font-weight-asian="bold" style:font-weight-complex="bold"/>
    </style:style>
    <style:style style:name="P595" style:parent-style-name="Standard" style:family="paragraph">
      <style:text-properties fo:font-weight="bold" style:font-weight-asian="bold" style:font-weight-complex="bold"/>
    </style:style>
    <style:style style:name="P596" style:parent-style-name="Standard" style:family="paragraph">
      <style:text-properties fo:font-weight="bold" style:font-weight-asian="bold" style:font-weight-complex="bold"/>
    </style:style>
    <style:style style:name="P597" style:parent-style-name="Standard" style:family="paragraph">
      <style:text-properties fo:font-weight="bold" style:font-weight-asian="bold" style:font-weight-complex="bold"/>
    </style:style>
    <style:style style:name="P598" style:parent-style-name="Standard" style:family="paragraph">
      <style:text-properties fo:font-weight="bold" style:font-weight-asian="bold" style:font-weight-complex="bold"/>
    </style:style>
    <style:style style:name="P599" style:parent-style-name="Standard" style:family="paragraph">
      <style:text-properties fo:font-weight="bold" style:font-weight-asian="bold" style:font-weight-complex="bold"/>
    </style:style>
    <style:style style:name="P600" style:parent-style-name="Standard" style:family="paragraph">
      <style:text-properties fo:font-weight="bold" style:font-weight-asian="bold" style:font-weight-complex="bold"/>
    </style:style>
    <style:style style:name="P601" style:parent-style-name="Standard" style:family="paragraph">
      <style:text-properties fo:font-weight="bold" style:font-weight-asian="bold" style:font-weight-complex="bold"/>
    </style:style>
    <style:style style:name="P602" style:parent-style-name="Standard" style:family="paragraph">
      <style:text-properties fo:font-weight="bold" style:font-weight-asian="bold" style:font-weight-complex="bold"/>
    </style:style>
    <style:style style:name="P603" style:parent-style-name="Standard" style:family="paragraph">
      <style:text-properties fo:font-weight="bold" style:font-weight-asian="bold" style:font-weight-complex="bold"/>
    </style:style>
    <style:style style:name="P604" style:parent-style-name="Standard" style:family="paragraph">
      <style:text-properties fo:font-weight="bold" style:font-weight-asian="bold" style:font-weight-complex="bold"/>
    </style:style>
    <style:style style:name="P605" style:parent-style-name="Standard" style:family="paragraph">
      <style:text-properties fo:font-weight="bold" style:font-weight-asian="bold" style:font-weight-complex="bold"/>
    </style:style>
    <style:style style:name="P606" style:parent-style-name="Standard" style:family="paragraph">
      <style:text-properties fo:font-weight="bold" style:font-weight-asian="bold" style:font-weight-complex="bold"/>
    </style:style>
    <style:style style:name="P607" style:parent-style-name="Standard" style:family="paragraph">
      <style:text-properties fo:font-weight="bold" style:font-weight-asian="bold" style:font-weight-complex="bold"/>
    </style:style>
    <style:style style:name="P608" style:parent-style-name="Standard" style:family="paragraph">
      <style:text-properties fo:font-weight="bold" style:font-weight-asian="bold" style:font-weight-complex="bold"/>
    </style:style>
    <style:style style:name="P609" style:parent-style-name="Standard" style:family="paragraph">
      <style:text-properties fo:font-weight="bold" style:font-weight-asian="bold" style:font-weight-complex="bold"/>
    </style:style>
    <style:style style:name="P610" style:parent-style-name="Standard" style:family="paragraph">
      <style:text-properties fo:font-weight="bold" style:font-weight-asian="bold" style:font-weight-complex="bold"/>
    </style:style>
    <style:style style:name="P611" style:parent-style-name="Standard" style:family="paragraph">
      <style:text-properties fo:font-weight="bold" style:font-weight-asian="bold" style:font-weight-complex="bold"/>
    </style:style>
    <style:style style:name="P612" style:parent-style-name="Standard" style:family="paragraph">
      <style:text-properties fo:font-weight="bold" style:font-weight-asian="bold" style:font-weight-complex="bold"/>
    </style:style>
    <style:style style:name="P613" style:parent-style-name="Standard" style:family="paragraph">
      <style:text-properties fo:font-weight="bold" style:font-weight-asian="bold" style:font-weight-complex="bold"/>
    </style:style>
    <style:style style:name="P614" style:parent-style-name="Standard" style:family="paragraph">
      <style:text-properties fo:font-weight="bold" style:font-weight-asian="bold" style:font-weight-complex="bold"/>
    </style:style>
    <style:style style:name="P615" style:parent-style-name="Standard" style:family="paragraph">
      <style:text-properties fo:font-weight="bold" style:font-weight-asian="bold" style:font-weight-complex="bold"/>
    </style:style>
    <style:style style:name="P616" style:parent-style-name="Standard" style:family="paragraph">
      <style:text-properties fo:font-weight="bold" style:font-weight-asian="bold" style:font-weight-complex="bold"/>
    </style:style>
    <style:style style:name="P617" style:parent-style-name="Standard" style:family="paragraph">
      <style:text-properties fo:font-weight="bold" style:font-weight-asian="bold" style:font-weight-complex="bold"/>
    </style:style>
    <style:style style:name="P618" style:parent-style-name="Standard" style:family="paragraph">
      <style:text-properties fo:font-weight="bold" style:font-weight-asian="bold" style:font-weight-complex="bold"/>
    </style:style>
    <style:style style:name="P619" style:parent-style-name="Standard" style:family="paragraph">
      <style:text-properties fo:font-weight="bold" style:font-weight-asian="bold" style:font-weight-complex="bold"/>
    </style:style>
    <style:style style:name="P620" style:parent-style-name="Standard" style:family="paragraph">
      <style:text-properties fo:font-weight="bold" style:font-weight-asian="bold" style:font-weight-complex="bold"/>
    </style:style>
    <style:style style:name="P621" style:parent-style-name="Standard" style:family="paragraph">
      <style:text-properties fo:font-weight="bold" style:font-weight-asian="bold" style:font-weight-complex="bold"/>
    </style:style>
    <style:style style:name="P622" style:parent-style-name="Standard" style:family="paragraph">
      <style:text-properties fo:font-weight="bold" style:font-weight-asian="bold" style:font-weight-complex="bold"/>
    </style:style>
    <style:style style:name="P623" style:parent-style-name="Standard" style:family="paragraph">
      <style:text-properties fo:font-weight="bold" style:font-weight-asian="bold" style:font-weight-complex="bold"/>
    </style:style>
    <style:style style:name="P624" style:parent-style-name="Standard" style:family="paragraph">
      <style:text-properties fo:font-weight="bold" style:font-weight-asian="bold" style:font-weight-complex="bold"/>
    </style:style>
    <style:style style:name="P625" style:parent-style-name="Standard" style:family="paragraph">
      <style:text-properties fo:font-weight="bold" style:font-weight-asian="bold" style:font-weight-complex="bold"/>
    </style:style>
    <style:style style:name="P626" style:parent-style-name="Standard" style:family="paragraph">
      <style:text-properties fo:font-weight="bold" style:font-weight-asian="bold" style:font-weight-complex="bold"/>
    </style:style>
    <style:style style:name="P627" style:parent-style-name="Standard" style:family="paragraph">
      <style:text-properties fo:font-weight="bold" style:font-weight-asian="bold" style:font-weight-complex="bold"/>
    </style:style>
    <style:style style:name="P628" style:parent-style-name="Standard" style:family="paragraph">
      <style:text-properties fo:font-weight="bold" style:font-weight-asian="bold" style:font-weight-complex="bold"/>
    </style:style>
    <style:style style:name="P629" style:parent-style-name="Standard" style:family="paragraph">
      <style:text-properties fo:font-weight="bold" style:font-weight-asian="bold" style:font-weight-complex="bold"/>
    </style:style>
    <style:style style:name="P630" style:parent-style-name="Standard" style:family="paragraph">
      <style:text-properties fo:font-weight="bold" style:font-weight-asian="bold" style:font-weight-complex="bold"/>
    </style:style>
    <style:style style:name="P631" style:parent-style-name="Standard" style:family="paragraph">
      <style:text-properties fo:font-weight="bold" style:font-weight-asian="bold" style:font-weight-complex="bold"/>
    </style:style>
    <style:style style:name="P632" style:parent-style-name="Standard" style:family="paragraph">
      <style:text-properties fo:font-weight="bold" style:font-weight-asian="bold" style:font-weight-complex="bold"/>
    </style:style>
    <style:style style:name="P633" style:parent-style-name="Standard" style:family="paragraph">
      <style:text-properties fo:font-weight="bold" style:font-weight-asian="bold" style:font-weight-complex="bold"/>
    </style:style>
    <style:style style:name="P634" style:parent-style-name="Standard" style:family="paragraph">
      <style:text-properties fo:font-weight="bold" style:font-weight-asian="bold" style:font-weight-complex="bold"/>
    </style:style>
    <style:style style:name="P635" style:parent-style-name="Standard" style:family="paragraph">
      <style:text-properties fo:font-weight="bold" style:font-weight-asian="bold" style:font-weight-complex="bold"/>
    </style:style>
    <style:style style:name="P636" style:parent-style-name="Standard" style:family="paragraph">
      <style:text-properties fo:font-weight="bold" style:font-weight-asian="bold" style:font-weight-complex="bold"/>
    </style:style>
    <style:style style:name="P637" style:parent-style-name="Standard" style:family="paragraph">
      <style:text-properties fo:font-weight="bold" style:font-weight-asian="bold" style:font-weight-complex="bold"/>
    </style:style>
    <style:style style:name="P638" style:parent-style-name="Standard" style:family="paragraph">
      <style:text-properties fo:font-weight="bold" style:font-weight-asian="bold" style:font-weight-complex="bold"/>
    </style:style>
    <style:style style:name="P639" style:parent-style-name="Standard" style:family="paragraph">
      <style:text-properties fo:font-weight="bold" style:font-weight-asian="bold" style:font-weight-complex="bold"/>
    </style:style>
    <style:style style:name="P640" style:parent-style-name="Standard" style:family="paragraph">
      <style:text-properties fo:font-weight="bold" style:font-weight-asian="bold" style:font-weight-complex="bold"/>
    </style:style>
    <style:style style:name="P641" style:parent-style-name="Standard" style:family="paragraph">
      <style:text-properties fo:font-weight="bold" style:font-weight-asian="bold" style:font-weight-complex="bold"/>
    </style:style>
    <style:style style:name="P642" style:parent-style-name="Standard" style:family="paragraph">
      <style:text-properties fo:font-weight="bold" style:font-weight-asian="bold" style:font-weight-complex="bold"/>
    </style:style>
    <style:style style:name="P643" style:parent-style-name="Standard" style:family="paragraph">
      <style:text-properties fo:font-weight="bold" style:font-weight-asian="bold" style:font-weight-complex="bold"/>
    </style:style>
    <style:style style:name="P644" style:parent-style-name="Standard" style:family="paragraph">
      <style:text-properties fo:font-weight="bold" style:font-weight-asian="bold" style:font-weight-complex="bold"/>
    </style:style>
    <style:style style:name="P645" style:parent-style-name="Standard" style:family="paragraph">
      <style:text-properties fo:font-weight="bold" style:font-weight-asian="bold" style:font-weight-complex="bold"/>
    </style:style>
    <style:style style:name="P646" style:parent-style-name="Standard" style:family="paragraph">
      <style:text-properties fo:font-weight="bold" style:font-weight-asian="bold" style:font-weight-complex="bold"/>
    </style:style>
    <style:style style:name="P647" style:parent-style-name="Standard" style:family="paragraph">
      <style:text-properties fo:font-weight="bold" style:font-weight-asian="bold" style:font-weight-complex="bold"/>
    </style:style>
    <style:style style:name="P648" style:parent-style-name="Standard" style:family="paragraph">
      <style:text-properties fo:font-weight="bold" style:font-weight-asian="bold" style:font-weight-complex="bold"/>
    </style:style>
    <style:style style:name="P649" style:parent-style-name="Standard" style:family="paragraph">
      <style:text-properties fo:font-weight="bold" style:font-weight-asian="bold" style:font-weight-complex="bold"/>
    </style:style>
    <style:style style:name="P650" style:parent-style-name="Standard" style:family="paragraph">
      <style:text-properties fo:font-weight="bold" style:font-weight-asian="bold" style:font-weight-complex="bold"/>
    </style:style>
    <style:style style:name="P651" style:parent-style-name="Standard" style:family="paragraph">
      <style:text-properties fo:font-weight="bold" style:font-weight-asian="bold" style:font-weight-complex="bold"/>
    </style:style>
    <style:style style:name="P652" style:parent-style-name="Standard" style:family="paragraph">
      <style:text-properties fo:font-weight="bold" style:font-weight-asian="bold" style:font-weight-complex="bold"/>
    </style:style>
    <style:style style:name="P653" style:parent-style-name="Standard" style:family="paragraph">
      <style:text-properties fo:font-weight="bold" style:font-weight-asian="bold" style:font-weight-complex="bold"/>
    </style:style>
    <style:style style:name="P654" style:parent-style-name="Standard" style:family="paragraph">
      <style:text-properties fo:font-weight="bold" style:font-weight-asian="bold" style:font-weight-complex="bold"/>
    </style:style>
    <style:style style:name="P655" style:parent-style-name="Standard" style:family="paragraph">
      <style:text-properties fo:font-weight="bold" style:font-weight-asian="bold" style:font-weight-complex="bold"/>
    </style:style>
    <style:style style:name="P656" style:parent-style-name="Standard" style:family="paragraph">
      <style:text-properties fo:font-weight="bold" style:font-weight-asian="bold" style:font-weight-complex="bold"/>
    </style:style>
    <style:style style:name="P657" style:parent-style-name="Standard" style:family="paragraph">
      <style:text-properties fo:font-weight="bold" style:font-weight-asian="bold" style:font-weight-complex="bold"/>
    </style:style>
    <style:style style:name="P658" style:parent-style-name="Standard" style:family="paragraph">
      <style:text-properties fo:font-weight="bold" style:font-weight-asian="bold" style:font-weight-complex="bold"/>
    </style:style>
    <style:style style:name="P659" style:parent-style-name="Standard" style:family="paragraph">
      <style:text-properties fo:font-weight="bold" style:font-weight-asian="bold" style:font-weight-complex="bold"/>
    </style:style>
    <style:style style:name="P660" style:parent-style-name="Standard" style:family="paragraph">
      <style:text-properties fo:font-weight="bold" style:font-weight-asian="bold" style:font-weight-complex="bold"/>
    </style:style>
    <style:style style:name="P661" style:parent-style-name="Standard" style:family="paragraph">
      <style:text-properties fo:font-weight="bold" style:font-weight-asian="bold" style:font-weight-complex="bold"/>
    </style:style>
    <style:style style:name="P662" style:parent-style-name="Standard" style:family="paragraph">
      <style:text-properties fo:font-weight="bold" style:font-weight-asian="bold" style:font-weight-complex="bold"/>
    </style:style>
    <style:style style:name="P663" style:parent-style-name="Standard" style:family="paragraph">
      <style:text-properties fo:font-weight="bold" style:font-weight-asian="bold" style:font-weight-complex="bold"/>
    </style:style>
    <style:style style:name="P664" style:parent-style-name="Standard" style:family="paragraph">
      <style:text-properties fo:font-weight="bold" style:font-weight-asian="bold" style:font-weight-complex="bold"/>
    </style:style>
    <style:style style:name="P665" style:parent-style-name="Standard" style:family="paragraph">
      <style:text-properties fo:font-weight="bold" style:font-weight-asian="bold" style:font-weight-complex="bold"/>
    </style:style>
    <style:style style:name="P666" style:parent-style-name="Standard" style:family="paragraph">
      <style:text-properties fo:font-weight="bold" style:font-weight-asian="bold" style:font-weight-complex="bold"/>
    </style:style>
    <style:style style:name="P667" style:parent-style-name="Standard" style:family="paragraph">
      <style:text-properties fo:font-weight="bold" style:font-weight-asian="bold" style:font-weight-complex="bold"/>
    </style:style>
    <style:style style:name="P668" style:parent-style-name="Standard" style:family="paragraph">
      <style:text-properties fo:font-weight="bold" style:font-weight-asian="bold" style:font-weight-complex="bold"/>
    </style:style>
    <style:style style:name="P669" style:parent-style-name="Standard" style:family="paragraph">
      <style:text-properties fo:font-weight="bold" style:font-weight-asian="bold" style:font-weight-complex="bold"/>
    </style:style>
    <style:style style:name="P670" style:parent-style-name="Standard" style:family="paragraph">
      <style:text-properties fo:font-weight="bold" style:font-weight-asian="bold" style:font-weight-complex="bold"/>
    </style:style>
    <style:style style:name="P671" style:parent-style-name="Standard" style:family="paragraph">
      <style:text-properties fo:font-weight="bold" style:font-weight-asian="bold" style:font-weight-complex="bold"/>
    </style:style>
    <style:style style:name="P672" style:parent-style-name="Standard" style:family="paragraph">
      <style:text-properties fo:font-weight="bold" style:font-weight-asian="bold" style:font-weight-complex="bold"/>
    </style:style>
    <style:style style:name="P673" style:parent-style-name="Standard" style:family="paragraph">
      <style:text-properties fo:font-weight="bold" style:font-weight-asian="bold" style:font-weight-complex="bold"/>
    </style:style>
    <style:style style:name="P674" style:parent-style-name="Standard" style:family="paragraph">
      <style:text-properties fo:font-weight="bold" style:font-weight-asian="bold" style:font-weight-complex="bold"/>
    </style:style>
    <style:style style:name="P675" style:parent-style-name="Standard" style:family="paragraph">
      <style:text-properties fo:font-weight="bold" style:font-weight-asian="bold" style:font-weight-complex="bold"/>
    </style:style>
    <style:style style:name="P676" style:parent-style-name="Standard" style:family="paragraph">
      <style:text-properties fo:font-weight="bold" style:font-weight-asian="bold" style:font-weight-complex="bold"/>
    </style:style>
    <style:style style:name="P677" style:parent-style-name="Standard" style:family="paragraph">
      <style:text-properties fo:font-weight="bold" style:font-weight-asian="bold" style:font-weight-complex="bold"/>
    </style:style>
    <style:style style:name="P678" style:parent-style-name="Standard" style:family="paragraph">
      <style:text-properties fo:font-weight="bold" style:font-weight-asian="bold" style:font-weight-complex="bold"/>
    </style:style>
    <style:style style:name="P679" style:parent-style-name="Standard" style:family="paragraph">
      <style:text-properties fo:font-weight="bold" style:font-weight-asian="bold" style:font-weight-complex="bold"/>
    </style:style>
    <style:style style:name="P680" style:parent-style-name="Standard" style:family="paragraph">
      <style:text-properties fo:font-weight="bold" style:font-weight-asian="bold" style:font-weight-complex="bold"/>
    </style:style>
    <style:style style:name="P681" style:parent-style-name="Standard" style:family="paragraph">
      <style:text-properties fo:font-weight="bold" style:font-weight-asian="bold" style:font-weight-complex="bold"/>
    </style:style>
    <style:style style:name="P682" style:parent-style-name="Standard" style:family="paragraph">
      <style:text-properties fo:font-weight="bold" style:font-weight-asian="bold" style:font-weight-complex="bold"/>
    </style:style>
    <style:style style:name="P683" style:parent-style-name="Standard" style:family="paragraph">
      <style:text-properties fo:font-weight="bold" style:font-weight-asian="bold" style:font-weight-complex="bold"/>
    </style:style>
    <style:style style:name="P684" style:parent-style-name="Standard" style:family="paragraph">
      <style:text-properties fo:font-weight="bold" style:font-weight-asian="bold" style:font-weight-complex="bold"/>
    </style:style>
    <style:style style:name="P685" style:parent-style-name="Standard" style:family="paragraph">
      <style:text-properties fo:font-weight="bold" style:font-weight-asian="bold" style:font-weight-complex="bold"/>
    </style:style>
    <style:style style:name="P686" style:parent-style-name="Standard" style:family="paragraph">
      <style:text-properties fo:font-weight="bold" style:font-weight-asian="bold" style:font-weight-complex="bold"/>
    </style:style>
    <style:style style:name="P687" style:parent-style-name="Standard" style:family="paragraph">
      <style:text-properties fo:font-weight="bold" style:font-weight-asian="bold" style:font-weight-complex="bold"/>
    </style:style>
    <style:style style:name="P688" style:parent-style-name="Standard" style:family="paragraph">
      <style:text-properties fo:font-weight="bold" style:font-weight-asian="bold" style:font-weight-complex="bold"/>
    </style:style>
    <style:style style:name="P689" style:parent-style-name="Standard" style:family="paragraph">
      <style:text-properties fo:font-weight="bold" style:font-weight-asian="bold" style:font-weight-complex="bold"/>
    </style:style>
    <style:style style:name="P690" style:parent-style-name="Standard" style:family="paragraph">
      <style:text-properties fo:font-weight="bold" style:font-weight-asian="bold" style:font-weight-complex="bold"/>
    </style:style>
    <style:style style:name="P691" style:parent-style-name="Standard" style:family="paragraph">
      <style:text-properties fo:font-weight="bold" style:font-weight-asian="bold" style:font-weight-complex="bold"/>
    </style:style>
    <style:style style:name="P692" style:parent-style-name="Standard" style:family="paragraph">
      <style:text-properties fo:font-weight="bold" style:font-weight-asian="bold" style:font-weight-complex="bold"/>
    </style:style>
    <style:style style:name="P693" style:parent-style-name="Standard" style:family="paragraph">
      <style:text-properties fo:font-weight="bold" style:font-weight-asian="bold" style:font-weight-complex="bold"/>
    </style:style>
    <style:style style:name="P694" style:parent-style-name="Standard" style:family="paragraph">
      <style:text-properties fo:font-weight="bold" style:font-weight-asian="bold" style:font-weight-complex="bold"/>
    </style:style>
    <style:style style:name="P695" style:parent-style-name="Standard" style:family="paragraph">
      <style:text-properties fo:font-weight="bold" style:font-weight-asian="bold" style:font-weight-complex="bold"/>
    </style:style>
    <style:style style:name="P696" style:parent-style-name="Standard" style:family="paragraph">
      <style:text-properties fo:font-weight="bold" style:font-weight-asian="bold" style:font-weight-complex="bold"/>
    </style:style>
    <style:style style:name="P697" style:parent-style-name="Standard" style:family="paragraph">
      <style:text-properties fo:font-weight="bold" style:font-weight-asian="bold" style:font-weight-complex="bold"/>
    </style:style>
    <style:style style:name="P698" style:parent-style-name="Standard" style:family="paragraph">
      <style:text-properties fo:font-weight="bold" style:font-weight-asian="bold" style:font-weight-complex="bold"/>
    </style:style>
    <style:style style:name="P699" style:parent-style-name="Standard" style:family="paragraph">
      <style:text-properties fo:font-weight="bold" style:font-weight-asian="bold" style:font-weight-complex="bold"/>
    </style:style>
    <style:style style:name="P700" style:parent-style-name="Standard" style:family="paragraph">
      <style:text-properties fo:font-weight="bold" style:font-weight-asian="bold" style:font-weight-complex="bold"/>
    </style:style>
    <style:style style:name="P701" style:parent-style-name="Standard" style:family="paragraph">
      <style:text-properties fo:font-weight="bold" style:font-weight-asian="bold" style:font-weight-complex="bold"/>
    </style:style>
    <style:style style:name="P702" style:parent-style-name="Standard" style:family="paragraph">
      <style:text-properties fo:font-weight="bold" style:font-weight-asian="bold" style:font-weight-complex="bold"/>
    </style:style>
    <style:style style:name="P703" style:parent-style-name="Standard" style:family="paragraph">
      <style:text-properties fo:font-weight="bold" style:font-weight-asian="bold" style:font-weight-complex="bold"/>
    </style:style>
    <style:style style:name="P704" style:parent-style-name="Standard" style:family="paragraph">
      <style:text-properties fo:font-weight="bold" style:font-weight-asian="bold" style:font-weight-complex="bold"/>
    </style:style>
    <style:style style:name="P705" style:parent-style-name="Standard" style:family="paragraph">
      <style:text-properties fo:font-weight="bold" style:font-weight-asian="bold" style:font-weight-complex="bold"/>
    </style:style>
    <style:style style:name="P706" style:parent-style-name="Standard" style:family="paragraph">
      <style:text-properties fo:font-weight="bold" style:font-weight-asian="bold" style:font-weight-complex="bold"/>
    </style:style>
    <style:style style:name="P707" style:parent-style-name="Standard" style:family="paragraph">
      <style:text-properties fo:font-weight="bold" style:font-weight-asian="bold" style:font-weight-complex="bold"/>
    </style:style>
    <style:style style:name="P708" style:parent-style-name="Standard" style:family="paragraph">
      <style:text-properties fo:font-weight="bold" style:font-weight-asian="bold" style:font-weight-complex="bold"/>
    </style:style>
    <style:style style:name="P709" style:parent-style-name="Standard" style:family="paragraph">
      <style:text-properties fo:font-weight="bold" style:font-weight-asian="bold" style:font-weight-complex="bold"/>
    </style:style>
    <style:style style:name="P710" style:parent-style-name="Standard" style:family="paragraph">
      <style:text-properties fo:font-weight="bold" style:font-weight-asian="bold" style:font-weight-complex="bold"/>
    </style:style>
    <style:style style:name="P711" style:parent-style-name="Standard" style:family="paragraph">
      <style:text-properties fo:font-weight="bold" style:font-weight-asian="bold" style:font-weight-complex="bold"/>
    </style:style>
    <style:style style:name="P712" style:parent-style-name="Standard" style:family="paragraph">
      <style:text-properties fo:font-weight="bold" style:font-weight-asian="bold" style:font-weight-complex="bold"/>
    </style:style>
    <style:style style:name="P713" style:parent-style-name="Standard" style:family="paragraph">
      <style:text-properties fo:font-weight="bold" style:font-weight-asian="bold" style:font-weight-complex="bold"/>
    </style:style>
    <style:style style:name="P714" style:parent-style-name="Standard" style:family="paragraph">
      <style:text-properties fo:font-weight="bold" style:font-weight-asian="bold" style:font-weight-complex="bold"/>
    </style:style>
    <style:style style:name="P715" style:parent-style-name="Standard" style:family="paragraph">
      <style:text-properties fo:font-weight="bold" style:font-weight-asian="bold" style:font-weight-complex="bold"/>
    </style:style>
    <style:style style:name="P716" style:parent-style-name="Standard" style:family="paragraph">
      <style:text-properties fo:font-weight="bold" style:font-weight-asian="bold" style:font-weight-complex="bold"/>
    </style:style>
    <style:style style:name="P717" style:parent-style-name="Standard" style:family="paragraph">
      <style:text-properties fo:font-weight="bold" style:font-weight-asian="bold" style:font-weight-complex="bold"/>
    </style:style>
    <style:style style:name="P718" style:parent-style-name="Standard" style:family="paragraph">
      <style:text-properties fo:font-weight="bold" style:font-weight-asian="bold" style:font-weight-complex="bold"/>
    </style:style>
    <style:style style:name="P719" style:parent-style-name="Standard" style:family="paragraph">
      <style:text-properties fo:font-weight="bold" style:font-weight-asian="bold" style:font-weight-complex="bold"/>
    </style:style>
    <style:style style:name="P720" style:parent-style-name="Standard" style:family="paragraph">
      <style:text-properties fo:font-weight="bold" style:font-weight-asian="bold" style:font-weight-complex="bold"/>
    </style:style>
    <style:style style:name="P721" style:parent-style-name="Standard" style:family="paragraph">
      <style:text-properties fo:font-weight="bold" style:font-weight-asian="bold" style:font-weight-complex="bold"/>
    </style:style>
    <style:style style:name="P722" style:parent-style-name="Standard" style:family="paragraph">
      <style:text-properties fo:font-weight="bold" style:font-weight-asian="bold" style:font-weight-complex="bold"/>
    </style:style>
    <style:style style:name="P723" style:parent-style-name="Standard" style:family="paragraph">
      <style:text-properties fo:font-weight="bold" style:font-weight-asian="bold" style:font-weight-complex="bold"/>
    </style:style>
    <style:style style:name="P724" style:parent-style-name="Standard" style:family="paragraph">
      <style:text-properties fo:font-weight="bold" style:font-weight-asian="bold" style:font-weight-complex="bold"/>
    </style:style>
    <style:style style:name="P725" style:parent-style-name="Standard" style:family="paragraph">
      <style:text-properties fo:font-weight="bold" style:font-weight-asian="bold" style:font-weight-complex="bold"/>
    </style:style>
    <style:style style:name="P726" style:parent-style-name="Standard" style:family="paragraph">
      <style:text-properties fo:font-weight="bold" style:font-weight-asian="bold" style:font-weight-complex="bold"/>
    </style:style>
    <style:style style:name="P727" style:parent-style-name="Standard" style:family="paragraph">
      <style:text-properties fo:font-weight="bold" style:font-weight-asian="bold" style:font-weight-complex="bold"/>
    </style:style>
    <style:style style:name="P728" style:parent-style-name="Standard" style:family="paragraph">
      <style:text-properties fo:font-weight="bold" style:font-weight-asian="bold" style:font-weight-complex="bold"/>
    </style:style>
    <style:style style:name="P729" style:parent-style-name="Standard" style:family="paragraph">
      <style:text-properties fo:font-weight="bold" style:font-weight-asian="bold" style:font-weight-complex="bold"/>
    </style:style>
    <style:style style:name="P730" style:parent-style-name="Standard" style:family="paragraph">
      <style:text-properties fo:font-weight="bold" style:font-weight-asian="bold" style:font-weight-complex="bold"/>
    </style:style>
    <style:style style:name="P731" style:parent-style-name="Standard" style:family="paragraph">
      <style:text-properties fo:font-weight="bold" style:font-weight-asian="bold" style:font-weight-complex="bold"/>
    </style:style>
    <style:style style:name="P732" style:parent-style-name="Standard" style:family="paragraph">
      <style:text-properties fo:font-weight="bold" style:font-weight-asian="bold" style:font-weight-complex="bold"/>
    </style:style>
    <style:style style:name="P733" style:parent-style-name="Standard" style:family="paragraph">
      <style:text-properties fo:font-weight="bold" style:font-weight-asian="bold" style:font-weight-complex="bold"/>
    </style:style>
    <style:style style:name="P734" style:parent-style-name="Standard" style:family="paragraph">
      <style:text-properties fo:font-weight="bold" style:font-weight-asian="bold" style:font-weight-complex="bold"/>
    </style:style>
    <style:style style:name="P735" style:parent-style-name="Standard" style:family="paragraph">
      <style:text-properties fo:font-weight="bold" style:font-weight-asian="bold" style:font-weight-complex="bold"/>
    </style:style>
    <style:style style:name="P736" style:parent-style-name="Standard" style:family="paragraph">
      <style:text-properties fo:font-weight="bold" style:font-weight-asian="bold" style:font-weight-complex="bold"/>
    </style:style>
    <style:style style:name="P737" style:parent-style-name="Standard" style:family="paragraph">
      <style:text-properties fo:font-weight="bold" style:font-weight-asian="bold" style:font-weight-complex="bold"/>
    </style:style>
    <style:style style:name="P738" style:parent-style-name="Standard" style:family="paragraph">
      <style:text-properties fo:font-weight="bold" style:font-weight-asian="bold" style:font-weight-complex="bold"/>
    </style:style>
    <style:style style:name="P739" style:parent-style-name="Standard" style:family="paragraph">
      <style:text-properties fo:font-weight="bold" style:font-weight-asian="bold" style:font-weight-complex="bold"/>
    </style:style>
    <style:style style:name="P740" style:parent-style-name="Standard" style:family="paragraph">
      <style:text-properties fo:font-weight="bold" style:font-weight-asian="bold" style:font-weight-complex="bold"/>
    </style:style>
    <style:style style:name="P741" style:parent-style-name="Standard" style:family="paragraph">
      <style:text-properties fo:font-weight="bold" style:font-weight-asian="bold" style:font-weight-complex="bold"/>
    </style:style>
    <style:style style:name="P742" style:parent-style-name="Standard" style:family="paragraph">
      <style:text-properties fo:font-weight="bold" style:font-weight-asian="bold" style:font-weight-complex="bold"/>
    </style:style>
    <style:style style:name="P743" style:parent-style-name="Standard" style:family="paragraph">
      <style:text-properties fo:font-weight="bold" style:font-weight-asian="bold" style:font-weight-complex="bold"/>
    </style:style>
    <style:style style:name="P744" style:parent-style-name="Standard" style:family="paragraph">
      <style:text-properties fo:font-weight="bold" style:font-weight-asian="bold" style:font-weight-complex="bold"/>
    </style:style>
    <style:style style:name="P745" style:parent-style-name="Standard" style:family="paragraph">
      <style:text-properties fo:font-weight="bold" style:font-weight-asian="bold" style:font-weight-complex="bold"/>
    </style:style>
    <style:style style:name="P746" style:parent-style-name="Standard" style:family="paragraph">
      <style:text-properties fo:font-weight="bold" style:font-weight-asian="bold" style:font-weight-complex="bold"/>
    </style:style>
    <style:style style:name="P747" style:parent-style-name="Standard" style:family="paragraph">
      <style:text-properties fo:font-weight="bold" style:font-weight-asian="bold" style:font-weight-complex="bold"/>
    </style:style>
    <style:style style:name="P748" style:parent-style-name="Standard" style:family="paragraph">
      <style:text-properties fo:font-weight="bold" style:font-weight-asian="bold" style:font-weight-complex="bold"/>
    </style:style>
    <style:style style:name="P749" style:parent-style-name="Standard" style:family="paragraph">
      <style:text-properties fo:font-weight="bold" style:font-weight-asian="bold" style:font-weight-complex="bold"/>
    </style:style>
    <style:style style:name="P750" style:parent-style-name="Standard" style:family="paragraph">
      <style:text-properties fo:font-weight="bold" style:font-weight-asian="bold" style:font-weight-complex="bold"/>
    </style:style>
    <style:style style:name="P751" style:parent-style-name="Standard" style:family="paragraph">
      <style:text-properties fo:font-weight="bold" style:font-weight-asian="bold" style:font-weight-complex="bold"/>
    </style:style>
    <style:style style:name="P752" style:parent-style-name="Standard" style:family="paragraph">
      <style:text-properties fo:font-weight="bold" style:font-weight-asian="bold" style:font-weight-complex="bold"/>
    </style:style>
    <style:style style:name="P753" style:parent-style-name="Standard" style:family="paragraph">
      <style:text-properties fo:font-weight="bold" style:font-weight-asian="bold" style:font-weight-complex="bold"/>
    </style:style>
    <style:style style:name="P754" style:parent-style-name="Standard" style:family="paragraph">
      <style:text-properties fo:font-weight="bold" style:font-weight-asian="bold" style:font-weight-complex="bold"/>
    </style:style>
    <style:style style:name="P755" style:parent-style-name="Standard" style:family="paragraph">
      <style:text-properties fo:font-weight="bold" style:font-weight-asian="bold" style:font-weight-complex="bold"/>
    </style:style>
    <style:style style:name="P756" style:parent-style-name="Standard" style:family="paragraph">
      <style:text-properties fo:font-weight="bold" style:font-weight-asian="bold" style:font-weight-complex="bold"/>
    </style:style>
    <style:style style:name="P757" style:parent-style-name="Standard" style:family="paragraph">
      <style:text-properties fo:font-weight="bold" style:font-weight-asian="bold" style:font-weight-complex="bold"/>
    </style:style>
    <style:style style:name="P758" style:parent-style-name="Standard" style:family="paragraph">
      <style:text-properties fo:font-weight="bold" style:font-weight-asian="bold" style:font-weight-complex="bold"/>
    </style:style>
    <style:style style:name="P759" style:parent-style-name="Standard" style:family="paragraph">
      <style:text-properties fo:font-weight="bold" style:font-weight-asian="bold" style:font-weight-complex="bold"/>
    </style:style>
    <style:style style:name="P760" style:parent-style-name="Standard" style:family="paragraph">
      <style:text-properties fo:font-weight="bold" style:font-weight-asian="bold" style:font-weight-complex="bold"/>
    </style:style>
    <style:style style:name="P761" style:parent-style-name="Standard" style:family="paragraph">
      <style:text-properties fo:font-weight="bold" style:font-weight-asian="bold" style:font-weight-complex="bold"/>
    </style:style>
    <style:style style:name="P762" style:parent-style-name="Standard" style:family="paragraph">
      <style:text-properties fo:font-weight="bold" style:font-weight-asian="bold" style:font-weight-complex="bold"/>
    </style:style>
    <style:style style:name="P763" style:parent-style-name="Standard" style:family="paragraph">
      <style:text-properties fo:font-weight="bold" style:font-weight-asian="bold" style:font-weight-complex="bold"/>
    </style:style>
    <style:style style:name="P764" style:parent-style-name="Standard" style:family="paragraph">
      <style:text-properties fo:font-weight="bold" style:font-weight-asian="bold" style:font-weight-complex="bold"/>
    </style:style>
    <style:style style:name="P765" style:parent-style-name="Standard" style:family="paragraph">
      <style:text-properties fo:font-weight="bold" style:font-weight-asian="bold" style:font-weight-complex="bold"/>
    </style:style>
    <style:style style:name="P766" style:parent-style-name="Standard" style:family="paragraph">
      <style:text-properties fo:font-weight="bold" style:font-weight-asian="bold" style:font-weight-complex="bold"/>
    </style:style>
    <style:style style:name="P767" style:parent-style-name="Standard" style:family="paragraph">
      <style:text-properties fo:font-weight="bold" style:font-weight-asian="bold" style:font-weight-complex="bold"/>
    </style:style>
    <style:style style:name="P768" style:parent-style-name="Standard" style:family="paragraph">
      <style:text-properties fo:font-weight="bold" style:font-weight-asian="bold" style:font-weight-complex="bold"/>
    </style:style>
    <style:style style:name="P769" style:parent-style-name="Standard" style:family="paragraph">
      <style:text-properties fo:font-weight="bold" style:font-weight-asian="bold" style:font-weight-complex="bold"/>
    </style:style>
    <style:style style:name="P770" style:parent-style-name="Standard" style:family="paragraph">
      <style:text-properties fo:font-weight="bold" style:font-weight-asian="bold" style:font-weight-complex="bold"/>
    </style:style>
    <style:style style:name="P771" style:parent-style-name="Standard" style:family="paragraph">
      <style:text-properties fo:font-weight="bold" style:font-weight-asian="bold" style:font-weight-complex="bold"/>
    </style:style>
    <style:style style:name="P772" style:parent-style-name="Standard" style:family="paragraph">
      <style:text-properties fo:font-weight="bold" style:font-weight-asian="bold" style:font-weight-complex="bold"/>
    </style:style>
    <style:style style:name="P773" style:parent-style-name="Standard" style:family="paragraph">
      <style:text-properties fo:font-weight="bold" style:font-weight-asian="bold" style:font-weight-complex="bold"/>
    </style:style>
    <style:style style:name="P774" style:parent-style-name="Standard" style:family="paragraph">
      <style:text-properties fo:font-weight="bold" style:font-weight-asian="bold" style:font-weight-complex="bold"/>
    </style:style>
    <style:style style:name="P775" style:parent-style-name="Standard" style:family="paragraph">
      <style:text-properties fo:font-weight="bold" style:font-weight-asian="bold" style:font-weight-complex="bold"/>
    </style:style>
    <style:style style:name="P776" style:parent-style-name="Standard" style:family="paragraph">
      <style:text-properties fo:font-weight="bold" style:font-weight-asian="bold" style:font-weight-complex="bold"/>
    </style:style>
    <style:style style:name="P777" style:parent-style-name="Standard" style:family="paragraph">
      <style:text-properties fo:font-weight="bold" style:font-weight-asian="bold" style:font-weight-complex="bold"/>
    </style:style>
    <style:style style:name="P778" style:parent-style-name="Standard" style:family="paragraph">
      <style:text-properties fo:font-weight="bold" style:font-weight-asian="bold" style:font-weight-complex="bold"/>
    </style:style>
    <style:style style:name="P779" style:parent-style-name="Standard" style:family="paragraph">
      <style:text-properties fo:font-weight="bold" style:font-weight-asian="bold" style:font-weight-complex="bold"/>
    </style:style>
    <style:style style:name="P780" style:parent-style-name="Standard" style:family="paragraph">
      <style:text-properties fo:font-weight="bold" style:font-weight-asian="bold" style:font-weight-complex="bold"/>
    </style:style>
    <style:style style:name="P781" style:parent-style-name="Standard" style:family="paragraph">
      <style:text-properties fo:font-weight="bold" style:font-weight-asian="bold" style:font-weight-complex="bold"/>
    </style:style>
    <style:style style:name="P782" style:parent-style-name="Standard" style:family="paragraph">
      <style:text-properties fo:font-weight="bold" style:font-weight-asian="bold" style:font-weight-complex="bold"/>
    </style:style>
    <style:style style:name="P783" style:parent-style-name="Standard" style:family="paragraph">
      <style:text-properties fo:font-weight="bold" style:font-weight-asian="bold" style:font-weight-complex="bold"/>
    </style:style>
    <style:style style:name="P784" style:parent-style-name="Standard" style:family="paragraph">
      <style:text-properties fo:font-weight="bold" style:font-weight-asian="bold" style:font-weight-complex="bold"/>
    </style:style>
    <style:style style:name="P785" style:parent-style-name="Standard" style:family="paragraph">
      <style:text-properties fo:font-weight="bold" style:font-weight-asian="bold" style:font-weight-complex="bold"/>
    </style:style>
    <style:style style:name="P786" style:parent-style-name="Standard" style:family="paragraph">
      <style:text-properties fo:font-weight="bold" style:font-weight-asian="bold" style:font-weight-complex="bold"/>
    </style:style>
    <style:style style:name="P787" style:parent-style-name="Standard" style:family="paragraph">
      <style:text-properties fo:font-weight="bold" style:font-weight-asian="bold" style:font-weight-complex="bold"/>
    </style:style>
    <style:style style:name="P788" style:parent-style-name="Standard" style:family="paragraph">
      <style:text-properties fo:font-weight="bold" style:font-weight-asian="bold" style:font-weight-complex="bold"/>
    </style:style>
    <style:style style:name="P789" style:parent-style-name="Standard" style:family="paragraph">
      <style:text-properties fo:font-weight="bold" style:font-weight-asian="bold" style:font-weight-complex="bold"/>
    </style:style>
    <style:style style:name="P790" style:parent-style-name="Standard" style:family="paragraph">
      <style:text-properties fo:font-weight="bold" style:font-weight-asian="bold" style:font-weight-complex="bold"/>
    </style:style>
    <style:style style:name="P791" style:parent-style-name="Standard" style:family="paragraph">
      <style:text-properties fo:font-weight="bold" style:font-weight-asian="bold" style:font-weight-complex="bold"/>
    </style:style>
    <style:style style:name="P792" style:parent-style-name="Standard" style:family="paragraph">
      <style:text-properties fo:font-weight="bold" style:font-weight-asian="bold" style:font-weight-complex="bold"/>
    </style:style>
    <style:style style:name="P793" style:parent-style-name="Standard" style:family="paragraph">
      <style:text-properties fo:font-weight="bold" style:font-weight-asian="bold" style:font-weight-complex="bold"/>
    </style:style>
    <style:style style:name="P794" style:parent-style-name="Standard" style:family="paragraph">
      <style:text-properties fo:font-weight="bold" style:font-weight-asian="bold" style:font-weight-complex="bold"/>
    </style:style>
    <style:style style:name="P795" style:parent-style-name="Standard" style:family="paragraph">
      <style:text-properties fo:font-weight="bold" style:font-weight-asian="bold" style:font-weight-complex="bold"/>
    </style:style>
    <style:style style:name="P796" style:parent-style-name="Standard" style:family="paragraph">
      <style:text-properties fo:font-weight="bold" style:font-weight-asian="bold" style:font-weight-complex="bold"/>
    </style:style>
    <style:style style:name="P797" style:parent-style-name="Standard" style:family="paragraph">
      <style:text-properties fo:font-weight="bold" style:font-weight-asian="bold" style:font-weight-complex="bold"/>
    </style:style>
    <style:style style:name="P798" style:parent-style-name="Standard" style:family="paragraph">
      <style:text-properties fo:font-weight="bold" style:font-weight-asian="bold" style:font-weight-complex="bold"/>
    </style:style>
    <style:style style:name="P799" style:parent-style-name="Standard" style:family="paragraph">
      <style:text-properties fo:font-weight="bold" style:font-weight-asian="bold" style:font-weight-complex="bold"/>
    </style:style>
    <style:style style:name="P800" style:parent-style-name="Standard" style:family="paragraph">
      <style:text-properties fo:font-weight="bold" style:font-weight-asian="bold" style:font-weight-complex="bold"/>
    </style:style>
    <style:style style:name="P801" style:parent-style-name="Standard" style:family="paragraph">
      <style:text-properties fo:font-weight="bold" style:font-weight-asian="bold" style:font-weight-complex="bold"/>
    </style:style>
    <style:style style:name="P802" style:parent-style-name="Standard" style:family="paragraph">
      <style:text-properties fo:font-weight="bold" style:font-weight-asian="bold" style:font-weight-complex="bold"/>
    </style:style>
    <style:style style:name="P803" style:parent-style-name="Standard" style:family="paragraph">
      <style:text-properties fo:font-weight="bold" style:font-weight-asian="bold" style:font-weight-complex="bold"/>
    </style:style>
    <style:style style:name="P804" style:parent-style-name="Standard" style:family="paragraph">
      <style:text-properties fo:font-weight="bold" style:font-weight-asian="bold" style:font-weight-complex="bold"/>
    </style:style>
    <style:style style:name="P805" style:parent-style-name="Standard" style:family="paragraph">
      <style:text-properties fo:font-weight="bold" style:font-weight-asian="bold" style:font-weight-complex="bold"/>
    </style:style>
    <style:style style:name="P806" style:parent-style-name="Standard" style:family="paragraph">
      <style:text-properties fo:font-weight="bold" style:font-weight-asian="bold" style:font-weight-complex="bold"/>
    </style:style>
    <style:style style:name="P807" style:parent-style-name="Standard" style:family="paragraph">
      <style:text-properties fo:font-weight="bold" style:font-weight-asian="bold" style:font-weight-complex="bold"/>
    </style:style>
    <style:style style:name="P808" style:parent-style-name="Standard" style:family="paragraph">
      <style:text-properties fo:font-weight="bold" style:font-weight-asian="bold" style:font-weight-complex="bold"/>
    </style:style>
    <style:style style:name="P809" style:parent-style-name="Standard" style:family="paragraph">
      <style:text-properties fo:font-weight="bold" style:font-weight-asian="bold" style:font-weight-complex="bold"/>
    </style:style>
    <style:style style:name="P810" style:parent-style-name="Standard" style:family="paragraph">
      <style:text-properties fo:font-weight="bold" style:font-weight-asian="bold" style:font-weight-complex="bold"/>
    </style:style>
    <style:style style:name="P811" style:parent-style-name="Standard" style:family="paragraph">
      <style:text-properties fo:font-weight="bold" style:font-weight-asian="bold" style:font-weight-complex="bold"/>
    </style:style>
    <style:style style:name="P812" style:parent-style-name="Standard" style:family="paragraph">
      <style:text-properties fo:font-weight="bold" style:font-weight-asian="bold" style:font-weight-complex="bold"/>
    </style:style>
    <style:style style:name="P813" style:parent-style-name="Standard" style:family="paragraph">
      <style:text-properties fo:font-weight="bold" style:font-weight-asian="bold" style:font-weight-complex="bold"/>
    </style:style>
    <style:style style:name="P814" style:parent-style-name="Standard" style:family="paragraph">
      <style:text-properties fo:font-weight="bold" style:font-weight-asian="bold" style:font-weight-complex="bold"/>
    </style:style>
    <style:style style:name="P815" style:parent-style-name="Standard" style:family="paragraph">
      <style:text-properties fo:font-weight="bold" style:font-weight-asian="bold" style:font-weight-complex="bold"/>
    </style:style>
    <style:style style:name="P816" style:parent-style-name="Standard" style:family="paragraph">
      <style:text-properties fo:font-weight="bold" style:font-weight-asian="bold" style:font-weight-complex="bold"/>
    </style:style>
    <style:style style:name="P817" style:parent-style-name="Standard" style:family="paragraph">
      <style:text-properties fo:font-weight="bold" style:font-weight-asian="bold" style:font-weight-complex="bold"/>
    </style:style>
    <style:style style:name="P818" style:parent-style-name="Standard" style:family="paragraph">
      <style:text-properties fo:font-weight="bold" style:font-weight-asian="bold" style:font-weight-complex="bold"/>
    </style:style>
    <style:style style:name="P819" style:parent-style-name="Standard" style:family="paragraph">
      <style:text-properties fo:font-weight="bold" style:font-weight-asian="bold" style:font-weight-complex="bold"/>
    </style:style>
    <style:style style:name="P820" style:parent-style-name="Standard" style:family="paragraph">
      <style:text-properties fo:font-weight="bold" style:font-weight-asian="bold" style:font-weight-complex="bold"/>
    </style:style>
    <style:style style:name="P821" style:parent-style-name="Standard" style:family="paragraph">
      <style:text-properties fo:font-weight="bold" style:font-weight-asian="bold" style:font-weight-complex="bold"/>
    </style:style>
    <style:style style:name="P822" style:parent-style-name="Standard" style:family="paragraph">
      <style:text-properties fo:font-weight="bold" style:font-weight-asian="bold" style:font-weight-complex="bold"/>
    </style:style>
    <style:style style:name="P823" style:parent-style-name="Standard" style:family="paragraph">
      <style:text-properties fo:font-weight="bold" style:font-weight-asian="bold" style:font-weight-complex="bold"/>
    </style:style>
    <style:style style:name="P824" style:parent-style-name="Standard" style:family="paragraph">
      <style:text-properties fo:font-weight="bold" style:font-weight-asian="bold" style:font-weight-complex="bold"/>
    </style:style>
    <style:style style:name="P825" style:parent-style-name="Standard" style:family="paragraph">
      <style:text-properties fo:font-weight="bold" style:font-weight-asian="bold" style:font-weight-complex="bold"/>
    </style:style>
    <style:style style:name="P826" style:parent-style-name="Standard" style:family="paragraph">
      <style:text-properties fo:font-weight="bold" style:font-weight-asian="bold" style:font-weight-complex="bold"/>
    </style:style>
    <style:style style:name="P827" style:parent-style-name="Standard" style:family="paragraph">
      <style:text-properties fo:font-weight="bold" style:font-weight-asian="bold" style:font-weight-complex="bold"/>
    </style:style>
    <style:style style:name="P828" style:parent-style-name="Standard" style:family="paragraph">
      <style:text-properties fo:font-weight="bold" style:font-weight-asian="bold" style:font-weight-complex="bold"/>
    </style:style>
    <style:style style:name="P829" style:parent-style-name="Standard" style:family="paragraph">
      <style:text-properties fo:font-weight="bold" style:font-weight-asian="bold" style:font-weight-complex="bold"/>
    </style:style>
    <style:style style:name="P830" style:parent-style-name="Standard" style:family="paragraph">
      <style:text-properties fo:font-weight="bold" style:font-weight-asian="bold" style:font-weight-complex="bold"/>
    </style:style>
    <style:style style:name="P831" style:parent-style-name="Standard" style:family="paragraph">
      <style:text-properties fo:font-weight="bold" style:font-weight-asian="bold" style:font-weight-complex="bold"/>
    </style:style>
    <style:style style:name="P832" style:parent-style-name="Standard" style:family="paragraph">
      <style:text-properties fo:font-weight="bold" style:font-weight-asian="bold" style:font-weight-complex="bold"/>
    </style:style>
    <style:style style:name="P833" style:parent-style-name="Standard" style:family="paragraph">
      <style:text-properties fo:font-weight="bold" style:font-weight-asian="bold" style:font-weight-complex="bold"/>
    </style:style>
    <style:style style:name="P834" style:parent-style-name="Standard" style:family="paragraph">
      <style:text-properties fo:font-weight="bold" style:font-weight-asian="bold" style:font-weight-complex="bold"/>
    </style:style>
    <style:style style:name="P835" style:parent-style-name="Standard" style:family="paragraph">
      <style:text-properties fo:font-weight="bold" style:font-weight-asian="bold" style:font-weight-complex="bold"/>
    </style:style>
    <style:style style:name="P836" style:parent-style-name="Standard" style:family="paragraph">
      <style:text-properties fo:font-weight="bold" style:font-weight-asian="bold" style:font-weight-complex="bold"/>
    </style:style>
    <style:style style:name="P837" style:parent-style-name="Standard" style:family="paragraph">
      <style:text-properties fo:font-weight="bold" style:font-weight-asian="bold" style:font-weight-complex="bold"/>
    </style:style>
    <style:style style:name="P838" style:parent-style-name="Standard" style:family="paragraph">
      <style:text-properties fo:font-weight="bold" style:font-weight-asian="bold" style:font-weight-complex="bold"/>
    </style:style>
    <style:style style:name="P839" style:parent-style-name="Standard" style:family="paragraph">
      <style:text-properties fo:font-weight="bold" style:font-weight-asian="bold" style:font-weight-complex="bold"/>
    </style:style>
    <style:style style:name="P840" style:parent-style-name="Standard" style:family="paragraph">
      <style:text-properties fo:font-weight="bold" style:font-weight-asian="bold" style:font-weight-complex="bold"/>
    </style:style>
    <style:style style:name="P841" style:parent-style-name="Standard" style:family="paragraph">
      <style:text-properties fo:font-weight="bold" style:font-weight-asian="bold" style:font-weight-complex="bold"/>
    </style:style>
    <style:style style:name="P842" style:parent-style-name="Standard" style:family="paragraph">
      <style:text-properties fo:font-weight="bold" style:font-weight-asian="bold" style:font-weight-complex="bold"/>
    </style:style>
    <style:style style:name="P843" style:parent-style-name="Standard" style:family="paragraph">
      <style:text-properties fo:font-weight="bold" style:font-weight-asian="bold" style:font-weight-complex="bold"/>
    </style:style>
    <style:style style:name="P844" style:parent-style-name="Standard" style:family="paragraph">
      <style:text-properties fo:font-weight="bold" style:font-weight-asian="bold" style:font-weight-complex="bold"/>
    </style:style>
    <style:style style:name="P845" style:parent-style-name="Standard" style:family="paragraph">
      <style:text-properties fo:font-weight="bold" style:font-weight-asian="bold" style:font-weight-complex="bold"/>
    </style:style>
    <style:style style:name="P846" style:parent-style-name="Standard" style:family="paragraph">
      <style:text-properties fo:font-weight="bold" style:font-weight-asian="bold" style:font-weight-complex="bold"/>
    </style:style>
    <style:style style:name="P847" style:parent-style-name="Standard" style:family="paragraph">
      <style:text-properties fo:font-weight="bold" style:font-weight-asian="bold" style:font-weight-complex="bold"/>
    </style:style>
    <style:style style:name="P848" style:parent-style-name="Standard" style:family="paragraph">
      <style:text-properties fo:font-weight="bold" style:font-weight-asian="bold" style:font-weight-complex="bold"/>
    </style:style>
    <style:style style:name="P849" style:parent-style-name="Standard" style:family="paragraph">
      <style:text-properties fo:font-weight="bold" style:font-weight-asian="bold" style:font-weight-complex="bold"/>
    </style:style>
    <style:style style:name="P850" style:parent-style-name="Standard" style:family="paragraph">
      <style:text-properties fo:font-weight="bold" style:font-weight-asian="bold" style:font-weight-complex="bold"/>
    </style:style>
    <style:style style:name="P851" style:parent-style-name="Standard" style:family="paragraph">
      <style:text-properties fo:font-weight="bold" style:font-weight-asian="bold" style:font-weight-complex="bold"/>
    </style:style>
    <style:style style:name="P852" style:parent-style-name="Standard" style:family="paragraph">
      <style:text-properties fo:font-weight="bold" style:font-weight-asian="bold" style:font-weight-complex="bold"/>
    </style:style>
    <style:style style:name="P853" style:parent-style-name="Standard" style:family="paragraph">
      <style:text-properties fo:font-weight="bold" style:font-weight-asian="bold" style:font-weight-complex="bold"/>
    </style:style>
    <style:style style:name="P854" style:parent-style-name="Standard" style:family="paragraph">
      <style:text-properties fo:font-weight="bold" style:font-weight-asian="bold" style:font-weight-complex="bold"/>
    </style:style>
    <style:style style:name="P855" style:parent-style-name="Standard" style:family="paragraph">
      <style:text-properties fo:font-weight="bold" style:font-weight-asian="bold" style:font-weight-complex="bold"/>
    </style:style>
    <style:style style:name="P856" style:parent-style-name="Standard" style:family="paragraph">
      <style:text-properties fo:font-weight="bold" style:font-weight-asian="bold" style:font-weight-complex="bold"/>
    </style:style>
    <style:style style:name="P857" style:parent-style-name="Standard" style:family="paragraph">
      <style:text-properties fo:font-weight="bold" style:font-weight-asian="bold" style:font-weight-complex="bold"/>
    </style:style>
    <style:style style:name="P858" style:parent-style-name="Standard" style:family="paragraph">
      <style:text-properties fo:font-weight="bold" style:font-weight-asian="bold" style:font-weight-complex="bold"/>
    </style:style>
    <style:style style:name="P859" style:parent-style-name="Standard" style:family="paragraph">
      <style:text-properties fo:font-weight="bold" style:font-weight-asian="bold" style:font-weight-complex="bold"/>
    </style:style>
    <style:style style:name="P860" style:parent-style-name="Standard" style:family="paragraph">
      <style:text-properties fo:font-weight="bold" style:font-weight-asian="bold" style:font-weight-complex="bold"/>
    </style:style>
    <style:style style:name="P861" style:parent-style-name="Standard" style:family="paragraph">
      <style:text-properties fo:font-weight="bold" style:font-weight-asian="bold" style:font-weight-complex="bold"/>
    </style:style>
    <style:style style:name="P862" style:parent-style-name="Standard" style:family="paragraph">
      <style:text-properties fo:font-weight="bold" style:font-weight-asian="bold" style:font-weight-complex="bold"/>
    </style:style>
    <style:style style:name="P863" style:parent-style-name="Standard" style:family="paragraph">
      <style:text-properties fo:font-weight="bold" style:font-weight-asian="bold" style:font-weight-complex="bold"/>
    </style:style>
    <style:style style:name="P864" style:parent-style-name="Standard" style:family="paragraph">
      <style:text-properties fo:font-weight="bold" style:font-weight-asian="bold" style:font-weight-complex="bold"/>
    </style:style>
    <style:style style:name="P865" style:parent-style-name="Standard" style:family="paragraph">
      <style:text-properties fo:font-weight="bold" style:font-weight-asian="bold" style:font-weight-complex="bold"/>
    </style:style>
    <style:style style:name="P866" style:parent-style-name="Standard" style:family="paragraph">
      <style:text-properties fo:font-weight="bold" style:font-weight-asian="bold" style:font-weight-complex="bold"/>
    </style:style>
    <style:style style:name="P867" style:parent-style-name="Standard" style:family="paragraph">
      <style:text-properties fo:font-weight="bold" style:font-weight-asian="bold" style:font-weight-complex="bold"/>
    </style:style>
    <style:style style:name="P868" style:parent-style-name="Standard" style:family="paragraph">
      <style:text-properties fo:font-weight="bold" style:font-weight-asian="bold" style:font-weight-complex="bold"/>
    </style:style>
    <style:style style:name="P869" style:parent-style-name="Standard" style:family="paragraph">
      <style:text-properties fo:font-weight="bold" style:font-weight-asian="bold" style:font-weight-complex="bold"/>
    </style:style>
    <style:style style:name="P870" style:parent-style-name="Standard" style:family="paragraph">
      <style:text-properties fo:font-weight="bold" style:font-weight-asian="bold" style:font-weight-complex="bold"/>
    </style:style>
    <style:style style:name="P871" style:parent-style-name="Standard" style:family="paragraph">
      <style:text-properties fo:font-weight="bold" style:font-weight-asian="bold" style:font-weight-complex="bold"/>
    </style:style>
    <style:style style:name="P872" style:parent-style-name="Standard" style:family="paragraph">
      <style:text-properties fo:font-weight="bold" style:font-weight-asian="bold" style:font-weight-complex="bold"/>
    </style:style>
    <style:style style:name="P873" style:parent-style-name="Standard" style:family="paragraph">
      <style:text-properties fo:font-weight="bold" style:font-weight-asian="bold" style:font-weight-complex="bold"/>
    </style:style>
    <style:style style:name="P874" style:parent-style-name="Standard" style:family="paragraph">
      <style:text-properties fo:font-weight="bold" style:font-weight-asian="bold" style:font-weight-complex="bold"/>
    </style:style>
    <style:style style:name="P875" style:parent-style-name="Standard" style:family="paragraph">
      <style:text-properties fo:font-weight="bold" style:font-weight-asian="bold" style:font-weight-complex="bold"/>
    </style:style>
    <style:style style:name="P876" style:parent-style-name="Standard" style:family="paragraph">
      <style:text-properties fo:font-weight="bold" style:font-weight-asian="bold" style:font-weight-complex="bold"/>
    </style:style>
    <style:style style:name="P877" style:parent-style-name="Standard" style:family="paragraph">
      <style:text-properties fo:font-weight="bold" style:font-weight-asian="bold" style:font-weight-complex="bold"/>
    </style:style>
    <style:style style:name="P878" style:parent-style-name="Standard" style:family="paragraph">
      <style:text-properties fo:font-weight="bold" style:font-weight-asian="bold" style:font-weight-complex="bold"/>
    </style:style>
    <style:style style:name="P879" style:parent-style-name="Standard" style:family="paragraph">
      <style:text-properties fo:font-weight="bold" style:font-weight-asian="bold" style:font-weight-complex="bold"/>
    </style:style>
    <style:style style:name="P880" style:parent-style-name="Standard" style:family="paragraph">
      <style:text-properties fo:font-weight="bold" style:font-weight-asian="bold" style:font-weight-complex="bold"/>
    </style:style>
    <style:style style:name="P881" style:parent-style-name="Standard" style:family="paragraph">
      <style:text-properties fo:font-weight="bold" style:font-weight-asian="bold" style:font-weight-complex="bold"/>
    </style:style>
    <style:style style:name="P882" style:parent-style-name="Standard" style:family="paragraph">
      <style:text-properties fo:font-weight="bold" style:font-weight-asian="bold" style:font-weight-complex="bold"/>
    </style:style>
    <style:style style:name="P883" style:parent-style-name="Standard" style:family="paragraph">
      <style:text-properties fo:font-weight="bold" style:font-weight-asian="bold" style:font-weight-complex="bold"/>
    </style:style>
    <style:style style:name="P884" style:parent-style-name="Standard" style:family="paragraph">
      <style:text-properties fo:font-weight="bold" style:font-weight-asian="bold" style:font-weight-complex="bold"/>
    </style:style>
    <style:style style:name="P885" style:parent-style-name="Standard" style:family="paragraph">
      <style:text-properties fo:font-weight="bold" style:font-weight-asian="bold" style:font-weight-complex="bold"/>
    </style:style>
    <style:style style:name="P886" style:parent-style-name="Standard" style:family="paragraph">
      <style:text-properties fo:font-weight="bold" style:font-weight-asian="bold" style:font-weight-complex="bold"/>
    </style:style>
    <style:style style:name="P887" style:parent-style-name="Standard" style:family="paragraph">
      <style:text-properties fo:font-weight="bold" style:font-weight-asian="bold" style:font-weight-complex="bold"/>
    </style:style>
    <style:style style:name="P888" style:parent-style-name="Standard" style:family="paragraph">
      <style:text-properties fo:font-weight="bold" style:font-weight-asian="bold" style:font-weight-complex="bold"/>
    </style:style>
    <style:style style:name="P889" style:parent-style-name="Standard" style:family="paragraph">
      <style:text-properties fo:font-weight="bold" style:font-weight-asian="bold" style:font-weight-complex="bold"/>
    </style:style>
    <style:style style:name="P890" style:parent-style-name="Standard" style:family="paragraph">
      <style:text-properties fo:font-weight="bold" style:font-weight-asian="bold" style:font-weight-complex="bold"/>
    </style:style>
    <style:style style:name="P891" style:parent-style-name="Standard" style:family="paragraph">
      <style:text-properties fo:font-weight="bold" style:font-weight-asian="bold" style:font-weight-complex="bold"/>
    </style:style>
    <style:style style:name="P892" style:parent-style-name="Standard" style:family="paragraph">
      <style:text-properties fo:font-weight="bold" style:font-weight-asian="bold" style:font-weight-complex="bold"/>
    </style:style>
    <style:style style:name="P893" style:parent-style-name="Standard" style:family="paragraph">
      <style:text-properties fo:font-weight="bold" style:font-weight-asian="bold" style:font-weight-complex="bold"/>
    </style:style>
    <style:style style:name="P894" style:parent-style-name="Standard" style:family="paragraph">
      <style:text-properties fo:font-weight="bold" style:font-weight-asian="bold" style:font-weight-complex="bold"/>
    </style:style>
    <style:style style:name="P895" style:parent-style-name="Standard" style:family="paragraph">
      <style:text-properties fo:font-weight="bold" style:font-weight-asian="bold" style:font-weight-complex="bold"/>
    </style:style>
    <style:style style:name="P896" style:parent-style-name="Standard" style:family="paragraph">
      <style:text-properties fo:font-weight="bold" style:font-weight-asian="bold" style:font-weight-complex="bold"/>
    </style:style>
    <style:style style:name="P897" style:parent-style-name="Standard" style:family="paragraph">
      <style:text-properties fo:font-weight="bold" style:font-weight-asian="bold" style:font-weight-complex="bold"/>
    </style:style>
    <style:style style:name="P898" style:parent-style-name="Standard" style:family="paragraph">
      <style:text-properties fo:font-weight="bold" style:font-weight-asian="bold" style:font-weight-complex="bold"/>
    </style:style>
    <style:style style:name="P899" style:parent-style-name="Standard" style:family="paragraph">
      <style:text-properties fo:font-weight="bold" style:font-weight-asian="bold" style:font-weight-complex="bold"/>
    </style:style>
    <style:style style:name="P900" style:parent-style-name="Standard" style:family="paragraph">
      <style:text-properties fo:font-weight="bold" style:font-weight-asian="bold" style:font-weight-complex="bold"/>
    </style:style>
    <style:style style:name="P901" style:parent-style-name="Standard" style:family="paragraph">
      <style:text-properties fo:font-weight="bold" style:font-weight-asian="bold" style:font-weight-complex="bold"/>
    </style:style>
    <style:style style:name="P902" style:parent-style-name="Standard" style:family="paragraph">
      <style:text-properties fo:font-weight="bold" style:font-weight-asian="bold" style:font-weight-complex="bold"/>
    </style:style>
    <style:style style:name="P903" style:parent-style-name="Standard" style:family="paragraph">
      <style:text-properties fo:font-weight="bold" style:font-weight-asian="bold" style:font-weight-complex="bold"/>
    </style:style>
    <style:style style:name="P904" style:parent-style-name="Standard" style:family="paragraph">
      <style:text-properties fo:font-weight="bold" style:font-weight-asian="bold" style:font-weight-complex="bold"/>
    </style:style>
    <style:style style:name="P905" style:parent-style-name="Standard" style:family="paragraph">
      <style:text-properties fo:font-weight="bold" style:font-weight-asian="bold" style:font-weight-complex="bold"/>
    </style:style>
    <style:style style:name="P906" style:parent-style-name="Standard" style:family="paragraph">
      <style:text-properties fo:font-weight="bold" style:font-weight-asian="bold" style:font-weight-complex="bold"/>
    </style:style>
    <style:style style:name="P907" style:parent-style-name="Standard" style:family="paragraph">
      <style:text-properties fo:font-weight="bold" style:font-weight-asian="bold" style:font-weight-complex="bold"/>
    </style:style>
    <style:style style:name="P908" style:parent-style-name="Standard" style:family="paragraph">
      <style:text-properties fo:font-weight="bold" style:font-weight-asian="bold" style:font-weight-complex="bold"/>
    </style:style>
    <style:style style:name="P909" style:parent-style-name="Standard" style:family="paragraph">
      <style:text-properties fo:font-weight="bold" style:font-weight-asian="bold" style:font-weight-complex="bold"/>
    </style:style>
    <style:style style:name="P910" style:parent-style-name="Standard" style:family="paragraph">
      <style:text-properties fo:font-weight="bold" style:font-weight-asian="bold" style:font-weight-complex="bold"/>
    </style:style>
    <style:style style:name="P911" style:parent-style-name="Standard" style:family="paragraph">
      <style:text-properties fo:font-weight="bold" style:font-weight-asian="bold" style:font-weight-complex="bold"/>
    </style:style>
    <style:style style:name="P912" style:parent-style-name="Standard" style:family="paragraph">
      <style:text-properties fo:font-weight="bold" style:font-weight-asian="bold" style:font-weight-complex="bold"/>
    </style:style>
    <style:style style:name="P913" style:parent-style-name="Standard" style:family="paragraph">
      <style:text-properties fo:font-weight="bold" style:font-weight-asian="bold" style:font-weight-complex="bold"/>
    </style:style>
    <style:style style:name="P914" style:parent-style-name="Standard" style:family="paragraph">
      <style:text-properties fo:font-weight="bold" style:font-weight-asian="bold" style:font-weight-complex="bold"/>
    </style:style>
    <style:style style:name="P915" style:parent-style-name="Standard" style:family="paragraph">
      <style:text-properties fo:font-weight="bold" style:font-weight-asian="bold" style:font-weight-complex="bold"/>
    </style:style>
    <style:style style:name="P916" style:parent-style-name="Standard" style:family="paragraph">
      <style:text-properties fo:font-weight="bold" style:font-weight-asian="bold" style:font-weight-complex="bold"/>
    </style:style>
    <style:style style:name="P917" style:parent-style-name="Standard" style:family="paragraph">
      <style:text-properties fo:font-weight="bold" style:font-weight-asian="bold" style:font-weight-complex="bold"/>
    </style:style>
    <style:style style:name="P918" style:parent-style-name="Standard" style:family="paragraph">
      <style:text-properties fo:font-weight="bold" style:font-weight-asian="bold" style:font-weight-complex="bold"/>
    </style:style>
    <style:style style:name="P919" style:parent-style-name="Standard" style:family="paragraph">
      <style:text-properties fo:font-weight="bold" style:font-weight-asian="bold" style:font-weight-complex="bold"/>
    </style:style>
    <style:style style:name="P920" style:parent-style-name="Standard" style:family="paragraph">
      <style:text-properties fo:font-weight="bold" style:font-weight-asian="bold" style:font-weight-complex="bold"/>
    </style:style>
    <style:style style:name="P921" style:parent-style-name="Standard" style:family="paragraph">
      <style:text-properties fo:font-weight="bold" style:font-weight-asian="bold" style:font-weight-complex="bold"/>
    </style:style>
    <style:style style:name="P922" style:parent-style-name="Standard" style:family="paragraph">
      <style:text-properties fo:font-weight="bold" style:font-weight-asian="bold" style:font-weight-complex="bold"/>
    </style:style>
    <style:style style:name="P923" style:parent-style-name="Standard" style:family="paragraph">
      <style:text-properties fo:font-weight="bold" style:font-weight-asian="bold" style:font-weight-complex="bold"/>
    </style:style>
    <style:style style:name="P924" style:parent-style-name="Standard" style:family="paragraph">
      <style:text-properties fo:font-weight="bold" style:font-weight-asian="bold" style:font-weight-complex="bold"/>
    </style:style>
    <style:style style:name="P925" style:parent-style-name="Standard" style:family="paragraph">
      <style:text-properties fo:font-weight="bold" style:font-weight-asian="bold" style:font-weight-complex="bold"/>
    </style:style>
    <style:style style:name="P926" style:parent-style-name="Standard" style:family="paragraph">
      <style:text-properties fo:font-weight="bold" style:font-weight-asian="bold" style:font-weight-complex="bold"/>
    </style:style>
    <style:style style:name="P927" style:parent-style-name="Standard" style:family="paragraph">
      <style:text-properties fo:font-weight="bold" style:font-weight-asian="bold" style:font-weight-complex="bold"/>
    </style:style>
    <style:style style:name="P928" style:parent-style-name="Standard" style:family="paragraph">
      <style:text-properties fo:font-weight="bold" style:font-weight-asian="bold" style:font-weight-complex="bold"/>
    </style:style>
    <style:style style:name="P929" style:parent-style-name="Standard" style:family="paragraph">
      <style:text-properties fo:font-weight="bold" style:font-weight-asian="bold" style:font-weight-complex="bold"/>
    </style:style>
    <style:style style:name="P930" style:parent-style-name="Standard" style:family="paragraph">
      <style:text-properties fo:font-weight="bold" style:font-weight-asian="bold" style:font-weight-complex="bold"/>
    </style:style>
    <style:style style:name="P931" style:parent-style-name="Standard" style:family="paragraph">
      <style:text-properties fo:font-weight="bold" style:font-weight-asian="bold" style:font-weight-complex="bold"/>
    </style:style>
    <style:style style:name="P932" style:parent-style-name="Standard" style:family="paragraph">
      <style:text-properties fo:font-weight="bold" style:font-weight-asian="bold" style:font-weight-complex="bold"/>
    </style:style>
    <style:style style:name="P933" style:parent-style-name="Standard" style:family="paragraph">
      <style:text-properties fo:font-weight="bold" style:font-weight-asian="bold" style:font-weight-complex="bold"/>
    </style:style>
    <style:style style:name="P934" style:parent-style-name="Standard" style:family="paragraph">
      <style:text-properties fo:font-weight="bold" style:font-weight-asian="bold" style:font-weight-complex="bold"/>
    </style:style>
    <style:style style:name="P935" style:parent-style-name="Standard" style:family="paragraph">
      <style:text-properties fo:font-weight="bold" style:font-weight-asian="bold" style:font-weight-complex="bold"/>
    </style:style>
    <style:style style:name="P936" style:parent-style-name="Standard" style:family="paragraph">
      <style:text-properties fo:font-weight="bold" style:font-weight-asian="bold" style:font-weight-complex="bold"/>
    </style:style>
    <style:style style:name="P937" style:parent-style-name="Standard" style:family="paragraph">
      <style:text-properties fo:font-weight="bold" style:font-weight-asian="bold" style:font-weight-complex="bold"/>
    </style:style>
    <style:style style:name="P938" style:parent-style-name="Standard" style:family="paragraph">
      <style:text-properties fo:font-weight="bold" style:font-weight-asian="bold" style:font-weight-complex="bold"/>
    </style:style>
    <style:style style:name="P939" style:parent-style-name="Standard" style:family="paragraph">
      <style:text-properties fo:font-weight="bold" style:font-weight-asian="bold" style:font-weight-complex="bold"/>
    </style:style>
    <style:style style:name="P940" style:parent-style-name="Standard" style:family="paragraph">
      <style:text-properties fo:font-weight="bold" style:font-weight-asian="bold" style:font-weight-complex="bold"/>
    </style:style>
    <style:style style:name="P941" style:parent-style-name="Standard" style:family="paragraph">
      <style:text-properties fo:font-weight="bold" style:font-weight-asian="bold" style:font-weight-complex="bold"/>
    </style:style>
    <style:style style:name="P942" style:parent-style-name="Standard" style:family="paragraph">
      <style:text-properties fo:font-weight="bold" style:font-weight-asian="bold" style:font-weight-complex="bold"/>
    </style:style>
    <style:style style:name="P943" style:parent-style-name="Standard" style:family="paragraph">
      <style:text-properties fo:font-weight="bold" style:font-weight-asian="bold" style:font-weight-complex="bold"/>
    </style:style>
    <style:style style:name="P944" style:parent-style-name="Standard" style:family="paragraph">
      <style:text-properties fo:font-weight="bold" style:font-weight-asian="bold" style:font-weight-complex="bold"/>
    </style:style>
    <style:style style:name="P945" style:parent-style-name="Standard" style:family="paragraph">
      <style:text-properties fo:font-weight="bold" style:font-weight-asian="bold" style:font-weight-complex="bold"/>
    </style:style>
    <style:style style:name="P946" style:parent-style-name="Standard" style:family="paragraph">
      <style:text-properties fo:font-weight="bold" style:font-weight-asian="bold" style:font-weight-complex="bold"/>
    </style:style>
    <style:style style:name="P947" style:parent-style-name="Standard" style:family="paragraph">
      <style:text-properties fo:font-weight="bold" style:font-weight-asian="bold" style:font-weight-complex="bold"/>
    </style:style>
    <style:style style:name="P948" style:parent-style-name="Standard" style:family="paragraph">
      <style:text-properties fo:font-weight="bold" style:font-weight-asian="bold" style:font-weight-complex="bold"/>
    </style:style>
    <style:style style:name="P949" style:parent-style-name="Standard" style:family="paragraph">
      <style:text-properties fo:font-weight="bold" style:font-weight-asian="bold" style:font-weight-complex="bold"/>
    </style:style>
    <style:style style:name="P950" style:parent-style-name="Standard" style:family="paragraph">
      <style:text-properties fo:font-weight="bold" style:font-weight-asian="bold" style:font-weight-complex="bold"/>
    </style:style>
    <style:style style:name="P951" style:parent-style-name="Standard" style:family="paragraph">
      <style:text-properties fo:font-weight="bold" style:font-weight-asian="bold" style:font-weight-complex="bold"/>
    </style:style>
    <style:style style:name="P952" style:parent-style-name="Standard" style:family="paragraph">
      <style:text-properties fo:font-weight="bold" style:font-weight-asian="bold" style:font-weight-complex="bold"/>
    </style:style>
    <style:style style:name="P953" style:parent-style-name="Standard" style:family="paragraph">
      <style:text-properties fo:font-weight="bold" style:font-weight-asian="bold" style:font-weight-complex="bold"/>
    </style:style>
    <style:style style:name="P954" style:parent-style-name="Standard" style:family="paragraph">
      <style:text-properties fo:font-weight="bold" style:font-weight-asian="bold" style:font-weight-complex="bold"/>
    </style:style>
    <style:style style:name="P955" style:parent-style-name="Standard" style:family="paragraph">
      <style:text-properties fo:font-weight="bold" style:font-weight-asian="bold" style:font-weight-complex="bold"/>
    </style:style>
    <style:style style:name="P956" style:parent-style-name="Standard" style:family="paragraph">
      <style:text-properties fo:font-weight="bold" style:font-weight-asian="bold" style:font-weight-complex="bold"/>
    </style:style>
    <style:style style:name="P957" style:parent-style-name="Standard" style:family="paragraph">
      <style:text-properties fo:font-weight="bold" style:font-weight-asian="bold" style:font-weight-complex="bold"/>
    </style:style>
    <style:style style:name="P958" style:parent-style-name="Standard" style:family="paragraph">
      <style:text-properties fo:font-weight="bold" style:font-weight-asian="bold" style:font-weight-complex="bold"/>
    </style:style>
    <style:style style:name="P959" style:parent-style-name="Standard" style:family="paragraph">
      <style:text-properties fo:font-weight="bold" style:font-weight-asian="bold" style:font-weight-complex="bold"/>
    </style:style>
    <style:style style:name="P960" style:parent-style-name="Standard" style:family="paragraph">
      <style:text-properties fo:font-weight="bold" style:font-weight-asian="bold" style:font-weight-complex="bold"/>
    </style:style>
    <style:style style:name="P961" style:parent-style-name="Standard" style:family="paragraph">
      <style:text-properties fo:font-weight="bold" style:font-weight-asian="bold" style:font-weight-complex="bold"/>
    </style:style>
    <style:style style:name="P962" style:parent-style-name="Standard" style:family="paragraph">
      <style:text-properties fo:font-weight="bold" style:font-weight-asian="bold" style:font-weight-complex="bold"/>
    </style:style>
    <style:style style:name="P963" style:parent-style-name="Standard" style:family="paragraph">
      <style:text-properties fo:font-weight="bold" style:font-weight-asian="bold" style:font-weight-complex="bold"/>
    </style:style>
    <style:style style:name="P964" style:parent-style-name="Standard" style:family="paragraph">
      <style:text-properties fo:font-weight="bold" style:font-weight-asian="bold" style:font-weight-complex="bold"/>
    </style:style>
    <style:style style:name="P965" style:parent-style-name="Standard" style:family="paragraph">
      <style:text-properties fo:font-weight="bold" style:font-weight-asian="bold" style:font-weight-complex="bold"/>
    </style:style>
    <style:style style:name="P966" style:parent-style-name="Standard" style:family="paragraph">
      <style:text-properties fo:font-weight="bold" style:font-weight-asian="bold" style:font-weight-complex="bold"/>
    </style:style>
    <style:style style:name="P967" style:parent-style-name="Standard" style:family="paragraph">
      <style:text-properties fo:font-weight="bold" style:font-weight-asian="bold" style:font-weight-complex="bold"/>
    </style:style>
    <style:style style:name="P968" style:parent-style-name="Standard" style:family="paragraph">
      <style:text-properties fo:font-weight="bold" style:font-weight-asian="bold" style:font-weight-complex="bold"/>
    </style:style>
    <style:style style:name="P969" style:parent-style-name="Standard" style:family="paragraph">
      <style:text-properties fo:font-weight="bold" style:font-weight-asian="bold" style:font-weight-complex="bold"/>
    </style:style>
    <style:style style:name="P970" style:parent-style-name="Standard" style:family="paragraph">
      <style:text-properties fo:font-weight="bold" style:font-weight-asian="bold" style:font-weight-complex="bold"/>
    </style:style>
    <style:style style:name="P971" style:parent-style-name="Standard" style:family="paragraph">
      <style:text-properties fo:font-weight="bold" style:font-weight-asian="bold" style:font-weight-complex="bold"/>
    </style:style>
    <style:style style:name="P972" style:parent-style-name="Standard" style:family="paragraph">
      <style:text-properties fo:font-weight="bold" style:font-weight-asian="bold" style:font-weight-complex="bold"/>
    </style:style>
    <style:style style:name="P973" style:parent-style-name="Standard" style:family="paragraph">
      <style:text-properties fo:font-weight="bold" style:font-weight-asian="bold" style:font-weight-complex="bold"/>
    </style:style>
    <style:style style:name="P974" style:parent-style-name="Standard" style:family="paragraph">
      <style:text-properties fo:font-weight="bold" style:font-weight-asian="bold" style:font-weight-complex="bold"/>
    </style:style>
    <style:style style:name="P975" style:parent-style-name="Standard" style:family="paragraph">
      <style:text-properties fo:font-weight="bold" style:font-weight-asian="bold" style:font-weight-complex="bold"/>
    </style:style>
    <style:style style:name="P976" style:parent-style-name="Standard" style:family="paragraph">
      <style:text-properties fo:font-weight="bold" style:font-weight-asian="bold" style:font-weight-complex="bold"/>
    </style:style>
    <style:style style:name="P977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Module 5 – Core PHP</text:p>
      <text:p text:style-name="P2"/>
      <text:p text:style-name="P3">PHP Syntax</text:p>
      <text:p text:style-name="P4"/>
      <text:p text:style-name="P5">THEORY EXERCISE:</text:p>
      <text:p text:style-name="P6"/>
      <text:p text:style-name="P7"> Discuss the structure of a PHP script and how to embed PHP in HTML.</text:p>
      <text:p text:style-name="P8"/>
      <text:p text:style-name="P9">Structure of a PHP Script:</text:p>
      <text:list text:style-name="LFO1" text:continue-numbering="true">
        <text:list-item>
          <text:p text:style-name="P10">Opening and Closing Tags:<text:line-break/>A PHP script starts with &lt;?php and ends with ?&gt;.</text:p>
        </text:list-item>
      </text:list>
      <text:p text:style-name="P11">&lt;?php</text:p>
      <text:p text:style-name="P12"><text:s text:c="4"/>// PHP code here</text:p>
      <text:p text:style-name="P13">?&gt;</text:p>
      <text:list text:style-name="LFO1" text:continue-numbering="true">
        <text:list-item>
          <text:p text:style-name="P14">Statements:<text:line-break/>PHP code is written as statements ending with a semicolon ;.</text:p>
        </text:list-item>
      </text:list>
      <text:p text:style-name="P15">echo "Hello World!";</text:p>
      <text:list text:style-name="LFO1" text:continue-numbering="true">
        <text:list-item>
          <text:p text:style-name="P16">Comments:</text:p>
          <text:list text:continue-numbering="true">
            <text:list-item>
              <text:p text:style-name="P17">Single line: // comment or # comment</text:p>
            </text:list-item>
            <text:list-item>
              <text:p text:style-name="P18">Multi-line: /* comment */</text:p>
            </text:list-item>
          </text:list>
        </text:list-item>
      </text:list>
      <text:p text:style-name="P19"/>
      <text:p text:style-name="P20">Embedding PHP in HTML:</text:p>
      <text:p text:style-name="P21">PHP is often used inside HTML to make<text:s/>pages dynamic.<text:line-break/>Example:</text:p>
      <text:p text:style-name="P22">&lt;!DOCTYPE html&gt;</text:p>
      <text:p text:style-name="P23">&lt;html&gt;</text:p>
      <text:p text:style-name="P24">&lt;head&gt;</text:p>
      <text:p text:style-name="P25"><text:s text:c="4"/>&lt;title&gt;PHP Example&lt;/title&gt;</text:p>
      <text:p text:style-name="P26">&lt;/head&gt;</text:p>
      <text:p text:style-name="P27">&lt;body&gt;</text:p>
      <text:p text:style-name="P28"><text:s text:c="4"/>&lt;h1&gt;Welcome&lt;/h1&gt;</text:p>
      <text:p text:style-name="P29"><text:s text:c="4"/>&lt;p&gt;</text:p>
      <text:p text:style-name="P30"><text:s text:c="8"/>&lt;?php</text:p>
      <text:p text:style-name="P31"><text:s text:c="12"/>echo "Today is " . date("l");</text:p>
      <text:p text:style-name="P32"><text:s text:c="8"/>?&gt;</text:p>
      <text:p text:style-name="P33"><text:s text:c="4"/>&lt;/p&gt;</text:p>
      <text:p text:style-name="P34">&lt;/body&gt;</text:p>
      <text:p text:style-name="P35">&lt;/html&gt;</text:p>
      <text:p text:style-name="P36"> What are the rules for naming variables in PHP?</text:p>
      <text:p text:style-name="P37"/>
      <text:list text:style-name="LFO2" text:continue-numbering="true">
        <text:list-item>
          <text:p text:style-name="P38">A variable always starts with a $ sign.</text:p>
        </text:list-item>
      </text:list>
      <text:p text:style-name="P39">$name = "Tanisha";</text:p>
      <text:list text:style-name="LFO3" text:continue-numbering="true">
        <text:list-item>
          <text:p text:style-name="P40">The first character after $ must be a letter (a–z, A–Z) or underscore _.<text:line-break/>❌<text:s/>Not allowed: $9num<text:line-break/>✅<text:s/>Allowed: $num9, $_value</text:p>
        </text:list-item>
      </text:list>
      <text:list text:style-name="LFO4" text:continue-numbering="true">
        <text:list-item>
          <text:p text:style-name="P41">Variable names can contain letters, numbers, and underscores.<text:line-break/>Example: $user_name1</text:p>
        </text:list-item>
      </text:list>
      <text:list text:style-name="LFO5" text:continue-numbering="true">
        <text:list-item>
          <text:p text:style-name="P42">Variable names are case-sensitive.<text:line-break/>$name and $Name are different.</text:p>
        </text:list-item>
      </text:list>
      <text:list text:style-name="LFO6" text:continue-numbering="true">
        <text:list-item>
          <text:p text:style-name="P43">No spaces or special characters (@, #, %, -) are allowed.<text:line-break/>❌<text:s/>$user-name<text:line-break/><text:s/>$user_name</text:p>
        </text:list-item>
      </text:list>
      <text:p text:style-name="P44"/>
      <text:p text:style-name="P45">LAB EXERCISE:</text:p>
      <text:p text:style-name="P46"/>
      <text:p text:style-name="P47"> Write a PHP script to print "Hello, World!" on a web page.</text:p>
      <text:p text:style-name="P48"/>
      <text:p text:style-name="P49">&lt;?php</text:p>
      <text:p text:style-name="P50"><text:s text:c="4"/>echo "Hello, World!";</text:p>
      <text:p text:style-name="P51">?&gt;</text:p>
      <text:p text:style-name="P52"/>
      <text:list text:style-name="LFO7" text:continue-numbering="true">
        <text:list-item>
          <text:p text:style-name="P53">PHP Variables</text:p>
        </text:list-item>
      </text:list>
      <text:p text:style-name="P54">THEORY EXERCISE:</text:p>
      <text:p text:style-name="P55"/>
      <text:p text:style-name="P56"> Explain the concept of variables in PHP and their scope.</text:p>
      <text:p text:style-name="P57"/>
      <text:p text:style-name="P58">Variables in PHP</text:p>
      <text:list text:style-name="LFO8" text:continue-numbering="true">
        <text:list-item>
          <text:p text:style-name="P59">A variable in PHP is a named storage that holds data which can change during program execution.</text:p>
        </text:list-item>
        <text:list-item>
          <text:p text:style-name="P60">Declared with a $ sign followed by the variable name.</text:p>
        </text:list-item>
        <text:list-item>
          <text:p text:style-name="P61">Example:</text:p>
        </text:list-item>
      </text:list>
      <text:p text:style-name="P62">$name = "Tanisha";</text:p>
      <text:p text:style-name="P63">$age = 21;</text:p>
      <text:list text:style-name="LFO8" text:continue-numbering="true">
        <text:list-item>
          <text:p text:style-name="P64">PHP variables are loosely typed → you don’t need to declare a data type; it’s assigned automatically.</text:p>
        </text:list-item>
      </text:list>
      <text:p text:style-name="P65"/>
      <text:p text:style-name="P66">Scope of Variables in PHP</text:p>
      <text:p text:style-name="P67">The scope determines where a variable can be accessed in a script.</text:p>
      <text:list text:style-name="LFO9" text:continue-numbering="true">
        <text:list-item>
          <text:p text:style-name="P68">Local Scope</text:p>
          <text:list text:continue-numbering="true">
            <text:list-item>
              <text:p text:style-name="P69">Variables declared inside a function.</text:p>
            </text:list-item>
            <text:list-item>
              <text:p text:style-name="P70">Accessible only within that function.</text:p>
            </text:list-item>
          </text:list>
        </text:list-item>
      </text:list>
      <text:p text:style-name="P71">function test() {</text:p>
      <text:p text:style-name="P72"><text:s text:c="4"/>$x = 10; // local</text:p>
      <text:p text:style-name="P73"><text:s text:c="4"/>echo $x;</text:p>
      <text:p text:style-name="P74">}</text:p>
      <text:p text:style-name="P75">test();</text:p>
      <text:p text:style-name="P76">// echo $x; // Error: undefined</text:p>
      <text:list text:style-name="LFO9" text:continue-numbering="true">
        <text:list-item>
          <text:p text:style-name="P77">Global Scope</text:p>
          <text:list text:continue-numbering="true">
            <text:list-item>
              <text:p text:style-name="P78">Variables declared<text:s/>outside functions.</text:p>
            </text:list-item>
            <text:list-item>
              <text:p text:style-name="P79">Cannot be accessed directly inside functions.</text:p>
            </text:list-item>
            <text:list-item>
              <text:p text:style-name="P80">Use global keyword to access inside a function.</text:p>
            </text:list-item>
          </text:list>
        </text:list-item>
      </text:list>
      <text:p text:style-name="P81">$y = 20;</text:p>
      <text:p text:style-name="P82">function demo() {</text:p>
      <text:p text:style-name="P83"><text:s text:c="4"/>global $y;</text:p>
      <text:p text:style-name="P84"><text:s text:c="4"/>echo $y;</text:p>
      <text:p text:style-name="P85">}</text:p>
      <text:p text:style-name="P86">demo();</text:p>
      <text:list text:style-name="LFO9" text:continue-numbering="true">
        <text:list-item>
          <text:p text:style-name="P87">Static Scope</text:p>
          <text:list text:continue-numbering="true">
            <text:list-item>
              <text:p text:style-name="P88">Variables inside functions normally get deleted after execution.</text:p>
            </text:list-item>
            <text:list-item>
              <text:p text:style-name="P89">Using static keyword keeps their value between function calls.</text:p>
            </text:list-item>
          </text:list>
        </text:list-item>
      </text:list>
      <text:p text:style-name="P90">function counter() {</text:p>
      <text:p text:style-name="P91"><text:s text:c="4"/>static $count = 0;</text:p>
      <text:p text:style-name="P92"><text:s text:c="4"/>$count++;</text:p>
      <text:p text:style-name="P93"><text:s text:c="4"/>echo $count . "&lt;br&gt;";</text:p>
      <text:p text:style-name="P94">}</text:p>
      <text:p text:style-name="P95">counter();</text:p>
      <text:p text:style-name="P96">counter();</text:p>
      <text:list text:style-name="LFO9" text:continue-numbering="true">
        <text:list-item>
          <text:p text:style-name="P97">Superglobals</text:p>
          <text:list text:continue-numbering="true">
            <text:list-item>
              <text:p text:style-name="P98">Special built-in variables accessible everywhere in PHP (global<text:s/>scope).</text:p>
            </text:list-item>
            <text:list-item>
              <text:p text:style-name="P99">Examples: $_GET, $_POST, $_SESSION, $_COOKIE, $_SERVER, etc.</text:p>
            </text:list-item>
          </text:list>
        </text:list-item>
      </text:list>
      <text:p text:style-name="P100">LAB EXERCISE:</text:p>
      <text:p text:style-name="P101"> Create a PHP script to declare and initialize different types of variables (integer, float, string, boolean). Display them using echo</text:p>
      <text:p text:style-name="P102"/>
      <text:p text:style-name="P103">&lt;?php</text:p>
      <text:p text:style-name="P104"><text:s text:c="4"/></text:p>
      <text:p text:style-name="P105"><text:s text:c="4"/>$age = 21;</text:p>
      <text:p text:style-name="P106"/>
      <text:p text:style-name="P107"/>
      <text:p text:style-name="P108"><text:s text:c="4"/>$price = 199.99;</text:p>
      <text:p text:style-name="P109"/>
      <text:p text:style-name="P110"/>
      <text:p text:style-name="P111"><text:s text:c="4"/>$name = "Tanisha";</text:p>
      <text:p text:style-name="P112"><text:s text:c="4"/>$isStudent = true;</text:p>
      <text:p text:style-name="P113"><text:s text:c="4"/>echo "Integer value: " . $age . "&lt;br&gt;";</text:p>
      <text:p text:style-name="P114"><text:s text:c="4"/>echo "Float value: " . $price . "&lt;br&gt;";</text:p>
      <text:p text:style-name="P115"><text:s text:c="4"/>echo "String value: " . $name . "&lt;br&gt;";</text:p>
      <text:p text:style-name="P116"><text:s text:c="4"/>echo "Boolean value: " . $isStudent . "&lt;br&gt;"; // true = 1, false = empty</text:p>
      <text:p text:style-name="P117">?&gt;</text:p>
      <text:p text:style-name="P118"/>
      <text:list text:style-name="LFO10" text:continue-numbering="true">
        <text:list-item>
          <text:p text:style-name="P119">Super Global Variables</text:p>
        </text:list-item>
      </text:list>
      <text:p text:style-name="P120">THEORY EXERCISE:</text:p>
      <text:p text:style-name="P121"><text:s/> What are super global variables in PHP? List at least five super global arrays and their use.</text:p>
      <text:p text:style-name="P122"/>
      <text:p text:style-name="P123">Super Global Variables in PHP</text:p>
      <text:list text:style-name="LFO11" text:continue-numbering="true">
        <text:list-item>
          <text:p text:style-name="P124">Superglobals are built-in variables in PHP that are<text:s/>always accessible, regardless of scope (inside or outside functions).</text:p>
        </text:list-item>
        <text:list-item>
          <text:p text:style-name="P125">They are associative arrays and hold information like form data, session data, server details, etc.</text:p>
        </text:list-item>
        <text:list-item>
          <text:p text:style-name="P126">No need to declare them as global.</text:p>
        </text:list-item>
      </text:list>
      <text:p text:style-name="P127"/>
      <text:p text:style-name="P128">Five Common Superglobal Arrays &amp; Their Uses</text:p>
      <text:list text:style-name="LFO12" text:continue-numbering="true">
        <text:list-item>
          <text:p text:style-name="P129">$_GET</text:p>
          <text:list text:continue-numbering="true">
            <text:list-item>
              <text:p text:style-name="P130">Collects data sent via URL parameters (query string).</text:p>
            </text:list-item>
            <text:list-item>
              <text:p text:style-name="P131">Example: example.php?name=Tanisha</text:p>
            </text:list-item>
          </text:list>
        </text:list-item>
      </text:list>
      <text:p text:style-name="P132">echo $_GET['name']; // Outputs: Tanisha</text:p>
      <text:list text:style-name="LFO12" text:continue-numbering="true">
        <text:list-item>
          <text:p text:style-name="P133">$_POST</text:p>
          <text:list text:continue-numbering="true">
            <text:list-item>
              <text:p text:style-name="P134">Collects data sent via an HTML form using POST method.</text:p>
            </text:list-item>
            <text:list-item>
              <text:p text:style-name="P135">Used for secure data transfer (like login forms).</text:p>
            </text:list-item>
          </text:list>
        </text:list-item>
      </text:list>
      <text:p text:style-name="P136">echo $_POST['email'];</text:p>
      <text:list text:style-name="LFO12" text:continue-numbering="true">
        <text:list-item>
          <text:p text:style-name="P137">$_REQUEST</text:p>
          <text:list text:continue-numbering="true">
            <text:list-item>
              <text:p text:style-name="P138">Contains data from both GET and POST requests, and sometimes cookies.</text:p>
            </text:list-item>
            <text:list-item>
              <text:p text:style-name="P139">Useful when you don’t know which method is used.</text:p>
            </text:list-item>
          </text:list>
        </text:list-item>
      </text:list>
      <text:p text:style-name="P140">echo $_REQUEST['username'];</text:p>
      <text:list text:style-name="LFO12" text:continue-numbering="true">
        <text:list-item>
          <text:p text:style-name="P141">$_SESSION</text:p>
          <text:list text:continue-numbering="true">
            <text:list-item>
              <text:p text:style-name="P142">Stores user information across multiple pages during a browsing session.</text:p>
            </text:list-item>
            <text:list-item>
              <text:p text:style-name="P143">Example: saving login state.</text:p>
            </text:list-item>
          </text:list>
        </text:list-item>
      </text:list>
      <text:p text:style-name="P144">$_SESSION['user'] = "Tanisha";</text:p>
      <text:list text:style-name="LFO12" text:continue-numbering="true">
        <text:list-item>
          <text:p text:style-name="P145">$_COOKIE</text:p>
          <text:list text:continue-numbering="true">
            <text:list-item>
              <text:p text:style-name="P146">Stores small pieces of data on the client’s browser.</text:p>
            </text:list-item>
            <text:list-item>
              <text:p text:style-name="P147">Used for preferences, login tokens, etc.</text:p>
            </text:list-item>
          </text:list>
        </text:list-item>
      </text:list>
      <text:p text:style-name="P148">echo $_COOKIE['theme'];</text:p>
      <text:p text:style-name="P149">LAB EXERCISE:</text:p>
      <text:p text:style-name="P150"> Create a form that takes a user's name and email. Use the $_POST super global to display the entered data.</text:p>
      <text:p text:style-name="P151">&lt;!DOCTYPE html&gt;</text:p>
      <text:p text:style-name="P152">&lt;html&gt;</text:p>
      <text:p text:style-name="P153">&lt;head&gt;</text:p>
      <text:p text:style-name="P154"><text:s text:c="4"/>&lt;title&gt;User Form&lt;/title&gt;</text:p>
      <text:p text:style-name="P155">&lt;/head&gt;</text:p>
      <text:p text:style-name="P156">&lt;body&gt;</text:p>
      <text:p text:style-name="P157"/>
      <text:p text:style-name="P158"><text:s text:c="4"/>&lt;!-- HTML Form --&gt;</text:p>
      <text:p text:style-name="P159"><text:s text:c="4"/>&lt;form method="post" action=""&gt;</text:p>
      <text:p text:style-name="P160"><text:s text:c="8"/>&lt;label&gt;Name:&lt;/label&gt;</text:p>
      <text:p text:style-name="P161"><text:s text:c="8"/>&lt;input type="text"<text:s/>name="name" required&gt;&lt;br&gt;&lt;br&gt;</text:p>
      <text:p text:style-name="P162"/>
      <text:p text:style-name="P163"><text:s text:c="8"/>&lt;label&gt;Email:&lt;/label&gt;</text:p>
      <text:p text:style-name="P164"><text:s text:c="8"/>&lt;input type="email" name="email" required&gt;&lt;br&gt;&lt;br&gt;</text:p>
      <text:p text:style-name="P165"/>
      <text:p text:style-name="P166"><text:s text:c="8"/>&lt;input type="submit" value="Submit"&gt;</text:p>
      <text:p text:style-name="P167"><text:s text:c="4"/>&lt;/form&gt;</text:p>
      <text:p text:style-name="P168"/>
      <text:p text:style-name="P169"><text:s text:c="4"/>&lt;hr&gt;</text:p>
      <text:p text:style-name="P170"/>
      <text:p text:style-name="P171"><text:s text:c="4"/>&lt;?php</text:p>
      <text:p text:style-name="P172"><text:s text:c="4"/>// PHP Script to display form data</text:p>
      <text:p text:style-name="P173"><text:s text:c="4"/>if<text:s/>($_SERVER["REQUEST_METHOD"] == "POST") {</text:p>
      <text:p text:style-name="P174"><text:s text:c="8"/>$name = $_POST['name'];</text:p>
      <text:p text:style-name="P175"><text:s text:c="8"/>$email = $_POST['email'];</text:p>
      <text:p text:style-name="P176"/>
      <text:p text:style-name="P177"><text:s text:c="8"/>echo "&lt;h3&gt;Entered Data:&lt;/h3&gt;";</text:p>
      <text:p text:style-name="P178"><text:s text:c="8"/>echo "Name: " . $name . "&lt;br&gt;";</text:p>
      <text:p text:style-name="P179"><text:s text:c="8"/>echo "Email: " . $email . "&lt;br&gt;";</text:p>
      <text:p text:style-name="P180"><text:s text:c="4"/>}</text:p>
      <text:p text:style-name="P181"><text:s text:c="4"/>?&gt;</text:p>
      <text:p text:style-name="P182">&lt;/body&gt;</text:p>
      <text:p text:style-name="P183">&lt;/html&gt;</text:p>
      <text:p text:style-name="P184"/>
      <text:list text:style-name="LFO13" text:continue-numbering="true">
        <text:list-item>
          <text:p text:style-name="P185">Practical Example : Multiple Tables and SQL Queries LAB EXERCISE:</text:p>
        </text:list-item>
      </text:list>
      <text:p text:style-name="P186">Create multiple tables and perform queries using:</text:p>
      <text:p text:style-name="P187">o SELECT, UPDATE, DELETE, INSERT o WHERE, LIKE, GROUP BY, HAVING o LIMIT, OFFSET, Subqueries, AND, OR, NOT, IN</text:p>
      <text:p text:style-name="P188">-- Students table</text:p>
      <text:p text:style-name="P189">CREATE TABLE Students (</text:p>
      <text:p text:style-name="P190"><text:s text:c="4"/>student_id INT PRIMARY KEY AUTO_INCREMENT,</text:p>
      <text:p text:style-name="P191"><text:s text:c="4"/>name VARCHAR(50),</text:p>
      <text:p text:style-name="P192"><text:s text:c="4"/>age INT,</text:p>
      <text:p text:style-name="P193"><text:s text:c="4"/>class VARCHAR(10),</text:p>
      <text:p text:style-name="P194"><text:s text:c="4"/>email VARCHAR(100)</text:p>
      <text:p text:style-name="P195">);</text:p>
      <text:p text:style-name="P196"/>
      <text:p text:style-name="P197">-- Courses table</text:p>
      <text:p text:style-name="P198">CREATE TABLE Courses (</text:p>
      <text:p text:style-name="P199"><text:s text:c="4"/>course_id INT PRIMARY KEY AUTO_INCREMENT,</text:p>
      <text:p text:style-name="P200"><text:s text:c="4"/>course_name VARCHAR(50),</text:p>
      <text:p text:style-name="P201"><text:s text:c="4"/>teacher VARCHAR(50)</text:p>
      <text:p text:style-name="P202">);</text:p>
      <text:p text:style-name="P203"/>
      <text:p text:style-name="P204">-- Enrollments table (many-to-many relation)</text:p>
      <text:p text:style-name="P205">CREATE TABLE Enrollments (</text:p>
      <text:p text:style-name="P206"><text:s text:c="4"/>enroll_id INT PRIMARY KEY AUTO_INCREMENT,</text:p>
      <text:p text:style-name="P207"><text:s text:c="4"/>student_id INT,</text:p>
      <text:p text:style-name="P208"><text:s text:c="4"/>course_id INT,</text:p>
      <text:p text:style-name="P209"><text:s text:c="4"/>grade VARCHAR(5),</text:p>
      <text:p text:style-name="P210"><text:s text:c="4"/>FOREIGN KEY<text:s/>(student_id) REFERENCES Students(student_id),</text:p>
      <text:p text:style-name="P211"><text:s text:c="4"/>FOREIGN KEY (course_id) REFERENCES Courses(course_id)</text:p>
      <text:p text:style-name="P212">);</text:p>
      <text:p text:style-name="P213">INSERT Queries</text:p>
      <text:p text:style-name="P214">sql</text:p>
      <text:p text:style-name="P215">Copy code</text:p>
      <text:p text:style-name="P216">-- Insert students</text:p>
      <text:p text:style-name="P217">INSERT INTO Students (name, age, class, email) VALUES</text:p>
      <text:p text:style-name="P218">('Tanisha', 21, 'BCA', 'tanisha@example.com'),</text:p>
      <text:p text:style-name="P219">('Rohit', 22, 'BBA', 'rohit@example.com'),</text:p>
      <text:p text:style-name="P220">('Aditi', 20, 'BCA', 'aditi@example.com');</text:p>
      <text:p text:style-name="P221"/>
      <text:p text:style-name="P222">-- Insert courses</text:p>
      <text:p text:style-name="P223">INSERT INTO Courses (course_name, teacher) VALUES</text:p>
      <text:p text:style-name="P224">('Database Systems', 'Dr. Sharma'),</text:p>
      <text:p text:style-name="P225">('Web Development', 'Ms. Kapoor');</text:p>
      <text:p text:style-name="P226"/>
      <text:p text:style-name="P227">-- Insert<text:s/>enrollments</text:p>
      <text:p text:style-name="P228">INSERT INTO Enrollments (student_id, course_id, grade) VALUES</text:p>
      <text:p text:style-name="P229">(1, 1, 'A'),</text:p>
      <text:p text:style-name="P230">(1, 2, 'B'),</text:p>
      <text:p text:style-name="P231">(2, 1, 'A'),</text:p>
      <text:p text:style-name="P232">(3, 2, 'C');</text:p>
      <text:p text:style-name="P233">SELECT Queries</text:p>
      <text:p text:style-name="P234">sql</text:p>
      <text:p text:style-name="P235">Copy code</text:p>
      <text:p text:style-name="P236">-- Select all students</text:p>
      <text:p text:style-name="P237">SELECT * FROM Students;</text:p>
      <text:p text:style-name="P238"/>
      <text:p text:style-name="P239">-- Select specific columns</text:p>
      <text:p text:style-name="P240">SELECT name, email<text:s/>FROM Students;</text:p>
      <text:p text:style-name="P241"/>
      <text:p text:style-name="P242">-- Select with WHERE</text:p>
      <text:p text:style-name="P243">SELECT * FROM Students WHERE age &gt; 20;</text:p>
      <text:p text:style-name="P244"/>
      <text:p text:style-name="P245">-- Using LIKE (pattern matching)</text:p>
      <text:p text:style-name="P246">SELECT * FROM Students WHERE name LIKE 'A%'; -- names starting with A</text:p>
      <text:p text:style-name="P247">UPDATE and DELETE</text:p>
      <text:p text:style-name="P248">sql</text:p>
      <text:p text:style-name="P249">Copy code</text:p>
      <text:p text:style-name="P250">-- Update email</text:p>
      <text:p text:style-name="P251">UPDATE Students SET email = 'tanisha123@example.com' WHERE student_id = 1;</text:p>
      <text:p text:style-name="P252"/>
      <text:p text:style-name="P253">-- Delete a student</text:p>
      <text:p text:style-name="P254">DELETE FROM Students WHERE student_id = 3;</text:p>
      <text:p text:style-name="P255">GROUP BY and HAVING</text:p>
      <text:p text:style-name="P256">sql</text:p>
      <text:p text:style-name="P257">Copy code</text:p>
      <text:p text:style-name="P258">-- Count students in each class</text:p>
      <text:p text:style-name="P259">SELECT class, COUNT(*) AS total_students</text:p>
      <text:p text:style-name="P260">FROM Students</text:p>
      <text:p text:style-name="P261">GROUP BY class;</text:p>
      <text:p text:style-name="P262"/>
      <text:p text:style-name="P263">-- Having example (classes with more than 1 student)</text:p>
      <text:p text:style-name="P264">SELECT class, COUNT(*) AS total_students</text:p>
      <text:p text:style-name="P265">FROM Students</text:p>
      <text:p text:style-name="P266">GROUP BY class</text:p>
      <text:p text:style-name="P267">HAVING COUNT(*) &gt; 1;</text:p>
      <text:p text:style-name="P268">LIMIT and OFFSET</text:p>
      <text:p text:style-name="P269">sql</text:p>
      <text:p text:style-name="P270">Copy code</text:p>
      <text:p text:style-name="P271">-- Show first 2 students</text:p>
      <text:p text:style-name="P272">SELECT * FROM Students LIMIT 2;</text:p>
      <text:p text:style-name="P273"/>
      <text:p text:style-name="P274">-- Show next 2<text:s/>students (pagination)</text:p>
      <text:p text:style-name="P275">SELECT * FROM Students LIMIT 2 OFFSET 2;</text:p>
      <text:p text:style-name="P276">Subquery</text:p>
      <text:p text:style-name="P277">sql</text:p>
      <text:p text:style-name="P278">Copy code</text:p>
      <text:p text:style-name="P279">-- Find students enrolled in 'Database Systems'</text:p>
      <text:p text:style-name="P280">SELECT name</text:p>
      <text:p text:style-name="P281">FROM Students</text:p>
      <text:p text:style-name="P282">WHERE student_id IN (</text:p>
      <text:p text:style-name="P283"><text:s text:c="4"/>SELECT student_id</text:p>
      <text:p text:style-name="P284"><text:s text:c="4"/>FROM Enrollments</text:p>
      <text:p text:style-name="P285"><text:s text:c="4"/>WHERE course_id = (</text:p>
      <text:p text:style-name="P286"><text:s text:c="8"/>SELECT course_id FROM Courses WHERE course_name = 'Database Systems'</text:p>
      <text:p text:style-name="P287"><text:s text:c="4"/>)</text:p>
      <text:p text:style-name="P288">);</text:p>
      <text:p text:style-name="P289">AND, OR, NOT, IN</text:p>
      <text:p text:style-name="P290">sql</text:p>
      <text:p text:style-name="P291">Copy code</text:p>
      <text:p text:style-name="P292">-- AND condition</text:p>
      <text:p text:style-name="P293">SELECT * FROM Students WHERE age &gt; 20 AND class = 'BCA';</text:p>
      <text:p text:style-name="P294"/>
      <text:p text:style-name="P295">-- OR condition</text:p>
      <text:p text:style-name="P296">SELECT * FROM Students WHERE class = 'BCA' OR<text:s/>class = 'BBA';</text:p>
      <text:p text:style-name="P297"/>
      <text:p text:style-name="P298">-- NOT condition</text:p>
      <text:p text:style-name="P299">SELECT * FROM Students WHERE NOT class = 'BBA';</text:p>
      <text:p text:style-name="P300"/>
      <text:p text:style-name="P301">-- IN condition</text:p>
      <text:p text:style-name="P302">SELECT * FROM Students WHERE student_id IN (1, 3);</text:p>
      <text:p text:style-name="P303"/>
      <text:list text:style-name="LFO14" text:continue-numbering="true">
        <text:list-item>
          <text:p text:style-name="P304">Conditions, Events, and Flows</text:p>
        </text:list-item>
      </text:list>
      <text:p text:style-name="P305">THEORY EXERCISE:</text:p>
      <text:p text:style-name="P306"> Explain how conditional statements work in PHP.</text:p>
      <text:p text:style-name="P307"/>
      <text:p text:style-name="P308"><text:tab/>Conditional statements are used to make decisions in a program.</text:p>
      <text:list text:style-name="LFO15" text:continue-numbering="true">
        <text:list-item>
          <text:p text:style-name="P309">They execute different blocks of code based on conditions (true/false).</text:p>
        </text:list-item>
        <text:list-item>
          <text:p text:style-name="P310">Conditions are usually comparisons (==, !=, &gt;, &lt;, &gt;=, &lt;=) or logical checks (&amp;&amp;, ||, !).</text:p>
        </text:list-item>
      </text:list>
      <text:list text:style-name="LFO16" text:continue-numbering="true">
        <text:list-item>
          <text:p text:style-name="P311">If Condition and If-Else</text:p>
        </text:list-item>
      </text:list>
      <text:p text:style-name="P312"><text:s/>If LAB EXERCISE:</text:p>
      <text:p text:style-name="P313"> Write a PHP program to determine if a number is even or odd using if conditions.</text:p>
      <text:p text:style-name="P314">&lt;?php</text:p>
      <text:p text:style-name="P315"><text:s text:c="4"/>// Example number</text:p>
      <text:p text:style-name="P316"><text:s text:c="4"/>$num = 7;</text:p>
      <text:p text:style-name="P317"/>
      <text:p text:style-name="P318"><text:s text:c="4"/>if ($num % 2 == 0) {</text:p>
      <text:p text:style-name="P319"><text:s text:c="8"/>echo $num . " is Even";</text:p>
      <text:p text:style-name="P320"><text:s text:c="4"/>} else {</text:p>
      <text:p text:style-name="P321"><text:s text:c="8"/>echo $num . " is Odd";</text:p>
      <text:p text:style-name="P322"><text:s text:c="4"/>}</text:p>
      <text:p text:style-name="P323">?&gt;</text:p>
      <text:list text:style-name="LFO17" text:continue-numbering="true">
        <text:list-item>
          <text:p text:style-name="P324">Practical Example:</text:p>
        </text:list-item>
      </text:list>
      <text:p text:style-name="P325"><text:s/>Calculator and Day Finder</text:p>
      <text:p text:style-name="P326"><text:s/>LAB EXERCISE:</text:p>
      <text:p text:style-name="P327"/>
      <text:p text:style-name="P328">&lt;!DOCTYPE html&gt;</text:p>
      <text:p text:style-name="P329">&lt;html&gt;</text:p>
      <text:p text:style-name="P330">&lt;head&gt;</text:p>
      <text:p text:style-name="P331"><text:s text:c="4"/>&lt;title&gt;Simple Calculator&lt;/title&gt;</text:p>
      <text:p text:style-name="P332">&lt;/head&gt;</text:p>
      <text:p text:style-name="P333">&lt;body&gt;</text:p>
      <text:p text:style-name="P334"><text:s text:c="4"/>&lt;h2&gt;PHP Simple Calculator&lt;/h2&gt;</text:p>
      <text:p text:style-name="P335"><text:s text:c="4"/></text:p>
      <text:p text:style-name="P336"><text:s text:c="4"/>&lt;!-- Calculator Form --&gt;</text:p>
      <text:p text:style-name="P337"><text:s text:c="4"/>&lt;form method="post"<text:s/>action=""&gt;</text:p>
      <text:p text:style-name="P338"><text:s text:c="8"/>&lt;input type="number" name="num1" placeholder="Enter first number" required&gt;</text:p>
      <text:p text:style-name="P339"><text:s text:c="8"/>&lt;input type="number" name="num2" placeholder="Enter second number" required&gt;</text:p>
      <text:p text:style-name="P340"><text:s text:c="8"/></text:p>
      <text:p text:style-name="P341"><text:s text:c="8"/>&lt;select name="operator" required&gt;</text:p>
      <text:p text:style-name="P342"><text:s text:c="12"/>&lt;option value="+"&gt;Addition (+)&lt;/option&gt;</text:p>
      <text:p text:style-name="P343"><text:s text:c="12"/>&lt;option value="-"&gt;Subtraction (-)&lt;/option&gt;</text:p>
      <text:p text:style-name="P344"><text:s text:c="12"/>&lt;option value="*"&gt;Multiplication (*)&lt;/option&gt;</text:p>
      <text:p text:style-name="P345"><text:s text:c="12"/>&lt;option value="/"&gt;Division (/)&lt;/option&gt;</text:p>
      <text:p text:style-name="P346"><text:s text:c="8"/>&lt;/select&gt;</text:p>
      <text:p text:style-name="P347"><text:s text:c="8"/></text:p>
      <text:p text:style-name="P348"><text:s text:c="8"/>&lt;input type="submit" name="calculate" value="Calculate"&gt;</text:p>
      <text:p text:style-name="P349"><text:s text:c="4"/>&lt;/form&gt;</text:p>
      <text:p text:style-name="P350"/>
      <text:p text:style-name="P351"><text:s text:c="4"/>&lt;hr&gt;</text:p>
      <text:p text:style-name="P352"/>
      <text:p text:style-name="P353"><text:s text:c="4"/>&lt;?php</text:p>
      <text:p text:style-name="P354"><text:s text:c="4"/>if (isset($_POST['calculate'])) {</text:p>
      <text:p text:style-name="P355"><text:s text:c="8"/>$num1 = $_POST['num1'];</text:p>
      <text:p text:style-name="P356"><text:s text:c="8"/>$num2 = $_POST['num2'];</text:p>
      <text:p text:style-name="P357"><text:s text:c="8"/>$op = $_POST['operator'];</text:p>
      <text:p text:style-name="P358"><text:s text:c="8"/>$result = 0;</text:p>
      <text:p text:style-name="P359"/>
      <text:p text:style-name="P360"><text:s text:c="8"/>if ($op == "+") {</text:p>
      <text:p text:style-name="P361"><text:s text:c="12"/>$result = $num1 + $num2;</text:p>
      <text:p text:style-name="P362"><text:s text:c="12"/>echo "Result: $num1 + $num2 = $result";</text:p>
      <text:p text:style-name="P363"><text:s text:c="8"/>} elseif ($op == "-") {</text:p>
      <text:p text:style-name="P364"><text:s text:c="12"/>$result = $num1 - $num2;</text:p>
      <text:p text:style-name="P365"><text:s text:c="12"/>echo "Result: $num1 - $num2 = $result";</text:p>
      <text:p text:style-name="P366"><text:s text:c="8"/>} elseif ($op == "*") {</text:p>
      <text:p text:style-name="P367"><text:s text:c="12"/>$result = $num1 * $num2;</text:p>
      <text:p text:style-name="P368"><text:s text:c="12"/>echo "Result: $num1 × $num2 = $result";</text:p>
      <text:p text:style-name="P369"><text:s text:c="8"/>} elseif ($op == "/") {</text:p>
      <text:p text:style-name="P370"><text:s text:c="12"/>if ($num2 != 0) {</text:p>
      <text:p text:style-name="P371"><text:s text:c="16"/>$result = $num1 / $num2;</text:p>
      <text:p text:style-name="P372"><text:s text:c="16"/>echo "Result: $num1 ÷ $num2 = $result";</text:p>
      <text:p text:style-name="P373"><text:s text:c="12"/>} else {</text:p>
      <text:p text:style-name="P374"><text:s text:c="16"/>echo "Error: Division by zero is not allowed.";</text:p>
      <text:p text:style-name="P375"><text:s text:c="12"/>}</text:p>
      <text:p text:style-name="P376"><text:s text:c="8"/>} else {</text:p>
      <text:p text:style-name="P377"><text:s text:c="12"/>echo "Invalid operator selected.";</text:p>
      <text:p text:style-name="P378"><text:s text:c="8"/>}</text:p>
      <text:p text:style-name="P379"><text:s text:c="4"/>}</text:p>
      <text:p text:style-name="P380"><text:s text:c="4"/>?&gt;</text:p>
      <text:p text:style-name="P381">&lt;/body&gt;</text:p>
      <text:p text:style-name="P382">&lt;/html&gt;</text:p>
      <text:p text:style-name="P383"/>
      <text:p text:style-name="P384">Day Finder: Write a script that finds the current day. If it is<text:s/>Sunday, print "Happy Sunday." &lt;?php</text:p>
      <text:p text:style-name="P385"><text:s text:c="4"/></text:p>
      <text:p text:style-name="P386"><text:s text:c="4"/>$day = date("l"); <text:s/>// Returns full day name (e.g., Sunday, Monday)</text:p>
      <text:p text:style-name="P387"/>
      <text:p text:style-name="P388"><text:s text:c="4"/>if ($day == "Sunday") {</text:p>
      <text:p text:style-name="P389"><text:s text:c="8"/>echo "Happy Sunday!";</text:p>
      <text:p text:style-name="P390"><text:s text:c="4"/>} else {</text:p>
      <text:p text:style-name="P391"><text:s text:c="8"/>echo "Today is " . $day;</text:p>
      <text:p text:style-name="P392"><text:s text:c="4"/>}</text:p>
      <text:p text:style-name="P393">?&gt;</text:p>
      <text:p text:style-name="P394"/>
      <text:list text:style-name="LFO18" text:continue-numbering="true">
        <text:list-item>
          <text:p text:style-name="P395">Switch Case and<text:s/>Ternary Operator</text:p>
        </text:list-item>
      </text:list>
      <text:p text:style-name="P396">LAB EXERCISE:</text:p>
      <text:p text:style-name="P397"/>
      <text:list text:style-name="LFO19" text:continue-numbering="true">
        <text:list-item>
          <text:p text:style-name="P398">Restaurant Food Category Program: Use a switch case to display the category (Starter/Main Course/Dessert) and dish based on user selection.</text:p>
        </text:list-item>
      </text:list>
      <text:p text:style-name="P399">&lt;!DOCTYPE html&gt;</text:p>
      <text:p text:style-name="P400">&lt;html&gt;</text:p>
      <text:p text:style-name="P401">&lt;head&gt;</text:p>
      <text:p text:style-name="P402"><text:s text:c="4"/>&lt;title&gt;Restaurant Food Category&lt;/title&gt;</text:p>
      <text:p text:style-name="P403">&lt;/head&gt;</text:p>
      <text:p text:style-name="P404">&lt;body&gt;</text:p>
      <text:p text:style-name="P405"><text:s text:c="4"/>&lt;h2&gt;Restaurant Menu&lt;/h2&gt;</text:p>
      <text:p text:style-name="P406"/>
      <text:p text:style-name="P407"><text:s text:c="4"/>&lt;!-- User Selection Form --&gt;</text:p>
      <text:p text:style-name="P408"><text:s text:c="4"/>&lt;form method="post" action=""&gt;</text:p>
      <text:p text:style-name="P409"><text:s text:c="8"/>&lt;label&gt;Select a Dish:&lt;/label&gt;</text:p>
      <text:p text:style-name="P410"><text:s text:c="8"/>&lt;select name="dish" required&gt;</text:p>
      <text:p text:style-name="P411"><text:s text:c="12"/>&lt;option value="soup"&gt;Tomato Soup&lt;/option&gt;</text:p>
      <text:p text:style-name="P412"><text:s text:c="12"/>&lt;option value="pasta"&gt;Pasta Alfredo&lt;/option&gt;</text:p>
      <text:p text:style-name="P413"><text:s text:c="12"/>&lt;option value="icecream"&gt;Chocolate Ice Cream&lt;/option&gt;</text:p>
      <text:p text:style-name="P414"><text:s text:c="8"/>&lt;/select&gt;</text:p>
      <text:p text:style-name="P415"><text:s text:c="8"/>&lt;input type="submit" name="submit" value="Show Category"&gt;</text:p>
      <text:p text:style-name="P416"><text:s text:c="4"/>&lt;/form&gt;</text:p>
      <text:p text:style-name="P417"/>
      <text:p text:style-name="P418"><text:s text:c="4"/>&lt;hr&gt;</text:p>
      <text:p text:style-name="P419"/>
      <text:p text:style-name="P420"><text:s text:c="4"/>&lt;?php</text:p>
      <text:p text:style-name="P421"><text:s text:c="4"/>if (isset($_POST['submit'])) {</text:p>
      <text:p text:style-name="P422"><text:s text:c="8"/>$dish = $_POST['dish'];</text:p>
      <text:p text:style-name="P423"/>
      <text:p text:style-name="P424"><text:s text:c="8"/>switch ($dish) {</text:p>
      <text:p text:style-name="P425"><text:s text:c="12"/>case "soup":</text:p>
      <text:p text:style-name="P426"><text:s text:c="16"/>echo "Category: Starter &lt;br&gt; Dish: Tomato Soup";</text:p>
      <text:p text:style-name="P427"><text:s text:c="16"/>break;</text:p>
      <text:p text:style-name="P428"/>
      <text:p text:style-name="P429"><text:s text:c="12"/>case "pasta":</text:p>
      <text:p text:style-name="P430"><text:s text:c="16"/>echo "Category: Main Course &lt;br&gt; Dish: Pasta Alfredo";</text:p>
      <text:p text:style-name="P431"><text:s text:c="16"/>break;</text:p>
      <text:p text:style-name="P432"/>
      <text:p text:style-name="P433"><text:s text:c="12"/>case "icecream":</text:p>
      <text:p text:style-name="P434"><text:s text:c="16"/>echo "Category: Dessert &lt;br&gt; Dish: Chocolate Ice Cream";</text:p>
      <text:p text:style-name="P435"><text:s text:c="16"/>break;</text:p>
      <text:p text:style-name="P436"/>
      <text:p text:style-name="P437"><text:s text:c="12"/>default:</text:p>
      <text:p text:style-name="P438"><text:s text:c="16"/>echo "Invalid<text:s/>selection.";</text:p>
      <text:p text:style-name="P439"><text:s text:c="8"/>}</text:p>
      <text:p text:style-name="P440"><text:s text:c="4"/>}</text:p>
      <text:p text:style-name="P441"><text:s text:c="4"/>?&gt;</text:p>
      <text:p text:style-name="P442">&lt;/body&gt;</text:p>
      <text:p text:style-name="P443">&lt;/html&gt;</text:p>
      <text:p text:style-name="P444"/>
      <text:p text:style-name="P445">2.Ternary Operator Example: Write a script using the ternary operator to display a message if the age is greater than 18.</text:p>
      <text:p text:style-name="P446">&lt;?php</text:p>
      <text:p text:style-name="P447"><text:s text:c="4"/>$age = 20; <text:s/>// Example age</text:p>
      <text:p text:style-name="P448"/>
      <text:p text:style-name="P449"><text:s text:c="4"/>$message = ($age &gt; 18) ? "You are above 18." : "You are 18 or younger.";</text:p>
      <text:p text:style-name="P450"/>
      <text:p text:style-name="P451"><text:s text:c="4"/>echo $message;</text:p>
      <text:p text:style-name="P452">?&gt;</text:p>
      <text:p text:style-name="P453">3.Color Selector: Write a program to display the name of a color based on user input (red, green, blue).</text:p>
      <text:p text:style-name="P454">&lt;!DOCTYPE html&gt;</text:p>
      <text:p text:style-name="P455">&lt;html&gt;</text:p>
      <text:p text:style-name="P456">&lt;head&gt;</text:p>
      <text:p text:style-name="P457"><text:s text:c="4"/>&lt;title&gt;Color Selector&lt;/title&gt;</text:p>
      <text:p text:style-name="P458">&lt;/head&gt;</text:p>
      <text:p text:style-name="P459">&lt;body&gt;</text:p>
      <text:p text:style-name="P460"><text:s text:c="4"/>&lt;h2&gt;Select a Color&lt;/h2&gt;</text:p>
      <text:p text:style-name="P461"/>
      <text:p text:style-name="P462"><text:s text:c="4"/>&lt;!-- Form for user input --&gt;</text:p>
      <text:p text:style-name="P463"><text:s text:c="4"/>&lt;form method="post" action=""&gt;</text:p>
      <text:p text:style-name="P464"><text:s text:c="8"/>&lt;label&gt;Enter a color (red, green, blue): &lt;/label&gt;</text:p>
      <text:p text:style-name="P465"><text:s text:c="8"/>&lt;input type="text" name="color" required&gt;</text:p>
      <text:p text:style-name="P466"><text:s text:c="8"/>&lt;input type="submit" name="submit"<text:s/>value="Show Color"&gt;</text:p>
      <text:p text:style-name="P467"><text:s text:c="4"/>&lt;/form&gt;</text:p>
      <text:p text:style-name="P468"/>
      <text:p text:style-name="P469"><text:s text:c="4"/>&lt;hr&gt;</text:p>
      <text:p text:style-name="P470"/>
      <text:p text:style-name="P471"><text:s text:c="4"/>&lt;?php</text:p>
      <text:p text:style-name="P472"><text:s text:c="4"/>if (isset($_POST['submit'])) {</text:p>
      <text:p text:style-name="P473"><text:s text:c="8"/>$color = strtolower($_POST['color']); // convert to lowercase for easy matching</text:p>
      <text:p text:style-name="P474"/>
      <text:p text:style-name="P475"><text:s text:c="8"/>if ($color == "red") {</text:p>
      <text:p text:style-name="P476"><text:s text:c="12"/>echo "You selected: Red";</text:p>
      <text:p text:style-name="P477"><text:s text:c="8"/>} elseif ($color == "green") {</text:p>
      <text:p text:style-name="P478"><text:s text:c="12"/>echo "You selected: Green";</text:p>
      <text:p text:style-name="P479"><text:s text:c="8"/>} elseif ($color == "blue") {</text:p>
      <text:p text:style-name="P480"><text:s text:c="12"/>echo "You selected: Blue";</text:p>
      <text:p text:style-name="P481"><text:s text:c="8"/>} else {</text:p>
      <text:p text:style-name="P482"><text:s text:c="12"/>echo "Invalid color. Please enter red, green, or blue.";</text:p>
      <text:p text:style-name="P483"><text:s text:c="8"/>}</text:p>
      <text:p text:style-name="P484"><text:s text:c="4"/>}</text:p>
      <text:p text:style-name="P485"><text:s text:c="4"/>?&gt;</text:p>
      <text:p text:style-name="P486">&lt;/body&gt;</text:p>
      <text:p text:style-name="P487">&lt;/html&gt;&lt;!DOCTYPE html&gt;</text:p>
      <text:p text:style-name="P488">&lt;html&gt;</text:p>
      <text:p text:style-name="P489">&lt;head&gt;</text:p>
      <text:p text:style-name="P490"><text:s text:c="4"/>&lt;title&gt;Color Selector&lt;/title&gt;</text:p>
      <text:p text:style-name="P491">&lt;/head&gt;</text:p>
      <text:p text:style-name="P492">&lt;body&gt;</text:p>
      <text:p text:style-name="P493"><text:s text:c="4"/>&lt;h2&gt;Select a Color&lt;/h2&gt;</text:p>
      <text:p text:style-name="P494"/>
      <text:p text:style-name="P495"><text:s text:c="4"/>&lt;!-- Form for user input --&gt;</text:p>
      <text:p text:style-name="P496"><text:s text:c="4"/>&lt;form method="post" action=""&gt;</text:p>
      <text:p text:style-name="P497"><text:s text:c="8"/>&lt;label&gt;Enter a color (red, green, blue): &lt;/label&gt;</text:p>
      <text:p text:style-name="P498"><text:s text:c="8"/>&lt;input type="text" name="color" required&gt;</text:p>
      <text:p text:style-name="P499"><text:s text:c="8"/>&lt;input type="submit" name="submit" value="Show Color"&gt;</text:p>
      <text:p text:style-name="P500"><text:s text:c="4"/>&lt;/form&gt;</text:p>
      <text:p text:style-name="P501"/>
      <text:p text:style-name="P502"><text:s text:c="4"/>&lt;hr&gt;</text:p>
      <text:p text:style-name="P503"/>
      <text:p text:style-name="P504"><text:s text:c="4"/>&lt;?php</text:p>
      <text:p text:style-name="P505"><text:s text:c="4"/>if (isset($_POST['submit'])) {</text:p>
      <text:p text:style-name="P506"><text:s text:c="8"/>$color = strtolower($_POST['color']); // convert to lowercase for easy matching</text:p>
      <text:p text:style-name="P507"/>
      <text:p text:style-name="P508"><text:s text:c="8"/>if ($color == "red") {</text:p>
      <text:p text:style-name="P509"><text:s text:c="12"/>echo "You selected: Red";</text:p>
      <text:p text:style-name="P510"><text:s text:c="8"/>} elseif ($color == "green") {</text:p>
      <text:p text:style-name="P511"><text:s text:c="12"/>echo "You selected: Green";</text:p>
      <text:p text:style-name="P512"><text:s text:c="8"/>} elseif ($color == "blue") {</text:p>
      <text:p text:style-name="P513"><text:s text:c="12"/>echo "You selected: Blue";</text:p>
      <text:p text:style-name="P514"><text:s text:c="8"/>}<text:s/>else {</text:p>
      <text:p text:style-name="P515"><text:s text:c="12"/>echo "Invalid color. Please enter red, green, or blue.";</text:p>
      <text:p text:style-name="P516"><text:s text:c="8"/>}</text:p>
      <text:p text:style-name="P517"><text:s text:c="4"/>}</text:p>
      <text:p text:style-name="P518"><text:s text:c="4"/>?&gt;</text:p>
      <text:p text:style-name="P519">&lt;/body&gt;</text:p>
      <text:p text:style-name="P520">&lt;/html&gt;</text:p>
      <text:p text:style-name="P521"/>
      <text:list text:style-name="LFO20" text:continue-numbering="true">
        <text:list-item>
          <text:p text:style-name="P522">Loops: Do-While, For Each, For Loop</text:p>
        </text:list-item>
      </text:list>
      <text:p text:style-name="P523">THEORY EXERCISE:</text:p>
      <text:p text:style-name="P524"> Discuss the difference between for loop, foreach loop, and do-while loop in PHP.</text:p>
      <text:p text:style-name="P525">LAB EXERCISE:</text:p>
      <text:list text:style-name="LFO21" text:continue-numbering="true">
        <text:list-item>
          <text:p text:style-name="P526">For Loop: Write a script that displays numbers from 1 to 10 on a single line.</text:p>
        </text:list-item>
      </text:list>
      <text:p text:style-name="P527">&lt;?php</text:p>
      <text:p text:style-name="P528"><text:s text:c="4"/>for ($i = 1; $i &lt;= 10; $i++) {</text:p>
      <text:p text:style-name="P529"><text:s text:c="8"/>echo $i . " ";</text:p>
      <text:p text:style-name="P530"><text:s text:c="4"/>}</text:p>
      <text:p text:style-name="P531">?&gt;</text:p>
      <text:p text:style-name="P532"/>
      <text:p text:style-name="P533">2.For Loop (Addition): Add all integers from 0 to 30 and display the total.</text:p>
      <text:p text:style-name="P534">&lt;?php</text:p>
      <text:p text:style-name="P535"><text:s text:c="4"/>$sum = 0;</text:p>
      <text:p text:style-name="P536"/>
      <text:p text:style-name="P537"><text:s text:c="4"/>for ($i = 0; $i &lt;= 30; $i++) {</text:p>
      <text:p text:style-name="P538"><text:s text:c="8"/>$sum += $i; // add each number to sum</text:p>
      <text:p text:style-name="P539"><text:s text:c="4"/>}</text:p>
      <text:p text:style-name="P540"/>
      <text:p text:style-name="P541"><text:s text:c="4"/>echo "The total sum of integers from 0 to 30 is: " . $sum;</text:p>
      <text:p text:style-name="P542">?&gt;</text:p>
      <text:p text:style-name="P543"/>
      <text:p text:style-name="P544">3.Chessboard Pattern: Use a nested loop to create a chessboard pattern (8x8 grid).</text:p>
      <text:p text:style-name="P545">&lt;!DOCTYPE html&gt;</text:p>
      <text:p text:style-name="P546">&lt;html&gt;</text:p>
      <text:p text:style-name="P547">&lt;head&gt;</text:p>
      <text:p text:style-name="P548"><text:s text:c="4"/>&lt;title&gt;Chessboard Pattern&lt;/title&gt;</text:p>
      <text:p text:style-name="P549"><text:s text:c="4"/>&lt;style&gt;</text:p>
      <text:p text:style-name="P550"><text:s text:c="8"/>table {</text:p>
      <text:p text:style-name="P551"><text:s text:c="12"/>border-collapse: collapse;</text:p>
      <text:p text:style-name="P552"><text:s text:c="8"/>}</text:p>
      <text:p text:style-name="P553"><text:s text:c="8"/>td {</text:p>
      <text:p text:style-name="P554"><text:s text:c="12"/>width: 50px;</text:p>
      <text:p text:style-name="P555"><text:s text:c="12"/>height: 50px;</text:p>
      <text:p text:style-name="P556"><text:s text:c="8"/>}</text:p>
      <text:p text:style-name="P557"><text:s text:c="8"/>.black {</text:p>
      <text:p text:style-name="P558"><text:s text:c="12"/>background-color: black;</text:p>
      <text:p text:style-name="P559"><text:s text:c="8"/>}</text:p>
      <text:p text:style-name="P560"><text:s text:c="8"/>.white {</text:p>
      <text:p text:style-name="P561"><text:s text:c="12"/>background-color: white;</text:p>
      <text:p text:style-name="P562"><text:s text:c="8"/>}</text:p>
      <text:p text:style-name="P563"><text:s text:c="4"/>&lt;/style&gt;</text:p>
      <text:p text:style-name="P564">&lt;/head&gt;</text:p>
      <text:p text:style-name="P565">&lt;body&gt;</text:p>
      <text:p text:style-name="P566"><text:s text:c="4"/>&lt;h2&gt;8x8 Chessboard Pattern&lt;/h2&gt;</text:p>
      <text:p text:style-name="P567"><text:s text:c="4"/>&lt;table border="1"&gt;</text:p>
      <text:p text:style-name="P568"><text:s text:c="8"/>&lt;?php</text:p>
      <text:p text:style-name="P569"><text:s text:c="8"/>for ($row = 1; $row &lt;= 8; $row++) {</text:p>
      <text:p text:style-name="P570"><text:s text:c="12"/>echo "&lt;tr&gt;";</text:p>
      <text:p text:style-name="P571"><text:s text:c="12"/>for ($col = 1; $col &lt;= 8; $col++) {</text:p>
      <text:p text:style-name="P572"><text:s text:c="14"/></text:p>
      <text:p text:style-name="P573"><text:s text:c="16"/>if (($row + $col) % 2 == 0) {</text:p>
      <text:p text:style-name="P574"><text:s text:c="20"/>echo "&lt;td class='white'&gt;&lt;/td&gt;";</text:p>
      <text:p text:style-name="P575"><text:s text:c="16"/>} else {</text:p>
      <text:p text:style-name="P576"><text:s text:c="20"/>echo "&lt;td class='black'&gt;&lt;/td&gt;";</text:p>
      <text:p text:style-name="P577"><text:s text:c="16"/>}</text:p>
      <text:p text:style-name="P578"><text:s text:c="12"/>}</text:p>
      <text:p text:style-name="P579"><text:s text:c="12"/>echo "&lt;/tr&gt;";</text:p>
      <text:p text:style-name="P580"><text:s text:c="8"/>}</text:p>
      <text:p text:style-name="P581"><text:s text:c="8"/>?&gt;</text:p>
      <text:p text:style-name="P582"><text:s text:c="4"/>&lt;/table&gt;</text:p>
      <text:p text:style-name="P583">&lt;/body&gt;</text:p>
      <text:p text:style-name="P584">&lt;/html&gt;</text:p>
      <text:p text:style-name="P585"/>
      <text:p text:style-name="P586">Various Patterns: Generate different patterns using loops.</text:p>
      <text:p text:style-name="P587">&lt;?php</text:p>
      <text:p text:style-name="P588">for ($i = 1; $i &lt;= 5; $i++) {</text:p>
      <text:p text:style-name="P589"><text:s text:c="4"/>for ($j = 1; $j &lt;= $i; $j++) {</text:p>
      <text:p text:style-name="P590"><text:s text:c="8"/>echo "* ";</text:p>
      <text:p text:style-name="P591"><text:s text:c="4"/>}</text:p>
      <text:p text:style-name="P592"><text:s text:c="4"/>echo "&lt;br&gt;";</text:p>
      <text:p text:style-name="P593">}</text:p>
      <text:p text:style-name="P594">?&gt;</text:p>
      <text:p text:style-name="P595"><text:s/>Output:</text:p>
      <text:p text:style-name="P596"/>
      <text:p text:style-name="P597">markdown</text:p>
      <text:p text:style-name="P598">Copy code</text:p>
      <text:p text:style-name="P599">*</text:p>
      <text:p text:style-name="P600">* *</text:p>
      <text:p text:style-name="P601">* * *</text:p>
      <text:p text:style-name="P602">* * * *</text:p>
      <text:p text:style-name="P603">* * * * *</text:p>
      <text:p text:style-name="P604">🔹</text:p>
      <text:p text:style-name="P605"><text:s/>2. Inverted Triangle</text:p>
      <text:p text:style-name="P606">php</text:p>
      <text:p text:style-name="P607">Copy code</text:p>
      <text:p text:style-name="P608">&lt;?php</text:p>
      <text:p text:style-name="P609">for ($i = 5; $i &gt;= 1; $i--) {</text:p>
      <text:p text:style-name="P610"><text:s text:c="4"/>for ($j = 1; $j &lt;= $i; $j++) {</text:p>
      <text:p text:style-name="P611"><text:s text:c="8"/>echo "* ";</text:p>
      <text:p text:style-name="P612"><text:s text:c="4"/>}</text:p>
      <text:p text:style-name="P613"><text:s text:c="4"/>echo "&lt;br&gt;";</text:p>
      <text:p text:style-name="P614">}</text:p>
      <text:p text:style-name="P615">?&gt;</text:p>
      <text:p text:style-name="P616">Output:</text:p>
      <text:p text:style-name="P617"/>
      <text:p text:style-name="P618">markdown</text:p>
      <text:p text:style-name="P619">Copy code</text:p>
      <text:p text:style-name="P620">* * * * *</text:p>
      <text:p text:style-name="P621">* * * *</text:p>
      <text:p text:style-name="P622">* * *</text:p>
      <text:p text:style-name="P623">* *</text:p>
      <text:p text:style-name="P624">*</text:p>
      <text:p text:style-name="P625">🔹</text:p>
      <text:p text:style-name="P626">3. Pyramid Pattern</text:p>
      <text:p text:style-name="P627">php</text:p>
      <text:p text:style-name="P628">Copy code</text:p>
      <text:p text:style-name="P629">&lt;?php</text:p>
      <text:p text:style-name="P630">for ($i = 1; $i &lt;= 5; $i++) {</text:p>
      <text:p text:style-name="P631"><text:s text:c="4"/>// Print spaces</text:p>
      <text:p text:style-name="P632"><text:s text:c="4"/>for ($s = 1; $s &lt;= 5 - $i; $s++) {</text:p>
      <text:p text:style-name="P633"><text:s text:c="8"/>echo "&amp;nbsp;&amp;nbsp;";</text:p>
      <text:p text:style-name="P634"><text:s text:c="4"/>}</text:p>
      <text:p text:style-name="P635"><text:s text:c="2"/></text:p>
      <text:p text:style-name="P636"><text:s text:c="4"/>for ($j = 1; $j &lt;= (2 * $i - 1); $j++) {</text:p>
      <text:p text:style-name="P637"><text:s text:c="8"/>echo "*";</text:p>
      <text:p text:style-name="P638"><text:s text:c="4"/>}</text:p>
      <text:p text:style-name="P639"><text:s text:c="4"/>echo "&lt;br&gt;";</text:p>
      <text:p text:style-name="P640">}</text:p>
      <text:p text:style-name="P641">?&gt;</text:p>
      <text:p text:style-name="P642">Output:</text:p>
      <text:p text:style-name="P643"/>
      <text:p text:style-name="P644">markdown</text:p>
      <text:p text:style-name="P645">Copy code</text:p>
      <text:p text:style-name="P646"><text:s text:c="4"/>* <text:s text:c="3"/></text:p>
      <text:p text:style-name="P647"><text:s text:c="3"/>*** <text:s text:c="2"/></text:p>
      <text:p text:style-name="P648"><text:s text:c="2"/>***** <text:s/></text:p>
      <text:p text:style-name="P649"><text:s/>*******</text:p>
      <text:p text:style-name="P650">*********</text:p>
      <text:p text:style-name="P651"/>
      <text:p text:style-name="P652"/>
      <text:list text:style-name="LFO22" text:continue-numbering="true">
        <text:list-item>
          <text:p text:style-name="P653">PHP Date-Time Function</text:p>
        </text:list-item>
      </text:list>
      <text:p text:style-name="P654">LAB EXERCISE:</text:p>
      <text:p text:style-name="P655"> Write a script to display the current<text:s/>date and time in different formats.</text:p>
      <text:p text:style-name="P656">&lt;!DOCTYPE html&gt;</text:p>
      <text:p text:style-name="P657">&lt;html&gt;</text:p>
      <text:p text:style-name="P658">&lt;head&gt;</text:p>
      <text:p text:style-name="P659"><text:s text:c="4"/>&lt;title&gt;Date and Time Formats&lt;/title&gt;</text:p>
      <text:p text:style-name="P660">&lt;/head&gt;</text:p>
      <text:p text:style-name="P661">&lt;body&gt;</text:p>
      <text:p text:style-name="P662"><text:s text:c="4"/>&lt;h2&gt;Current Date and Time in Different Formats&lt;/h2&gt;</text:p>
      <text:p text:style-name="P663"/>
      <text:p text:style-name="P664"><text:s text:c="4"/>&lt;?php</text:p>
      <text:p text:style-name="P665"><text:s text:c="4"/></text:p>
      <text:p text:style-name="P666"><text:s text:c="4"/>$now = date("Y-m-d H:i:s");</text:p>
      <text:p text:style-name="P667"/>
      <text:p text:style-name="P668"><text:s text:c="4"/>echo "Default<text:s/>format (Y-m-d H:i:s): " . $now . "&lt;br&gt;&lt;br&gt;";</text:p>
      <text:p text:style-name="P669"><text:s text:c="4"/>echo "1. Date in d/m/Y format: " . date("d/m/Y") . "&lt;br&gt;";</text:p>
      <text:p text:style-name="P670"><text:s text:c="4"/>echo "2. Date in m-d-Y format: " . date("m-d-Y") . "&lt;br&gt;";</text:p>
      <text:p text:style-name="P671"><text:s text:c="4"/>echo "3. Full Day, Date &amp; Month: " . date("l, d F Y") . "&lt;br&gt;";</text:p>
      <text:p text:style-name="P672"><text:s text:c="4"/>echo "4. Short Day, Date &amp; Month: " . date("D, d M Y") . "&lt;br&gt;&lt;br&gt;";</text:p>
      <text:p text:style-name="P673"><text:s text:c="4"/>echo "5. Time in 24-hour format: " . date("H:i:s") . "&lt;br&gt;";</text:p>
      <text:p text:style-name="P674"><text:s text:c="4"/>echo "6. Time in 12-hour format: " . date("h:i:s A") . "&lt;br&gt;";</text:p>
      <text:p text:style-name="P675"><text:s text:c="4"/>echo "7. Hour and Minutes only: " . date("H:i") .<text:s/>"&lt;br&gt;&lt;br&gt;";</text:p>
      <text:p text:style-name="P676"><text:s text:c="3"/>echo "8. Full Date and Time: " . date("l, d F Y - h:i:s A") . "&lt;br&gt;";</text:p>
      <text:p text:style-name="P677"><text:s text:c="4"/>?&gt;</text:p>
      <text:p text:style-name="P678">&lt;/body&gt;</text:p>
      <text:p text:style-name="P679">&lt;/html&gt;</text:p>
      <text:p text:style-name="P680"/>
      <text:list text:style-name="LFO23" text:continue-numbering="true">
        <text:list-item>
          <text:p text:style-name="P681">Header Function</text:p>
        </text:list-item>
      </text:list>
      <text:p text:style-name="P682"><text:s text:c="4"/>THEORY EXERCISE:<text:s/> What is the header function in PHP and how is it used?</text:p>
      <text:p text:style-name="P683">The header() function in PHP is used to send raw HTTP headers to the browser before any output is sent.</text:p>
      <text:list text:style-name="LFO24" text:continue-numbering="true">
        <text:list-item>
          <text:p text:style-name="P684">It allows you to control HTTP responses, such as redirection, content type, caching, etc.</text:p>
        </text:list-item>
      </text:list>
      <text:list text:style-name="LFO25" text:continue-numbering="true">
        <text:list-item>
          <text:p text:style-name="P685">Syntax:</text:p>
        </text:list-item>
      </text:list>
      <text:p text:style-name="P686">header(string $header, bool $replace = true, int $response_code = 0)</text:p>
      <text:p text:style-name="P687">LAB EXERCISE:</text:p>
      <text:p text:style-name="P688"> Redirect users to another page using the header() function.</text:p>
      <text:p text:style-name="P689">redirect.php</text:p>
      <text:p text:style-name="P690">&lt;?php</text:p>
      <text:p text:style-name="P691">header("Location: welcome.php");</text:p>
      <text:p text:style-name="P692">exit;</text:p>
      <text:p text:style-name="P693">?&gt;</text:p>
      <text:p text:style-name="P694">welcome.php</text:p>
      <text:p text:style-name="P695">&lt;!DOCTYPE html&gt;</text:p>
      <text:p text:style-name="P696">&lt;html&gt;</text:p>
      <text:p text:style-name="P697">&lt;head&gt;</text:p>
      <text:p text:style-name="P698"><text:s text:c="4"/>&lt;title&gt;Welcome Page&lt;/title&gt;</text:p>
      <text:p text:style-name="P699">&lt;/head&gt;</text:p>
      <text:p text:style-name="P700">&lt;body&gt;</text:p>
      <text:p text:style-name="P701"><text:s text:c="4"/>&lt;h2&gt;You have been redirected<text:s/>successfully!&lt;/h2&gt;</text:p>
      <text:p text:style-name="P702">&lt;/body&gt;</text:p>
      <text:p text:style-name="P703">&lt;/html&gt;</text:p>
      <text:list text:style-name="LFO26" text:continue-numbering="true">
        <text:list-item>
          <text:p text:style-name="P704">Include and Require</text:p>
        </text:list-item>
      </text:list>
      <text:p text:style-name="P705"> Explain the difference between include and require in PHP.</text:p>
      <text:p text:style-name="P706">include:</text:p>
      <text:list text:style-name="LFO27" text:continue-numbering="true">
        <text:list-item>
          <text:p text:style-name="P707">If the file is not found, PHP gives a warning but the script will continue to run.</text:p>
        </text:list-item>
      </text:list>
      <text:p text:style-name="P708">require:</text:p>
      <text:list text:style-name="LFO28" text:continue-numbering="true">
        <text:list-item>
          <text:p text:style-name="P709">If the file is not found, PHP gives a fatal error and stops script execution.</text:p>
        </text:list-item>
      </text:list>
      <text:p text:style-name="P710">LAB EXERCISE:</text:p>
      <text:p text:style-name="P711"> Use include and require to insert common header and footer files into multiple PHP pages.</text:p>
      <text:p text:style-name="P712">&lt;!DOCTYPE html&gt;</text:p>
      <text:p text:style-name="P713">&lt;html&gt;</text:p>
      <text:p text:style-name="P714">&lt;head&gt;</text:p>
      <text:p text:style-name="P715"><text:s text:c="4"/>&lt;title&gt;My Website&lt;/title&gt;</text:p>
      <text:p text:style-name="P716">&lt;/head&gt;</text:p>
      <text:p text:style-name="P717">&lt;body&gt;</text:p>
      <text:p text:style-name="P718"><text:s text:c="4"/>&lt;header style="background: lightblue; padding: 10px; text-align: center;"&gt;</text:p>
      <text:p text:style-name="P719"><text:s text:c="8"/>&lt;h2&gt;Welcome to My Website&lt;/h2&gt;</text:p>
      <text:p text:style-name="P720"><text:s text:c="4"/>&lt;/header&gt;</text:p>
      <text:p text:style-name="P721"><text:s text:c="4"/>&lt;hr&gt;</text:p>
      <text:p text:style-name="P722">Step 2: Create footer.php</text:p>
      <text:p text:style-name="P723">php</text:p>
      <text:p text:style-name="P724"/>
      <text:p text:style-name="P725"><text:s text:c="4"/>&lt;hr&gt;</text:p>
      <text:p text:style-name="P726"><text:s text:c="4"/>&lt;footer style="background: lightgray; padding: 10px; text-align: center;"&gt;</text:p>
      <text:p text:style-name="P727"><text:s text:c="8"/>&lt;p&gt;&amp;copy; 2025 My<text:s/>Website. All rights reserved.&lt;/p&gt;</text:p>
      <text:p text:style-name="P728"><text:s text:c="4"/>&lt;/footer&gt;</text:p>
      <text:p text:style-name="P729">&lt;/body&gt;</text:p>
      <text:p text:style-name="P730">&lt;/html&gt;</text:p>
      <text:p text:style-name="P731">Step 3: Create home.php (using include)</text:p>
      <text:p text:style-name="P732">php</text:p>
      <text:p text:style-name="P733"/>
      <text:p text:style-name="P734">&lt;?php include("header.php"); ?&gt;</text:p>
      <text:p text:style-name="P735"/>
      <text:p text:style-name="P736">&lt;h3&gt;Home Page&lt;/h3&gt;</text:p>
      <text:p text:style-name="P737">&lt;p&gt;This is the home page content.&lt;/p&gt;</text:p>
      <text:p text:style-name="P738"/>
      <text:p text:style-name="P739">&lt;?php include("footer.php"); ?&gt;</text:p>
      <text:p text:style-name="P740">Step 4: Create about.php (using require)</text:p>
      <text:p text:style-name="P741">php</text:p>
      <text:p text:style-name="P742"/>
      <text:p text:style-name="P743">&lt;?php require("header.php"); ?&gt;</text:p>
      <text:p text:style-name="P744"/>
      <text:p text:style-name="P745">&lt;h3&gt;About Page&lt;/h3&gt;</text:p>
      <text:p text:style-name="P746">&lt;p&gt;This is the about page content.&lt;/p&gt;</text:p>
      <text:p text:style-name="P747"/>
      <text:p text:style-name="P748">&lt;?php require("footer.php"); ?&gt;</text:p>
      <text:p text:style-name="P749"/>
      <text:list text:style-name="LFO29" text:continue-numbering="true">
        <text:list-item>
          <text:p text:style-name="P750">Practical Example: Calculator, Factorial, String Reverse</text:p>
        </text:list-item>
      </text:list>
      <text:list text:style-name="LFO30" text:continue-numbering="true">
        <text:list-item>
          <text:p text:style-name="P751">Calculator: Create a calculator using<text:s/>user-defined functions.</text:p>
        </text:list-item>
      </text:list>
      <text:p text:style-name="P752"><text:s/>&lt;!DOCTYPE html&gt;</text:p>
      <text:p text:style-name="P753">&lt;html&gt;</text:p>
      <text:p text:style-name="P754">&lt;head&gt;</text:p>
      <text:p text:style-name="P755"><text:s text:c="4"/>&lt;title&gt;PHP Calculator&lt;/title&gt;</text:p>
      <text:p text:style-name="P756">&lt;/head&gt;</text:p>
      <text:p text:style-name="P757">&lt;body&gt;</text:p>
      <text:p text:style-name="P758"><text:s text:c="4"/>&lt;h2&gt;Simple Calculator&lt;/h2&gt;</text:p>
      <text:p text:style-name="P759"><text:s text:c="4"/>&lt;form method="post"&gt;</text:p>
      <text:p text:style-name="P760"><text:s text:c="8"/>&lt;input type="number" name="num1" placeholder="Enter first number" required&gt;</text:p>
      <text:p text:style-name="P761"><text:s text:c="8"/>&lt;input type="number" name="num2" placeholder="Enter second number" required&gt;</text:p>
      <text:p text:style-name="P762"><text:s text:c="8"/>&lt;select name="operator"&gt;</text:p>
      <text:p text:style-name="P763"><text:s text:c="12"/>&lt;option value="add"&gt;+&lt;/option&gt;</text:p>
      <text:p text:style-name="P764"><text:s text:c="12"/>&lt;option value="sub"&gt;-&lt;/option&gt;</text:p>
      <text:p text:style-name="P765"><text:s text:c="12"/>&lt;option value="mul"&gt;*&lt;/option&gt;</text:p>
      <text:p text:style-name="P766"><text:s text:c="12"/>&lt;option value="div"&gt;/&lt;/option&gt;</text:p>
      <text:p text:style-name="P767"><text:s text:c="8"/>&lt;/select&gt;</text:p>
      <text:p text:style-name="P768"><text:s text:c="8"/>&lt;input type="submit" name="calculate" value="Calculate"&gt;</text:p>
      <text:p text:style-name="P769"><text:s text:c="4"/>&lt;/form&gt;</text:p>
      <text:p text:style-name="P770"/>
      <text:p text:style-name="P771"><text:s text:c="4"/>&lt;?php</text:p>
      <text:p text:style-name="P772"/>
      <text:p text:style-name="P773"><text:s text:c="4"/>function add($a, $b) {</text:p>
      <text:p text:style-name="P774"><text:s text:c="8"/>return $a + $b;</text:p>
      <text:p text:style-name="P775"><text:s text:c="4"/>}</text:p>
      <text:p text:style-name="P776"/>
      <text:p text:style-name="P777"><text:s text:c="4"/>function subtract($a, $b) {</text:p>
      <text:p text:style-name="P778"><text:s text:c="8"/>return $a - $b;</text:p>
      <text:p text:style-name="P779"><text:s text:c="4"/>}</text:p>
      <text:p text:style-name="P780"/>
      <text:p text:style-name="P781"><text:s text:c="4"/>function multiply($a, $b) {</text:p>
      <text:p text:style-name="P782"><text:s text:c="8"/>return $a * $b;</text:p>
      <text:p text:style-name="P783"><text:s text:c="4"/>}</text:p>
      <text:p text:style-name="P784"/>
      <text:p text:style-name="P785"><text:s text:c="4"/>function divide($a, $b) {</text:p>
      <text:p text:style-name="P786"><text:s text:c="8"/>if ($b == 0) {</text:p>
      <text:p text:style-name="P787"><text:s text:c="12"/>return "Error: Division by zero!";</text:p>
      <text:p text:style-name="P788"><text:s text:c="8"/>}</text:p>
      <text:p text:style-name="P789"><text:s text:c="8"/>return $a / $b;</text:p>
      <text:p text:style-name="P790"><text:s text:c="4"/>}</text:p>
      <text:p text:style-name="P791"/>
      <text:p text:style-name="P792"><text:s text:c="4"/></text:p>
      <text:p text:style-name="P793"><text:s text:c="4"/>if<text:s/>(isset($_POST['calculate'])) {</text:p>
      <text:p text:style-name="P794"><text:s text:c="8"/>$num1 = $_POST['num1'];</text:p>
      <text:p text:style-name="P795"><text:s text:c="8"/>$num2 = $_POST['num2'];</text:p>
      <text:p text:style-name="P796"><text:s text:c="8"/>$operator = $_POST['operator'];</text:p>
      <text:p text:style-name="P797"/>
      <text:p text:style-name="P798"><text:s text:c="8"/>switch ($operator) {</text:p>
      <text:p text:style-name="P799"><text:s text:c="12"/>case "add":</text:p>
      <text:p text:style-name="P800"><text:s text:c="16"/>echo "&lt;h3&gt;Result: " . add($num1, $num2) . "&lt;/h3&gt;";</text:p>
      <text:p text:style-name="P801"><text:s text:c="16"/>break;</text:p>
      <text:p text:style-name="P802"><text:s text:c="12"/>case "sub":</text:p>
      <text:p text:style-name="P803"><text:s text:c="16"/>echo "&lt;h3&gt;Result: " . subtract($num1, $num2) . "&lt;/h3&gt;";</text:p>
      <text:p text:style-name="P804"><text:s text:c="16"/>break;</text:p>
      <text:p text:style-name="P805"><text:s text:c="12"/>case "mul":</text:p>
      <text:p text:style-name="P806"><text:s text:c="16"/>echo "&lt;h3&gt;Result: " . multiply($num1, $num2) . "&lt;/h3&gt;";</text:p>
      <text:p text:style-name="P807"><text:s text:c="16"/>break;</text:p>
      <text:p text:style-name="P808"><text:s text:c="12"/>case "div":</text:p>
      <text:p text:style-name="P809"><text:s text:c="16"/>echo "&lt;h3&gt;Result: " . divide($num1, $num2) . "&lt;/h3&gt;";</text:p>
      <text:p text:style-name="P810"><text:s text:c="16"/>break;</text:p>
      <text:p text:style-name="P811"><text:s text:c="12"/>default:</text:p>
      <text:p text:style-name="P812"><text:s text:c="16"/>echo "&lt;h3&gt;Invalid Operator&lt;/h3&gt;";</text:p>
      <text:p text:style-name="P813"><text:s text:c="8"/>}</text:p>
      <text:p text:style-name="P814"><text:s text:c="4"/>}</text:p>
      <text:p text:style-name="P815"><text:s text:c="4"/>?&gt;</text:p>
      <text:p text:style-name="P816">&lt;/body&gt;</text:p>
      <text:p text:style-name="P817">&lt;/html&gt;</text:p>
      <text:p text:style-name="P818"/>
      <text:list text:style-name="LFO31" text:continue-numbering="true">
        <text:list-item>
          <text:p text:style-name="P819">Factorial: Write a function that finds the factorial of a number using recursion.</text:p>
        </text:list-item>
      </text:list>
      <text:p text:style-name="P820">&lt;!DOCTYPE html&gt;</text:p>
      <text:p text:style-name="P821">&lt;html&gt;</text:p>
      <text:p text:style-name="P822">&lt;head&gt;</text:p>
      <text:p text:style-name="P823"><text:s text:c="4"/>&lt;title&gt;Factorial Using Recursion&lt;/title&gt;</text:p>
      <text:p text:style-name="P824">&lt;/head&gt;</text:p>
      <text:p text:style-name="P825">&lt;body&gt;</text:p>
      <text:p text:style-name="P826"><text:s text:c="4"/>&lt;h2&gt;Factorial Calculator&lt;/h2&gt;</text:p>
      <text:p text:style-name="P827"><text:s text:c="4"/>&lt;form method="post"&gt;</text:p>
      <text:p text:style-name="P828"><text:s text:c="8"/>&lt;input type="number" name="num" placeholder="Enter a number" required&gt;</text:p>
      <text:p text:style-name="P829"><text:s text:c="8"/>&lt;input type="submit" name="find" value="Find Factorial"&gt;</text:p>
      <text:p text:style-name="P830"><text:s text:c="4"/>&lt;/form&gt;</text:p>
      <text:p text:style-name="P831"/>
      <text:p text:style-name="P832"><text:s text:c="4"/>&lt;?php</text:p>
      <text:p text:style-name="P833"/>
      <text:p text:style-name="P834"><text:s text:c="4"/>function factorial($n) {</text:p>
      <text:p text:style-name="P835"><text:s text:c="8"/>if ($n &lt;= 1) {</text:p>
      <text:p text:style-name="P836"><text:s text:c="12"/>return 1;</text:p>
      <text:p text:style-name="P837"><text:s text:c="8"/>} else {</text:p>
      <text:p text:style-name="P838"><text:s text:c="12"/>return $n *<text:s/>factorial($n - 1);</text:p>
      <text:p text:style-name="P839"><text:s text:c="8"/>}</text:p>
      <text:p text:style-name="P840"><text:s text:c="4"/>}</text:p>
      <text:p text:style-name="P841"><text:s/>if (isset($_POST['find'])) {</text:p>
      <text:p text:style-name="P842"><text:s text:c="8"/>$num = $_POST['num'];</text:p>
      <text:p text:style-name="P843"><text:s text:c="8"/>echo "&lt;h3&gt;Factorial of $num is: " . factorial($num) . "&lt;/h3&gt;";</text:p>
      <text:p text:style-name="P844"><text:s text:c="4"/>}</text:p>
      <text:p text:style-name="P845"><text:s text:c="4"/>?&gt;</text:p>
      <text:p text:style-name="P846">&lt;/body&gt;</text:p>
      <text:p text:style-name="P847">&lt;/html&gt;</text:p>
      <text:p text:style-name="P848"/>
      <text:p text:style-name="P849"><text:s/>3.String Reverse: Reverse a string without using<text:s/>built-in functions.</text:p>
      <text:p text:style-name="P850">&lt;!DOCTYPE html&gt;</text:p>
      <text:p text:style-name="P851">&lt;html&gt;</text:p>
      <text:p text:style-name="P852">&lt;head&gt;</text:p>
      <text:p text:style-name="P853"><text:s text:c="4"/>&lt;title&gt;String Reverse&lt;/title&gt;</text:p>
      <text:p text:style-name="P854">&lt;/head&gt;</text:p>
      <text:p text:style-name="P855">&lt;body&gt;</text:p>
      <text:p text:style-name="P856"><text:s text:c="4"/>&lt;h2&gt;Reverse a String (Without Built-in Functions)&lt;/h2&gt;</text:p>
      <text:p text:style-name="P857"><text:s text:c="4"/>&lt;form method="post"&gt;</text:p>
      <text:p text:style-name="P858"><text:s text:c="8"/>&lt;input type="text" name="str" placeholder="Enter a string" required&gt;</text:p>
      <text:p text:style-name="P859"><text:s text:c="8"/>&lt;input type="submit" name="reverse" value="Reverse"&gt;</text:p>
      <text:p text:style-name="P860"><text:s text:c="4"/>&lt;/form&gt;</text:p>
      <text:p text:style-name="P861"/>
      <text:p text:style-name="P862"><text:s text:c="4"/>&lt;?php</text:p>
      <text:p text:style-name="P863"><text:s text:c="4"/></text:p>
      <text:p text:style-name="P864"><text:s text:c="4"/>function reverseString($string) {</text:p>
      <text:p text:style-name="P865"><text:s text:c="8"/>$reversed = "";</text:p>
      <text:p text:style-name="P866"><text:s text:c="8"/>$length = 0;</text:p>
      <text:p text:style-name="P867"/>
      <text:p text:style-name="P868"/>
      <text:p text:style-name="P869"><text:s text:c="8"/>while (isset($string[$length])) {</text:p>
      <text:p text:style-name="P870"><text:s text:c="12"/>$length++;</text:p>
      <text:p text:style-name="P871"><text:s text:c="8"/>}</text:p>
      <text:p text:style-name="P872"/>
      <text:p text:style-name="P873"><text:s text:c="8"/></text:p>
      <text:p text:style-name="P874"><text:s text:c="8"/>for ($i = $length - 1; $i &gt;= 0; $i--) {</text:p>
      <text:p text:style-name="P875"><text:s text:c="12"/>$reversed .= $string[$i];</text:p>
      <text:p text:style-name="P876"><text:s text:c="8"/>}</text:p>
      <text:p text:style-name="P877"/>
      <text:p text:style-name="P878"><text:s text:c="8"/>return $reversed;</text:p>
      <text:p text:style-name="P879"><text:s text:c="4"/>}</text:p>
      <text:p text:style-name="P880"/>
      <text:p text:style-name="P881"><text:s text:c="4"/>if (isset($_POST['reverse'])) {</text:p>
      <text:p text:style-name="P882"><text:s text:c="8"/>$str = $_POST['str'];</text:p>
      <text:p text:style-name="P883"><text:s text:c="8"/>echo "&lt;h3&gt;Original String: $str&lt;/h3&gt;";</text:p>
      <text:p text:style-name="P884"><text:s text:c="8"/>echo "&lt;h3&gt;Reversed String: " . reverseString($str) . "&lt;/h3&gt;";</text:p>
      <text:p text:style-name="P885"><text:s text:c="4"/>}</text:p>
      <text:p text:style-name="P886"><text:s text:c="4"/>?&gt;</text:p>
      <text:p text:style-name="P887">&lt;/body&gt;</text:p>
      <text:p text:style-name="P888">&lt;/html&gt;</text:p>
      <text:p text:style-name="P889"/>
      <text:list text:style-name="LFO32" text:continue-numbering="true">
        <text:list-item>
          <text:p text:style-name="P890">Download File: Create a button that allows users to download a file.</text:p>
        </text:list-item>
      </text:list>
      <text:p text:style-name="P891">&lt;!DOCTYPE html&gt;</text:p>
      <text:p text:style-name="P892">&lt;html&gt;</text:p>
      <text:p text:style-name="P893">&lt;head&gt;</text:p>
      <text:p text:style-name="P894"><text:s text:c="4"/>&lt;title&gt;File Download&lt;/title&gt;</text:p>
      <text:p text:style-name="P895">&lt;/head&gt;</text:p>
      <text:p text:style-name="P896">&lt;body&gt;</text:p>
      <text:p text:style-name="P897"><text:s text:c="4"/>&lt;h2&gt;Download File Example&lt;/h2&gt;</text:p>
      <text:p text:style-name="P898"/>
      <text:p text:style-name="P899"><text:s text:c="4"/>&lt;!-- Download Button --&gt;</text:p>
      <text:p text:style-name="P900"><text:s text:c="4"/>&lt;form method="post"&gt;</text:p>
      <text:p text:style-name="P901"><text:s text:c="8"/>&lt;button type="submit" name="download"&gt;Download Sample File&lt;/button&gt;</text:p>
      <text:p text:style-name="P902"><text:s text:c="4"/>&lt;/form&gt;</text:p>
      <text:p text:style-name="P903"/>
      <text:p text:style-name="P904"><text:s text:c="4"/>&lt;?php</text:p>
      <text:p text:style-name="P905"><text:s text:c="4"/>if<text:s/>(isset($_POST['download'])) {</text:p>
      <text:p text:style-name="P906"><text:s text:c="8"/>$file = "sample.txt";</text:p>
      <text:p text:style-name="P907"><text:s/>if (file_exists($file)) {</text:p>
      <text:p text:style-name="P908"><text:s text:c="12"/>header("Content-Description: File Transfer");</text:p>
      <text:p text:style-name="P909"><text:s text:c="12"/>header("Content-Type: application/octet-stream");</text:p>
      <text:p text:style-name="P910"><text:s text:c="12"/>header("Content-Disposition: attachment; filename=\"" . basename($file) . "\"");</text:p>
      <text:p text:style-name="P911"><text:s text:c="12"/>header("Expires: 0");</text:p>
      <text:p text:style-name="P912"><text:s text:c="12"/>header("Cache-Control: must-revalidate");</text:p>
      <text:p text:style-name="P913"><text:s text:c="12"/>header("Pragma: public");</text:p>
      <text:p text:style-name="P914"><text:s text:c="12"/>header("Content-Length: " . filesize($file));</text:p>
      <text:p text:style-name="P915"><text:s text:c="16"/>flush();</text:p>
      <text:p text:style-name="P916"><text:s text:c="12"/>readfile($file);</text:p>
      <text:p text:style-name="P917"><text:s text:c="12"/>exit;</text:p>
      <text:p text:style-name="P918"><text:s text:c="8"/>} else {</text:p>
      <text:p text:style-name="P919"><text:s text:c="12"/>echo "&lt;p style='color:red;'&gt;File not found!&lt;/p&gt;";</text:p>
      <text:p text:style-name="P920"><text:s text:c="8"/>}</text:p>
      <text:p text:style-name="P921"><text:s text:c="4"/>}</text:p>
      <text:p text:style-name="P922"><text:s text:c="4"/>?&gt;</text:p>
      <text:p text:style-name="P923">&lt;/body&gt;</text:p>
      <text:p text:style-name="P924">&lt;/html&gt;</text:p>
      <text:p text:style-name="P925"/>
      <text:list text:style-name="LFO33" text:continue-numbering="true">
        <text:list-item>
          <text:p text:style-name="P926">PHP Expressions, Operations, and String Functions</text:p>
        </text:list-item>
      </text:list>
      <text:p text:style-name="P927"><text:tab/>THEORY EXERCISE:</text:p>
      <text:p text:style-name="P928"><text:s/> Explain what PHP<text:s/>expressions are and give examples of arithmetic and logical operations.</text:p>
      <text:p text:style-name="P929">An expression in PHP is anything that produces a value.<text:line-break/>It can be a simple number, a variable, a function call, or a combination of values, operators, and functions.</text:p>
      <text:p text:style-name="P930"><text:s/>Example:</text:p>
      <text:p text:style-name="P931">$x = 5 + 10; <text:s/></text:p>
      <text:p text:style-name="P932">$y = $x * 2; <text:s text:c="2"/></text:p>
      <text:p text:style-name="P933">Types of PHP Expressions</text:p>
      <text:list text:style-name="LFO34" text:continue-numbering="true">
        <text:list-item>
          <text:p text:style-name="P934">Arithmetic Expressions → Perform mathematical operations</text:p>
        </text:list-item>
        <text:list-item>
          <text:p text:style-name="P935">Logical Expressions → Return true/false based on conditions</text:p>
        </text:list-item>
      </text:list>
      <text:p text:style-name="P936"><text:s/>Arithmetic Expressions</text:p>
      <text:p text:style-name="P937">$a = 10;</text:p>
      <text:p text:style-name="P938">$b = 3;</text:p>
      <text:p text:style-name="P939">echo $a + $b; <text:s text:c="2"/></text:p>
      <text:p text:style-name="P940">echo $a - $b; <text:s text:c="2"/></text:p>
      <text:p text:style-name="P941">echo $a * $b; <text:s text:c="2"/></text:p>
      <text:p text:style-name="P942">echo $a / $b; <text:s text:c="2"/></text:p>
      <text:p text:style-name="P943">echo $a % $b; <text:s text:c="2"/></text:p>
      <text:p text:style-name="P944">echo $a ** $b; <text:s/></text:p>
      <text:p text:style-name="P945">? Logical Expressions</text:p>
      <text:p text:style-name="P946">Logical expressions are used in conditions (if, while, etc.), they return true (1) or false (0).</text:p>
      <text:p text:style-name="P947">$x = 10;</text:p>
      <text:p text:style-name="P948">$y = 20;</text:p>
      <text:p text:style-name="P949"/>
      <text:p text:style-name="P950">var_dump($x == $y); <text:s text:c="2"/></text:p>
      <text:p text:style-name="P951">var_dump($x != $y); <text:s text:c="2"/></text:p>
      <text:p text:style-name="P952">var_dump($x &lt; $y); <text:s text:c="3"/></text:p>
      <text:p text:style-name="P953">var_dump($x &gt; $y); <text:s text:c="3"/></text:p>
      <text:p text:style-name="P954">var_dump($x &lt;= $y); <text:s text:c="2"/></text:p>
      <text:p text:style-name="P955">var_dump($x &gt;= $y); <text:s text:c="2"/></text:p>
      <text:p text:style-name="P956">var_dump($x &lt; 15 &amp;&amp; $y &gt; 15); <text:s/></text:p>
      <text:p text:style-name="P957">var_dump($x &lt; 5 <text:s/>|| $y &gt; 15); <text:s/></text:p>
      <text:p text:style-name="P958">var_dump(!($x == 10)); <text:s text:c="4"/></text:p>
      <text:p text:style-name="P959"><text:s text:c="5"/></text:p>
      <text:p text:style-name="P960"><text:s/>LAB EXERCISE:</text:p>
      <text:p text:style-name="P961"><text:s/> Write a script to perform various string<text:s/>operations like concatenation, substring extraction, and string length determination.</text:p>
      <text:p text:style-name="P962"/>
      <text:p text:style-name="P963">&lt;?php</text:p>
      <text:p text:style-name="P964">$str1 = "Hello";</text:p>
      <text:p text:style-name="P965">$str2 = "World";</text:p>
      <text:p text:style-name="P966">$concat = $str1 . " " . $str2; <text:s/></text:p>
      <text:p text:style-name="P967">$substring = substr($concat, 0, 5); <text:s/></text:p>
      <text:p text:style-name="P968">$length = strlen($concat); <text:s/></text:p>
      <text:p text:style-name="P969">echo "&lt;h3&gt;String Operations&lt;/h3&gt;";</text:p>
      <text:p text:style-name="P970">echo "First String: $str1 &lt;br&gt;";</text:p>
      <text:p text:style-name="P971">echo "Second String: $str2 &lt;br&gt;";</text:p>
      <text:p text:style-name="P972">echo "Concatenation: $concat &lt;br&gt;";</text:p>
      <text:p text:style-name="P973">echo "Substring (first 5 chars): $substring &lt;br&gt;";</text:p>
      <text:p text:style-name="P974">echo "Length of concatenated string: $length &lt;br&gt;";</text:p>
      <text:p text:style-name="P975">?&gt;</text:p>
      <text:p text:style-name="P976"/>
      <text:p text:style-name="P9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7LVL1" style:family="text">
      <style:text-properties style:font-name="OpenSymbol" style:font-name-asian="OpenSymbol" style:font-name-complex="OpenSymbol"/>
    </style:style>
    <style:style style:name="WW_CharLFO27LVL2" style:family="text">
      <style:text-properties style:font-name="OpenSymbol" style:font-name-asian="OpenSymbol" style:font-name-complex="OpenSymbol"/>
    </style:style>
    <style:style style:name="WW_CharLFO27LVL3" style:family="text">
      <style:text-properties style:font-name="OpenSymbol" style:font-name-asian="OpenSymbol" style:font-name-complex="OpenSymbol"/>
    </style:style>
    <style:style style:name="WW_CharLFO27LVL4" style:family="text">
      <style:text-properties style:font-name="OpenSymbol" style:font-name-asian="OpenSymbol" style:font-name-complex="OpenSymbol"/>
    </style:style>
    <style:style style:name="WW_CharLFO27LVL5" style:family="text">
      <style:text-properties style:font-name="OpenSymbol" style:font-name-asian="OpenSymbol" style:font-name-complex="OpenSymbol"/>
    </style:style>
    <style:style style:name="WW_CharLFO27LVL6" style:family="text">
      <style:text-properties style:font-name="OpenSymbol" style:font-name-asian="OpenSymbol" style:font-name-complex="OpenSymbol"/>
    </style:style>
    <style:style style:name="WW_CharLFO27LVL7" style:family="text">
      <style:text-properties style:font-name="OpenSymbol" style:font-name-asian="OpenSymbol" style:font-name-complex="OpenSymbol"/>
    </style:style>
    <style:style style:name="WW_CharLFO27LVL8" style:family="text">
      <style:text-properties style:font-name="OpenSymbol" style:font-name-asian="OpenSymbol" style:font-name-complex="OpenSymbol"/>
    </style:style>
    <style:style style:name="WW_CharLFO27LVL9" style:family="text">
      <style:text-properties style:font-name="OpenSymbol" style:font-name-asian="OpenSymbol" style:font-name-complex="OpenSymbol"/>
    </style:style>
    <style:style style:name="WW_CharLFO28LVL1" style:family="text">
      <style:text-properties style:font-name="OpenSymbol" style:font-name-asian="OpenSymbol" style:font-name-complex="OpenSymbol"/>
    </style:style>
    <style:style style:name="WW_CharLFO28LVL2" style:family="text">
      <style:text-properties style:font-name="OpenSymbol" style:font-name-asian="OpenSymbol" style:font-name-complex="OpenSymbol"/>
    </style:style>
    <style:style style:name="WW_CharLFO28LVL3" style:family="text">
      <style:text-properties style:font-name="OpenSymbol" style:font-name-asian="OpenSymbol" style:font-name-complex="OpenSymbol"/>
    </style:style>
    <style:style style:name="WW_CharLFO28LVL4" style:family="text">
      <style:text-properties style:font-name="OpenSymbol" style:font-name-asian="OpenSymbol" style:font-name-complex="OpenSymbol"/>
    </style:style>
    <style:style style:name="WW_CharLFO28LVL5" style:family="text">
      <style:text-properties style:font-name="OpenSymbol" style:font-name-asian="OpenSymbol" style:font-name-complex="OpenSymbol"/>
    </style:style>
    <style:style style:name="WW_CharLFO28LVL6" style:family="text">
      <style:text-properties style:font-name="OpenSymbol" style:font-name-asian="OpenSymbol" style:font-name-complex="OpenSymbol"/>
    </style:style>
    <style:style style:name="WW_CharLFO28LVL7" style:family="text">
      <style:text-properties style:font-name="OpenSymbol" style:font-name-asian="OpenSymbol" style:font-name-complex="OpenSymbol"/>
    </style:style>
    <style:style style:name="WW_CharLFO28LVL8" style:family="text">
      <style:text-properties style:font-name="OpenSymbol" style:font-name-asian="OpenSymbol" style:font-name-complex="OpenSymbol"/>
    </style:style>
    <style:style style:name="WW_CharLFO2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9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9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bullet text:level="2" text:style-name="WW_CharLFO1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3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 text:start-value="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style:num-suffix="." style:num-format="1" text:start-value="1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4">
      <text:list-level-style-bullet text:level="1" text:style-name="WW_CharLFO2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5">
      <text:list-level-style-bullet text:level="1" text:style-name="WW_CharLFO2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6">
      <text:list-level-style-number text:level="1" style:num-suffix="." style:num-format="1" text:start-value="1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7">
      <text:list-level-style-bullet text:level="1" text:style-name="WW_CharLFO2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8">
      <text:list-level-style-bullet text:level="1" text:style-name="WW_CharLFO2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9">
      <text:list-level-style-number text:level="1" style:num-suffix="." style:num-format="1" text:start-value="1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3">
      <text:list-level-style-number text:level="1" style:num-suffix="." style:num-format="1" text:start-value="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isha rana</meta:initial-creator>
    <dc:creator>gajjar darshan</dc:creator>
    <meta:creation-date>2025-09-13T13:58:00Z</meta:creation-date>
    <dc:date>2025-10-11T05:42:00Z</dc:date>
    <meta:template xlink:href="Normal" xlink:type="simple"/>
    <meta:editing-cycles>152</meta:editing-cycles>
    <meta:editing-duration>PT6300S</meta:editing-duration>
    <meta:document-statistic meta:page-count="1" meta:paragraph-count="49" meta:word-count="3712" meta:character-count="24825" meta:row-count="176" meta:non-whitespace-character-count="21162"/>
  </office:meta>
</office:document-meta>
</file>